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0B10000005E54FE1C5BF.svm" manifest:media-type=""/>
  <manifest:file-entry manifest:full-path="Pictures/2000000900000B10000005E502642B5F.svm" manifest:media-type=""/>
  <manifest:file-entry manifest:full-path="Pictures/2000000900000BC9000007DC9140C50C.svm" manifest:media-type=""/>
  <manifest:file-entry manifest:full-path="Pictures/2000000900000B7A0000078C4D75F64A.svm" manifest:media-type=""/>
  <manifest:file-entry manifest:full-path="Pictures/20000009000072EF00001E49E9EF1049.svm" manifest:media-type=""/>
  <manifest:file-entry manifest:full-path="Pictures/20000009000042E0000015B5CC8F91C8.svm" manifest:media-type=""/>
  <manifest:file-entry manifest:full-path="Pictures/200000090000729F000012321CF78B7D.svm" manifest:media-type=""/>
  <manifest:file-entry manifest:full-path="Pictures/200000090000737300002A4624346FCD.svm" manifest:media-type=""/>
  <manifest:file-entry manifest:full-path="Pictures/2000000900001A0D00000E0F70922E3A.svm" manifest:media-type=""/>
  <manifest:file-entry manifest:full-path="Pictures/200000090000073D00000247F91B304D.svm" manifest:media-type=""/>
  <manifest:file-entry manifest:full-path="Pictures/200000090000208F00000262E326049B.svm" manifest:media-type=""/>
  <manifest:file-entry manifest:full-path="Pictures/2000000900004A360000293E4E7E74A0.svm" manifest:media-type=""/>
  <manifest:file-entry manifest:full-path="Pictures/20000009000019D800000296FD8537C8.svm" manifest:media-type=""/>
  <manifest:file-entry manifest:full-path="Pictures/2000000900000CEC00000247EA31A760.svm" manifest:media-type=""/>
  <manifest:file-entry manifest:full-path="Pictures/2000000900000BC900000247C6EDD41B.svm" manifest:media-type=""/>
  <manifest:file-entry manifest:full-path="Pictures/20000009000019F20000027C963CF0C9.svm" manifest:media-type=""/>
  <manifest:file-entry manifest:full-path="Pictures/20000009000019BD00000296EC4CCF78.svm" manifest:media-type=""/>
  <manifest:file-entry manifest:full-path="Pictures/200000090000068400000262E1BA80A9.svm" manifest:media-type=""/>
  <manifest:file-entry manifest:full-path="Pictures/2000000900004DEF000022D5488DA302.svm" manifest:media-type=""/>
  <manifest:file-entry manifest:full-path="Pictures/20000009000009ED00000247598C4BA2.svm" manifest:media-type=""/>
  <manifest:file-entry manifest:full-path="Pictures/20000009000002960000027C82647BB2.svm" manifest:media-type=""/>
  <manifest:file-entry manifest:full-path="Pictures/20000009000001DD000001C39CBE9815.svm" manifest:media-type=""/>
  <manifest:file-entry manifest:full-path="Pictures/2000000900007324000019BD62F3CC62.svm" manifest:media-type=""/>
  <manifest:file-entry manifest:full-path="Pictures/2000000900001A41000002473D4B3374.svm" manifest:media-type=""/>
  <manifest:file-entry manifest:full-path="Pictures/2000000900001EB3000002968E632B93.svm" manifest:media-type=""/>
  <manifest:file-entry manifest:full-path="Pictures/200000090000529500003E044DC621A3.svm" manifest:media-type=""/>
  <manifest:file-entry manifest:full-path="Pictures/2000000900006E13000030AF3BBCC6BB.svm" manifest:media-type=""/>
  <manifest:file-entry manifest:full-path="Pictures/20000009000049E7000024489A20CECD.svm" manifest:media-type=""/>
  <manifest:file-entry manifest:full-path="Pictures/2000000900001D26000002622D672E75.svm" manifest:media-type=""/>
  <manifest:file-entry manifest:full-path="Pictures/2000000900002762000002E6BDC175D8.svm" manifest:media-type=""/>
  <manifest:file-entry manifest:full-path="Pictures/2000000900000C68000001C345090A6D.svm" manifest:media-type=""/>
  <manifest:file-entry manifest:full-path="Pictures/2000000900001A41000002B1F727F352.svm" manifest:media-type=""/>
  <manifest:file-entry manifest:full-path="Pictures/2000000900001A0D000002628BBCE8D1.svm" manifest:media-type=""/>
  <manifest:file-entry manifest:full-path="Pictures/200000090000064F000001F8E576385D.svm" manifest:media-type=""/>
  <manifest:file-entry manifest:full-path="Pictures/20000009000009690000021241F1EE6D.svm" manifest:media-type=""/>
  <manifest:file-entry manifest:full-path="Pictures/2000000900000B100000060055826778.svm" manifest:media-type=""/>
  <manifest:file-entry manifest:full-path="Pictures/2000000900000212000001DDAF4BD0EF.svm" manifest:media-type=""/>
  <manifest:file-entry manifest:full-path="Pictures/20000009000006D300000212CDB5112F.svm" manifest:media-type=""/>
  <manifest:file-entry manifest:full-path="Pictures/20000009000073F70000242D511CD54A.svm" manifest:media-type=""/>
  <manifest:file-entry manifest:full-path="Pictures/200000090000026200000247774798D3.svm" manifest:media-type=""/>
  <manifest:file-entry manifest:full-path="Pictures/200000090000024700000247B5A2F959.svm" manifest:media-type=""/>
  <manifest:file-entry manifest:full-path="Pictures/20000009000007C100000247FB16007D.svm" manifest:media-type=""/>
  <manifest:file-entry manifest:full-path="Pictures/20000009000071B100001E99628FD1ED.svm" manifest:media-type=""/>
  <manifest:file-entry manifest:full-path="Pictures/2000000900005560000049626C1B074E.svm" manifest:media-type=""/>
  <manifest:file-entry manifest:full-path="Pictures/2000000900004E2400003E53A227D14D.svm" manifest:media-type=""/>
  <manifest:file-entry manifest:full-path="Pictures/2000000900001E9900000296E0A06A26.svm" manifest:media-type=""/>
  <manifest:file-entry manifest:full-path="Pictures/200000090000721B000019A33E376787.svm" manifest:media-type=""/>
  <manifest:file-entry manifest:full-path="Pictures/2000000900001A27000002B1C8BB88D7.svm" manifest:media-type=""/>
  <manifest:file-entry manifest:full-path="Pictures/20000009000002E60000027C9D8A66F4.svm" manifest:media-type=""/>
  <manifest:file-entry manifest:full-path="Pictures/200000090000369300002C08BED58E60.svm" manifest:media-type=""/>
  <manifest:file-entry manifest:full-path="Pictures/2000000900001DC5000002620E44B04C.svm" manifest:media-type=""/>
  <manifest:file-entry manifest:full-path="Pictures/20000009000072BA00002F715E452341.svm" manifest:media-type=""/>
  <manifest:file-entry manifest:full-path="Pictures/20000009000002CB000002CBCF9B4275.svm" manifest:media-type=""/>
  <manifest:file-entry manifest:full-path="Pictures/20000009000002E6000002CB85EDB009.svm" manifest:media-type=""/>
  <manifest:file-entry manifest:full-path="Pictures/200000090000721B000016A34FB28175.svm" manifest:media-type=""/>
  <manifest:file-entry manifest:full-path="Pictures/200000090000432F000039E254FF9841.svm" manifest:media-type=""/>
  <manifest:file-entry manifest:full-path="Pictures/200000090000031B000002CB91D43623.svm" manifest:media-type=""/>
  <manifest:file-entry manifest:full-path="Pictures/20000009000007C100000262144F4673.svm" manifest:media-type=""/>
  <manifest:file-entry manifest:full-path="Pictures/20000009000042AB00001AE06D1B8BD5.svm" manifest:media-type=""/>
  <manifest:file-entry manifest:full-path="Pictures/2000000900001CBC0000027CDAEA2F56.svm" manifest:media-type=""/>
  <manifest:file-entry manifest:full-path="Pictures/200000090000027C000002474EE3EE8F.svm" manifest:media-type=""/>
  <manifest:file-entry manifest:full-path="Pictures/200000090000443800002FC18D07F7DD.svm" manifest:media-type=""/>
  <manifest:file-entry manifest:full-path="Pictures/2000000900000EE3000002CB4781E95F.svm" manifest:media-type=""/>
  <manifest:file-entry manifest:full-path="Pictures/20000009000015660000031BC37E9E8F.svm" manifest:media-type=""/>
  <manifest:file-entry manifest:full-path="Pictures/200000090000021200000212E4AC1F80.svm" manifest:media-type=""/>
  <manifest:file-entry manifest:full-path="Pictures/2000000900000F9C00000247BCC7D59B.svm" manifest:media-type=""/>
  <manifest:file-entry manifest:full-path="Pictures/20000009000057A600004C12A9BA1E68.svm" manifest:media-type=""/>
  <manifest:file-entry manifest:full-path="Pictures/2000000900001C1E000002B12565F507.svm" manifest:media-type=""/>
  <manifest:file-entry manifest:full-path="Pictures/2000000900001D760000027CAAE70464.svm" manifest:media-type=""/>
  <manifest:file-entry manifest:full-path="Pictures/2000000900001AFB000002E6C786F5A5.svm" manifest:media-type=""/>
  <manifest:file-entry manifest:full-path="Pictures/2000000900001605000002B173146C29.svm" manifest:media-type=""/>
  <manifest:file-entry manifest:full-path="Pictures/200000090000708E00005A3B71131747.svm" manifest:media-type=""/>
  <manifest:file-entry manifest:full-path="Pictures/200000090000027C00000247BFC728CE.svm" manifest:media-type=""/>
  <manifest:file-entry manifest:full-path="Pictures/2000000900000B1000000600096CC76C.svm" manifest:media-type=""/>
  <manifest:file-entry manifest:full-path="Pictures/20000009000014FC00000385F9E3BC11.svm" manifest:media-type=""/>
  <manifest:file-entry manifest:full-path="Pictures/20000009000052E5000015D094E5EC43.svm" manifest:media-type=""/>
  <manifest:file-entry manifest:full-path="Pictures/20000009000002B10000029645F34C2B.svm" manifest:media-type=""/>
  <manifest:file-entry manifest:full-path="Pictures/200000090000714700003BA37AC3CB5D.svm" manifest:media-type=""/>
  <manifest:file-entry manifest:full-path="Pictures/2000000900004BC3000021CD8D65196C.svm" manifest:media-type=""/>
  <manifest:file-entry manifest:full-path="Pictures/200000090000027C00000262C1AB3A8A.svm" manifest:media-type=""/>
  <manifest:file-entry manifest:full-path="Pictures/20000009000002120000018E6547478C.svm" manifest:media-type=""/>
  <manifest:file-entry manifest:full-path="Pictures/20000009000002CB000002B1C08ACD92.svm" manifest:media-type=""/>
  <manifest:file-entry manifest:full-path="Pictures/20000009000061C70000379C3426AD93.svm" manifest:media-type=""/>
  <manifest:file-entry manifest:full-path="Pictures/200000090000022D00000212A823A623.svm" manifest:media-type=""/>
  <manifest:file-entry manifest:full-path="Pictures/200000090000531A000026C3262E3C2E.svm" manifest:media-type=""/>
  <manifest:file-entry manifest:full-path="Pictures/2000000900006353000042ABE46DC8D2.svm" manifest:media-type=""/>
  <manifest:file-entry manifest:full-path="Pictures/20000009000041BD00000D71EF1166AD.svm" manifest:media-type=""/>
  <manifest:file-entry manifest:full-path="Pictures/2000000900007C06000038D9F8C2F4E4.svm" manifest:media-type=""/>
  <manifest:file-entry manifest:full-path="Pictures/20000009000042C500003EA37888384B.svm" manifest:media-type=""/>
  <manifest:file-entry manifest:full-path="Pictures/20000009000002CB0000027C5494D9D4.svm" manifest:media-type=""/>
  <manifest:file-entry manifest:full-path="Pictures/20000009000007DC000002B168E7CBC1.svm" manifest:media-type=""/>
  <manifest:file-entry manifest:full-path="Pictures/2000000900001C1E000002E6F5E9B668.svm" manifest:media-type=""/>
  <manifest:file-entry manifest:full-path="Pictures/20000009000001C30000018E0515BC03.svm" manifest:media-type=""/>
  <manifest:file-entry manifest:full-path="Pictures/2000000900006E7D000049974FDA9C7C.svm" manifest:media-type=""/>
  <manifest:file-entry manifest:full-path="Pictures/200000090000138A000002E6A64F3B8B.svm" manifest:media-type=""/>
  <manifest:file-entry manifest:full-path="Pictures/20000009000001DD0000018EBF45DEFE.svm" manifest:media-type=""/>
  <manifest:file-entry manifest:full-path="Pictures/2000000900003D9A00003CACD67CFD46.svm" manifest:media-type=""/>
  <manifest:file-entry manifest:full-path="Pictures/2000000900004F4700002202A4E6471F.svm" manifest:media-type=""/>
  <manifest:file-entry manifest:full-path="Pictures/2000000900004E3E000026F83E7E72D8.svm" manifest:media-type=""/>
  <manifest:file-entry manifest:full-path="Pictures/2000000900006952000045DF63B97D6E.svm" manifest:media-type=""/>
  <manifest:file-entry manifest:full-path="Pictures/2000000900001355000002CBB4CF2EC5.svm" manifest:media-type=""/>
  <manifest:file-entry manifest:full-path="Pictures/200000090000531A0000290926B5C0FB.svm" manifest:media-type=""/>
  <manifest:file-entry manifest:full-path="Pictures/20000009000042AB000039AD8EBCD774.svm" manifest:media-type=""/>
  <manifest:file-entry manifest:full-path="Pictures/2000000900000212000001F81B0C20C4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yriad" svg:font-family="Myriad, Helvetica, Tahoma, Arial, clean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7.204cm" table:align="margins" style:writing-mode="lr-tb"/>
    </style:style>
    <style:style style:name="表格1.A" style:family="table-column">
      <style:table-column-properties style:column-width="6.505cm" style:rel-column-width="15670*"/>
    </style:style>
    <style:style style:name="表格1.B" style:family="table-column">
      <style:table-column-properties style:column-width="20.699cm" style:rel-column-width="4986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27.204cm" table:align="margins" style:writing-mode="lr-tb"/>
    </style:style>
    <style:style style:name="表格2.A" style:family="table-column">
      <style:table-column-properties style:column-width="6.505cm" style:rel-column-width="15670*"/>
    </style:style>
    <style:style style:name="表格2.B" style:family="table-column">
      <style:table-column-properties style:column-width="20.699cm" style:rel-column-width="4986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9" style:family="table-row">
      <style:table-row-properties style:min-row-height="1.298cm"/>
    </style:style>
    <style:style style:name="表格3" style:family="table">
      <style:table-properties style:width="27.204cm" table:align="margins" style:writing-mode="lr-tb"/>
    </style:style>
    <style:style style:name="表格3.A" style:family="table-column">
      <style:table-column-properties style:column-width="6.505cm" style:rel-column-width="15670*"/>
    </style:style>
    <style:style style:name="表格3.B" style:family="table-column">
      <style:table-column-properties style:column-width="20.699cm" style:rel-column-width="4986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9" style:family="table-row">
      <style:table-row-properties style:min-row-height="1.298cm"/>
    </style:style>
    <style:style style:name="表格4" style:family="table">
      <style:table-properties style:width="27.204cm" table:align="margins" style:writing-mode="lr-tb"/>
    </style:style>
    <style:style style:name="表格4.A" style:family="table-column">
      <style:table-column-properties style:column-width="6.505cm" style:rel-column-width="15670*"/>
    </style:style>
    <style:style style:name="表格4.B" style:family="table-column">
      <style:table-column-properties style:column-width="20.699cm" style:rel-column-width="4986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27.204cm" table:align="margins" style:writing-mode="lr-tb"/>
    </style:style>
    <style:style style:name="表格5.A" style:family="table-column">
      <style:table-column-properties style:column-width="6.505cm" style:rel-column-width="15670*"/>
    </style:style>
    <style:style style:name="表格5.B" style:family="table-column">
      <style:table-column-properties style:column-width="20.699cm" style:rel-column-width="4986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27.204cm" table:align="margins" style:writing-mode="lr-tb"/>
    </style:style>
    <style:style style:name="表格6.A" style:family="table-column">
      <style:table-column-properties style:column-width="10.118cm" style:rel-column-width="24374*"/>
    </style:style>
    <style:style style:name="表格6.B" style:family="table-column">
      <style:table-column-properties style:column-width="17.087cm" style:rel-column-width="41161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13" style:family="table-row">
      <style:table-row-properties style:min-row-height="0.917cm"/>
    </style:style>
    <style:style style:name="表格6.14" style:family="table-row">
      <style:table-row-properties style:min-row-height="0.699cm"/>
    </style:style>
    <style:style style:name="表格7" style:family="table">
      <style:table-properties style:width="27.204cm" table:align="margins" style:writing-mode="lr-tb"/>
    </style:style>
    <style:style style:name="表格7.A" style:family="table-column">
      <style:table-column-properties style:column-width="10.118cm" style:rel-column-width="24374*"/>
    </style:style>
    <style:style style:name="表格7.B" style:family="table-column">
      <style:table-column-properties style:column-width="17.087cm" style:rel-column-width="41161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13" style:family="table-row">
      <style:table-row-properties style:min-row-height="0.917cm"/>
    </style:style>
    <style:style style:name="表格7.14" style:family="table-row">
      <style:table-row-properties style:min-row-height="4.008cm"/>
    </style:style>
    <style:style style:name="表格8" style:family="table">
      <style:table-properties style:width="27.204cm" table:align="margins" style:writing-mode="lr-tb"/>
    </style:style>
    <style:style style:name="表格8.A" style:family="table-column">
      <style:table-column-properties style:column-width="9.068cm" style:rel-column-width="2184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27.204cm" table:align="margins" style:writing-mode="lr-tb"/>
    </style:style>
    <style:style style:name="表格9.A" style:family="table-column">
      <style:table-column-properties style:column-width="9.188cm" style:rel-column-width="5209*"/>
    </style:style>
    <style:style style:name="表格9.B" style:family="table-column">
      <style:table-column-properties style:column-width="8.948cm" style:rel-column-width="5073*"/>
    </style:style>
    <style:style style:name="表格9.C" style:family="table-column">
      <style:table-column-properties style:column-width="9.068cm" style:rel-column-width="5141*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1.946cm"/>
    </style:style>
    <style:style style:name="P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4" style:family="paragraph" style:parent-style-name="Text_20_body">
      <style:paragraph-properties fo:text-align="center" style:justify-single-word="false"/>
      <style:text-properties style:font-name="Bitstream Vera Sans Mono" officeooo:rsid="024fca79" officeooo:paragraph-rsid="024fca79" style:font-name-complex="Bitstream Vera Sans Mono"/>
    </style:style>
    <style:style style:name="P5" style:family="paragraph" style:parent-style-name="Standard">
      <style:text-properties officeooo:paragraph-rsid="0252f4cc"/>
    </style:style>
    <style:style style:name="P6" style:family="paragraph" style:parent-style-name="Standard">
      <style:text-properties officeooo:paragraph-rsid="00a98bfc"/>
    </style:style>
    <style:style style:name="P7" style:family="paragraph" style:parent-style-name="Standard">
      <style:text-properties style:font-name="Arial" fo:font-size="12pt" officeooo:rsid="008e5e42" style:font-size-asian="12pt" style:font-name-complex="Arial" style:font-size-complex="12pt"/>
    </style:style>
    <style:style style:name="P8" style:family="paragraph" style:parent-style-name="Standard">
      <style:text-properties style:font-name="Arial" fo:font-size="12pt" officeooo:rsid="026891fb" officeooo:paragraph-rsid="026891fb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officeooo:rsid="026891fb" officeooo:paragraph-rsid="026d68e1" style:font-size-asian="12pt" style:font-name-complex="Arial" style:font-size-complex="12pt"/>
    </style:style>
    <style:style style:name="P10" style:family="paragraph" style:parent-style-name="Standard">
      <style:text-properties style:font-name="Arial" fo:font-size="12pt" officeooo:rsid="027be622" officeooo:paragraph-rsid="027be622" style:font-size-asian="12pt" style:font-name-complex="Arial" style:font-size-complex="12pt"/>
    </style:style>
    <style:style style:name="P11" style:family="paragraph" style:parent-style-name="Standard">
      <style:text-properties style:font-name="Arial" fo:font-size="12pt" officeooo:rsid="027ca580" officeooo:paragraph-rsid="027dca2d" style:font-size-asian="12pt" style:font-name-complex="Arial" style:font-size-complex="12pt"/>
    </style:style>
    <style:style style:name="P12" style:family="paragraph" style:parent-style-name="Standard">
      <style:text-properties style:font-name="Arial" fo:font-size="12pt" officeooo:rsid="027ca580" officeooo:paragraph-rsid="029359a0" style:font-size-asian="12pt" style:font-name-complex="Arial" style:font-size-complex="12pt"/>
    </style:style>
    <style:style style:name="P13" style:family="paragraph" style:parent-style-name="Standard">
      <style:text-properties style:font-name="Arial" fo:font-size="12pt" officeooo:rsid="027f00c0" officeooo:paragraph-rsid="027f00c0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officeooo:rsid="027f00c0" officeooo:paragraph-rsid="0297d157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officeooo:rsid="027fe192" officeooo:paragraph-rsid="027fe192" style:font-size-asian="12pt" style:font-name-complex="Arial" style:font-size-complex="12pt"/>
    </style:style>
    <style:style style:name="P16" style:family="paragraph" style:parent-style-name="Standard">
      <style:text-properties style:font-name="Arial" fo:font-size="12pt" officeooo:rsid="027fe192" officeooo:paragraph-rsid="029f4c31" style:font-size-asian="12pt" style:font-name-complex="Arial" style:font-size-complex="12pt"/>
    </style:style>
    <style:style style:name="P17" style:family="paragraph" style:parent-style-name="Standard">
      <style:text-properties style:font-name="Arial" fo:font-size="11pt" officeooo:rsid="02582004" officeooo:paragraph-rsid="0252f4cc" style:font-name-asian="標楷體" style:font-size-asian="11pt" style:font-name-complex="Arial" style:font-size-complex="11pt"/>
    </style:style>
    <style:style style:name="P18" style:family="paragraph" style:parent-style-name="Standard">
      <style:text-properties style:font-name="Arial" fo:font-size="11pt" officeooo:rsid="026cf6ee" officeooo:paragraph-rsid="026d68e1" style:font-name-asian="標楷體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officeooo:rsid="027ca580" officeooo:paragraph-rsid="027be622" style:font-name-asian="標楷體" style:font-size-asian="11pt" style:font-name-complex="Arial" style:font-size-complex="11pt"/>
    </style:style>
    <style:style style:name="P20" style:family="paragraph" style:parent-style-name="Standard">
      <style:text-properties style:font-name="Arial" fo:font-size="11pt" officeooo:rsid="02927df8" officeooo:paragraph-rsid="027dca2d" style:font-name-asian="標楷體" style:font-size-asian="11pt" style:font-name-complex="Arial" style:font-size-complex="11pt"/>
    </style:style>
    <style:style style:name="P21" style:family="paragraph" style:parent-style-name="Standard">
      <style:text-properties style:font-name="Arial" fo:font-size="11pt" officeooo:rsid="027f00c0" officeooo:paragraph-rsid="027f00c0" style:font-name-asian="標楷體" style:font-size-asian="11pt" style:font-name-complex="Arial" style:font-size-complex="11pt"/>
    </style:style>
    <style:style style:name="P22" style:family="paragraph" style:parent-style-name="Standard">
      <style:text-properties style:font-name="Arial" fo:font-size="11pt" officeooo:rsid="027fe192" officeooo:paragraph-rsid="027fe192" style:font-name-asian="標楷體" style:font-size-asian="11pt" style:font-name-complex="Arial" style:font-size-complex="11pt"/>
    </style:style>
    <style:style style:name="P23" style:family="paragraph" style:parent-style-name="Standard">
      <style:text-properties style:font-name="Arial" fo:font-size="11pt" officeooo:rsid="02af6ff3" officeooo:paragraph-rsid="02b0b937" style:font-name-asian="標楷體" style:font-size-asian="11pt" style:font-name-complex="Arial" style:font-size-complex="11pt"/>
    </style:style>
    <style:style style:name="P24" style:family="paragraph" style:parent-style-name="Standard">
      <style:text-properties style:font-name="Arial" fo:font-size="11pt" officeooo:rsid="03119966" officeooo:paragraph-rsid="0310e682" style:font-name-asian="標楷體" style:font-size-asian="11pt" style:font-name-complex="Arial" style:font-size-complex="11pt"/>
    </style:style>
    <style:style style:name="P25" style:family="paragraph" style:parent-style-name="Standard">
      <style:text-properties style:font-name="Arial" fo:font-size="11pt" officeooo:rsid="03663c67" officeooo:paragraph-rsid="03663c67" style:font-name-asian="標楷體" style:font-size-asian="11pt" style:font-name-complex="Arial" style:font-size-complex="11pt"/>
    </style:style>
    <style:style style:name="P26" style:family="paragraph" style:parent-style-name="Standard">
      <style:text-properties style:font-name="Arial" fo:font-size="11pt" officeooo:rsid="036a839f" officeooo:paragraph-rsid="036a839f" style:font-name-asian="標楷體" style:font-size-asian="11pt" style:font-name-complex="Arial" style:font-size-complex="11pt"/>
    </style:style>
    <style:style style:name="P27" style:family="paragraph" style:parent-style-name="Standard">
      <style:text-properties style:font-name="Arial" fo:font-size="11pt" officeooo:rsid="03684e91" officeooo:paragraph-rsid="03694f56" style:font-name-asian="標楷體" style:font-size-asian="11pt" style:font-name-complex="Arial" style:font-size-complex="11pt"/>
    </style:style>
    <style:style style:name="P28" style:family="paragraph" style:parent-style-name="Standard">
      <style:text-properties style:font-name="Arial" fo:font-size="11pt" officeooo:rsid="03db413d" officeooo:paragraph-rsid="03db413d" style:font-name-asian="標楷體" style:font-size-asian="11pt" style:font-name-complex="Arial" style:font-size-complex="11pt"/>
    </style:style>
    <style:style style:name="P29" style:family="paragraph" style:parent-style-name="Standard">
      <style:text-properties style:font-name="Arial" fo:font-size="11pt" officeooo:rsid="03dc84c6" officeooo:paragraph-rsid="03db413d" style:font-name-asian="標楷體" style:font-size-asian="11pt" style:font-name-complex="Arial" style:font-size-complex="11pt"/>
    </style:style>
    <style:style style:name="P30" style:family="paragraph" style:parent-style-name="Standard">
      <style:text-properties style:font-name="Arial" fo:font-size="11pt" officeooo:rsid="03f1aa06" officeooo:paragraph-rsid="03f1aa06" style:font-name-asian="標楷體" style:font-size-asian="11pt" style:font-name-complex="Arial" style:font-size-complex="11pt"/>
    </style:style>
    <style:style style:name="P31" style:family="paragraph" style:parent-style-name="Standard">
      <style:text-properties style:font-name="Arial" fo:font-size="10pt" officeooo:rsid="037190ae" officeooo:paragraph-rsid="037190ae" style:font-name-asian="標楷體" style:font-size-asian="10pt" style:font-name-complex="Arial" style:font-size-complex="10pt"/>
    </style:style>
    <style:style style:name="P32" style:family="paragraph" style:parent-style-name="Standard">
      <style:text-properties style:font-name="Arial" fo:font-size="10pt" officeooo:rsid="04b3ca8f" officeooo:paragraph-rsid="034a774d" style:font-name-asian="標楷體" style:font-size-asian="10pt" style:font-name-complex="Arial" style:font-size-complex="10pt"/>
    </style:style>
    <style:style style:name="P33" style:family="paragraph" style:parent-style-name="Standard">
      <style:text-properties officeooo:paragraph-rsid="027be622"/>
    </style:style>
    <style:style style:name="P34" style:family="paragraph" style:parent-style-name="Standard">
      <style:text-properties officeooo:paragraph-rsid="028c03e2"/>
    </style:style>
    <style:style style:name="P35" style:family="paragraph" style:parent-style-name="Standard">
      <style:text-properties officeooo:paragraph-rsid="027dca2d"/>
    </style:style>
    <style:style style:name="P36" style:family="paragraph" style:parent-style-name="Standard">
      <style:text-properties officeooo:paragraph-rsid="0297d157"/>
    </style:style>
    <style:style style:name="P37" style:family="paragraph" style:parent-style-name="Standard">
      <style:text-properties officeooo:paragraph-rsid="029fc167"/>
    </style:style>
    <style:style style:name="P38" style:family="paragraph" style:parent-style-name="Standard">
      <style:text-properties officeooo:paragraph-rsid="02af6ff3"/>
    </style:style>
    <style:style style:name="P39" style:family="paragraph" style:parent-style-name="Standard">
      <style:text-properties officeooo:paragraph-rsid="02b0b937"/>
    </style:style>
    <style:style style:name="P40" style:family="paragraph" style:parent-style-name="Standard">
      <style:text-properties officeooo:rsid="02b7e703" officeooo:paragraph-rsid="02b7e703"/>
    </style:style>
    <style:style style:name="P41" style:family="paragraph" style:parent-style-name="Standard">
      <style:text-properties officeooo:rsid="02b8ec25" officeooo:paragraph-rsid="02b8ec25"/>
    </style:style>
    <style:style style:name="P42" style:family="paragraph" style:parent-style-name="Standard">
      <style:text-properties officeooo:rsid="02bcecb3" officeooo:paragraph-rsid="02bcecb3"/>
    </style:style>
    <style:style style:name="P43" style:family="paragraph" style:parent-style-name="Standard">
      <style:text-properties officeooo:rsid="02c09005" officeooo:paragraph-rsid="02c09005"/>
    </style:style>
    <style:style style:name="P44" style:family="paragraph" style:parent-style-name="Standard">
      <style:text-properties officeooo:rsid="02c09005" officeooo:paragraph-rsid="02e77237"/>
    </style:style>
    <style:style style:name="P45" style:family="paragraph" style:parent-style-name="Standard">
      <style:text-properties officeooo:rsid="02c09005" officeooo:paragraph-rsid="02ea8f5d"/>
    </style:style>
    <style:style style:name="P46" style:family="paragraph" style:parent-style-name="Standard">
      <style:text-properties officeooo:rsid="02c09005" officeooo:paragraph-rsid="0303585f"/>
    </style:style>
    <style:style style:name="P47" style:family="paragraph" style:parent-style-name="Standard">
      <style:text-properties officeooo:rsid="02c774d2" officeooo:paragraph-rsid="02c774d2"/>
    </style:style>
    <style:style style:name="P48" style:family="paragraph" style:parent-style-name="Standard">
      <style:text-properties officeooo:rsid="02cf191c" officeooo:paragraph-rsid="02cf191c"/>
    </style:style>
    <style:style style:name="P49" style:family="paragraph" style:parent-style-name="Standard">
      <style:text-properties officeooo:rsid="02d1aa72" officeooo:paragraph-rsid="02d1aa72"/>
    </style:style>
    <style:style style:name="P50" style:family="paragraph" style:parent-style-name="Standard">
      <style:text-properties officeooo:rsid="02d9de57" officeooo:paragraph-rsid="02d9de57"/>
    </style:style>
    <style:style style:name="P51" style:family="paragraph" style:parent-style-name="Standard">
      <style:text-properties officeooo:rsid="02db2120" officeooo:paragraph-rsid="02db2120"/>
    </style:style>
    <style:style style:name="P52" style:family="paragraph" style:parent-style-name="Standard">
      <style:text-properties officeooo:paragraph-rsid="02dc43b5"/>
    </style:style>
    <style:style style:name="P53" style:family="paragraph" style:parent-style-name="Standard">
      <style:text-properties officeooo:paragraph-rsid="02e454ec"/>
    </style:style>
    <style:style style:name="P54" style:family="paragraph" style:parent-style-name="Standard">
      <style:text-properties officeooo:rsid="02eec6d3" officeooo:paragraph-rsid="02eec6d3"/>
    </style:style>
    <style:style style:name="P55" style:family="paragraph" style:parent-style-name="Standard">
      <style:text-properties officeooo:rsid="02eec6d3" officeooo:paragraph-rsid="02f21fcb"/>
    </style:style>
    <style:style style:name="P56" style:family="paragraph" style:parent-style-name="Standard">
      <style:text-properties officeooo:rsid="02eec6d3" officeooo:paragraph-rsid="031821cc"/>
    </style:style>
    <style:style style:name="P57" style:family="paragraph" style:parent-style-name="Standard">
      <style:text-properties officeooo:rsid="02eec6d3" officeooo:paragraph-rsid="03315e03"/>
    </style:style>
    <style:style style:name="P58" style:family="paragraph" style:parent-style-name="Standard">
      <style:text-properties officeooo:rsid="02f439bb" officeooo:paragraph-rsid="02f99075"/>
    </style:style>
    <style:style style:name="P59" style:family="paragraph" style:parent-style-name="Standard">
      <style:text-properties officeooo:rsid="02fe361f" officeooo:paragraph-rsid="02fe361f"/>
    </style:style>
    <style:style style:name="P60" style:family="paragraph" style:parent-style-name="Standard">
      <style:text-properties officeooo:rsid="03003498" officeooo:paragraph-rsid="03019866"/>
    </style:style>
    <style:style style:name="P61" style:family="paragraph" style:parent-style-name="Standard">
      <style:text-properties officeooo:rsid="03003498" officeooo:paragraph-rsid="032304cc"/>
    </style:style>
    <style:style style:name="P62" style:family="paragraph" style:parent-style-name="Standard">
      <style:text-properties officeooo:paragraph-rsid="030f6eb0"/>
    </style:style>
    <style:style style:name="P63" style:family="paragraph" style:parent-style-name="Standard">
      <style:text-properties officeooo:paragraph-rsid="0310e682"/>
    </style:style>
    <style:style style:name="P64" style:family="paragraph" style:parent-style-name="Standard">
      <style:text-properties officeooo:rsid="0318e29b" officeooo:paragraph-rsid="03198bed"/>
    </style:style>
    <style:style style:name="P65" style:family="paragraph" style:parent-style-name="Standard">
      <style:text-properties officeooo:rsid="0318e29b" officeooo:paragraph-rsid="03315e03"/>
    </style:style>
    <style:style style:name="P66" style:family="paragraph" style:parent-style-name="Standard">
      <style:text-properties officeooo:rsid="031c40d1" officeooo:paragraph-rsid="031c40d1"/>
    </style:style>
    <style:style style:name="P67" style:family="paragraph" style:parent-style-name="Standard">
      <style:text-properties officeooo:rsid="031c40d1" officeooo:paragraph-rsid="03315e03"/>
    </style:style>
    <style:style style:name="P68" style:family="paragraph" style:parent-style-name="Standard">
      <style:text-properties officeooo:rsid="031c40d1" officeooo:paragraph-rsid="044707cb"/>
    </style:style>
    <style:style style:name="P69" style:family="paragraph" style:parent-style-name="Standard">
      <style:text-properties officeooo:rsid="031c40d1" officeooo:paragraph-rsid="0447db55"/>
    </style:style>
    <style:style style:name="P70" style:family="paragraph" style:parent-style-name="Standard">
      <style:text-properties officeooo:rsid="031cd7b8" officeooo:paragraph-rsid="031f7442"/>
    </style:style>
    <style:style style:name="P71" style:family="paragraph" style:parent-style-name="Standard">
      <style:text-properties officeooo:rsid="031cd7b8" officeooo:paragraph-rsid="03375fdd"/>
    </style:style>
    <style:style style:name="P72" style:family="paragraph" style:parent-style-name="Standard">
      <style:text-properties officeooo:rsid="03210641" officeooo:paragraph-rsid="03210641"/>
    </style:style>
    <style:style style:name="P73" style:family="paragraph" style:parent-style-name="Standard">
      <style:text-properties officeooo:rsid="03210641" officeooo:paragraph-rsid="03375fdd"/>
    </style:style>
    <style:style style:name="P74" style:family="paragraph" style:parent-style-name="Standard">
      <style:text-properties officeooo:paragraph-rsid="0328af4b"/>
    </style:style>
    <style:style style:name="P75" style:family="paragraph" style:parent-style-name="Standard">
      <style:text-properties officeooo:rsid="032e1316" officeooo:paragraph-rsid="032e1316"/>
    </style:style>
    <style:style style:name="P76" style:family="paragraph" style:parent-style-name="Standard">
      <style:text-properties officeooo:paragraph-rsid="032f06b7"/>
    </style:style>
    <style:style style:name="P77" style:family="paragraph" style:parent-style-name="Standard">
      <style:text-properties officeooo:rsid="03328bb0" officeooo:paragraph-rsid="03328bb0"/>
    </style:style>
    <style:style style:name="P78" style:family="paragraph" style:parent-style-name="Standard">
      <style:text-properties officeooo:rsid="03328bb0" officeooo:paragraph-rsid="0445b501"/>
    </style:style>
    <style:style style:name="P79" style:family="paragraph" style:parent-style-name="Standard">
      <style:text-properties officeooo:rsid="03349729" officeooo:paragraph-rsid="033524a6"/>
    </style:style>
    <style:style style:name="P80" style:family="paragraph" style:parent-style-name="Standard">
      <style:text-properties officeooo:rsid="0337695d" officeooo:paragraph-rsid="03387299"/>
    </style:style>
    <style:style style:name="P81" style:family="paragraph" style:parent-style-name="Standard">
      <style:text-properties officeooo:rsid="033a848c" officeooo:paragraph-rsid="033a848c"/>
    </style:style>
    <style:style style:name="P82" style:family="paragraph" style:parent-style-name="Standard">
      <style:text-properties officeooo:rsid="033c0cd8" officeooo:paragraph-rsid="0340df2a"/>
    </style:style>
    <style:style style:name="P83" style:family="paragraph" style:parent-style-name="Standard">
      <style:text-properties officeooo:rsid="0341346b" officeooo:paragraph-rsid="03435dfa"/>
    </style:style>
    <style:style style:name="P84" style:family="paragraph" style:parent-style-name="Standard">
      <style:text-properties fo:font-size="10pt" officeooo:rsid="0341346b" officeooo:paragraph-rsid="03435dfa" style:font-size-asian="10pt" style:font-size-complex="10pt"/>
    </style:style>
    <style:style style:name="P85" style:family="paragraph" style:parent-style-name="Standard">
      <style:text-properties fo:font-size="10pt" officeooo:rsid="0341346b" officeooo:paragraph-rsid="03472869" style:font-size-asian="10pt" style:font-size-complex="10pt"/>
    </style:style>
    <style:style style:name="P86" style:family="paragraph" style:parent-style-name="Standard">
      <style:text-properties fo:font-size="10pt" officeooo:rsid="0341346b" officeooo:paragraph-rsid="034a774d" style:font-size-asian="10pt" style:font-size-complex="10pt"/>
    </style:style>
    <style:style style:name="P87" style:family="paragraph" style:parent-style-name="Standard">
      <style:text-properties fo:font-size="11pt" officeooo:rsid="03505e72" officeooo:paragraph-rsid="03514980" style:font-size-asian="11pt" style:font-size-complex="11pt"/>
    </style:style>
    <style:style style:name="P88" style:family="paragraph" style:parent-style-name="Standard">
      <style:text-properties fo:font-size="11pt" officeooo:rsid="0352c5f7" officeooo:paragraph-rsid="0352c5f7" style:font-size-asian="11pt" style:font-size-complex="11pt"/>
    </style:style>
    <style:style style:name="P89" style:family="paragraph" style:parent-style-name="Standard">
      <style:text-properties fo:font-size="11pt" officeooo:rsid="0352c5f7" officeooo:paragraph-rsid="03588568" style:font-size-asian="11pt" style:font-size-complex="11pt"/>
    </style:style>
    <style:style style:name="P90" style:family="paragraph" style:parent-style-name="Standard">
      <style:text-properties fo:font-size="11pt" officeooo:rsid="035a6344" officeooo:paragraph-rsid="035bb0e0" style:font-size-asian="11pt" style:font-size-complex="11pt"/>
    </style:style>
    <style:style style:name="P91" style:family="paragraph" style:parent-style-name="Standard">
      <style:text-properties fo:font-size="11pt" officeooo:rsid="03003498" officeooo:paragraph-rsid="035cfec4" style:font-size-asian="11pt" style:font-size-complex="11pt"/>
    </style:style>
    <style:style style:name="P92" style:family="paragraph" style:parent-style-name="Standard">
      <style:text-properties fo:font-size="11pt" fo:language="en" fo:country="US" officeooo:rsid="041af47d" officeooo:paragraph-rsid="041af47d" style:font-size-asian="11pt" style:font-size-complex="11pt"/>
    </style:style>
    <style:style style:name="P93" style:family="paragraph" style:parent-style-name="Standard">
      <style:text-properties officeooo:paragraph-rsid="0362f670"/>
    </style:style>
    <style:style style:name="P94" style:family="paragraph" style:parent-style-name="Standard">
      <style:text-properties officeooo:rsid="02e8d5b2" officeooo:paragraph-rsid="02ea8f5d"/>
    </style:style>
    <style:style style:name="P95" style:family="paragraph" style:parent-style-name="Standard">
      <style:text-properties officeooo:rsid="037aae61" officeooo:paragraph-rsid="037aae61"/>
    </style:style>
    <style:style style:name="P96" style:family="paragraph" style:parent-style-name="Standard">
      <style:text-properties officeooo:rsid="037aae61" officeooo:paragraph-rsid="03b5758f"/>
    </style:style>
    <style:style style:name="P97" style:family="paragraph" style:parent-style-name="Standard">
      <style:text-properties officeooo:rsid="037aae61" officeooo:paragraph-rsid="03cee7ff"/>
    </style:style>
    <style:style style:name="P98" style:family="paragraph" style:parent-style-name="Standard">
      <style:text-properties officeooo:rsid="037aae61" officeooo:paragraph-rsid="03ed4cd6"/>
    </style:style>
    <style:style style:name="P99" style:family="paragraph" style:parent-style-name="Standard">
      <style:text-properties officeooo:rsid="037aae61" officeooo:paragraph-rsid="041828e1"/>
    </style:style>
    <style:style style:name="P100" style:family="paragraph" style:parent-style-name="Standard">
      <style:text-properties officeooo:rsid="037aae61" officeooo:paragraph-rsid="04527099"/>
    </style:style>
    <style:style style:name="P101" style:family="paragraph" style:parent-style-name="Standard">
      <style:text-properties officeooo:rsid="037aae61" officeooo:paragraph-rsid="049dd3df"/>
    </style:style>
    <style:style style:name="P102" style:family="paragraph" style:parent-style-name="Standard">
      <style:text-properties officeooo:rsid="03afa8b9" officeooo:paragraph-rsid="03b04fa3"/>
    </style:style>
    <style:style style:name="P103" style:family="paragraph" style:parent-style-name="Standard">
      <style:text-properties officeooo:paragraph-rsid="03c8cb5b"/>
    </style:style>
    <style:style style:name="P104" style:family="paragraph" style:parent-style-name="Standard">
      <style:text-properties officeooo:rsid="03cb4d1a" officeooo:paragraph-rsid="03cd7803"/>
    </style:style>
    <style:style style:name="P105" style:family="paragraph" style:parent-style-name="Standard">
      <style:text-properties officeooo:rsid="03d4fda0" officeooo:paragraph-rsid="03d4fda0"/>
    </style:style>
    <style:style style:name="P106" style:family="paragraph" style:parent-style-name="Standard">
      <style:text-properties officeooo:rsid="03d4fda0" officeooo:paragraph-rsid="03e791f8"/>
    </style:style>
    <style:style style:name="P107" style:family="paragraph" style:parent-style-name="Standard">
      <style:text-properties officeooo:rsid="03d9a83e" officeooo:paragraph-rsid="03d9a83e"/>
    </style:style>
    <style:style style:name="P108" style:family="paragraph" style:parent-style-name="Standard">
      <style:text-properties officeooo:rsid="03d9a83e" officeooo:paragraph-rsid="03e15a34"/>
    </style:style>
    <style:style style:name="P109" style:family="paragraph" style:parent-style-name="Standard">
      <style:text-properties officeooo:rsid="03d9a83e" officeooo:paragraph-rsid="03e19ad7"/>
    </style:style>
    <style:style style:name="P110" style:family="paragraph" style:parent-style-name="Standard">
      <style:text-properties officeooo:rsid="03db413d" officeooo:paragraph-rsid="03db413d"/>
    </style:style>
    <style:style style:name="P111" style:family="paragraph" style:parent-style-name="Standard">
      <style:text-properties officeooo:rsid="03db413d" officeooo:paragraph-rsid="03e19ad7"/>
    </style:style>
    <style:style style:name="P112" style:family="paragraph" style:parent-style-name="Standard">
      <style:text-properties officeooo:rsid="03db413d" officeooo:paragraph-rsid="03ed4cd6"/>
    </style:style>
    <style:style style:name="P113" style:family="paragraph" style:parent-style-name="Standard">
      <style:text-properties officeooo:paragraph-rsid="03ed4cd6"/>
    </style:style>
    <style:style style:name="P114" style:family="paragraph" style:parent-style-name="Standard">
      <style:text-properties officeooo:rsid="03f1aa06" officeooo:paragraph-rsid="03f1aa06"/>
    </style:style>
    <style:style style:name="P115" style:family="paragraph" style:parent-style-name="Standard">
      <style:text-properties officeooo:rsid="04090d98" officeooo:paragraph-rsid="04149a59"/>
    </style:style>
    <style:style style:name="P116" style:family="paragraph" style:parent-style-name="Standard">
      <style:text-properties officeooo:rsid="041a0e54" officeooo:paragraph-rsid="041a0e54"/>
    </style:style>
    <style:style style:name="P117" style:family="paragraph" style:parent-style-name="Standard">
      <style:text-properties officeooo:rsid="041af47d" officeooo:paragraph-rsid="041af47d"/>
    </style:style>
    <style:style style:name="P118" style:family="paragraph" style:parent-style-name="Standard">
      <style:text-properties officeooo:rsid="03fe3ad2" officeooo:paragraph-rsid="03db413d"/>
    </style:style>
    <style:style style:name="P119" style:family="paragraph" style:parent-style-name="Standard">
      <style:text-properties officeooo:rsid="041bb7f3" officeooo:paragraph-rsid="041bb7f3"/>
    </style:style>
    <style:style style:name="P120" style:family="paragraph" style:parent-style-name="Standard">
      <style:text-properties officeooo:rsid="041d8c2c" officeooo:paragraph-rsid="041d8c2c"/>
    </style:style>
    <style:style style:name="P121" style:family="paragraph" style:parent-style-name="Standard">
      <style:text-properties officeooo:rsid="0420b1ff" officeooo:paragraph-rsid="0420b1ff"/>
    </style:style>
    <style:style style:name="P122" style:family="paragraph" style:parent-style-name="Standard">
      <style:text-properties fo:language="en" fo:country="US" officeooo:rsid="0416bbee" officeooo:paragraph-rsid="04149a59"/>
    </style:style>
    <style:style style:name="P123" style:family="paragraph" style:parent-style-name="Standard">
      <style:text-properties officeooo:rsid="042a7845" officeooo:paragraph-rsid="042a7845"/>
    </style:style>
    <style:style style:name="P124" style:family="paragraph" style:parent-style-name="Standard">
      <style:text-properties officeooo:rsid="042f503e" officeooo:paragraph-rsid="042f503e"/>
    </style:style>
    <style:style style:name="P125" style:family="paragraph" style:parent-style-name="Standard">
      <style:text-properties officeooo:rsid="043129f9" officeooo:paragraph-rsid="043129f9"/>
    </style:style>
    <style:style style:name="P126" style:family="paragraph" style:parent-style-name="Standard">
      <style:text-properties officeooo:rsid="043317ed" officeooo:paragraph-rsid="043317ed"/>
    </style:style>
    <style:style style:name="P127" style:family="paragraph" style:parent-style-name="Standard">
      <style:text-properties fo:font-weight="bold" officeooo:rsid="042f503e" officeooo:paragraph-rsid="042f503e" style:font-weight-asian="bold" style:font-weight-complex="bold"/>
    </style:style>
    <style:style style:name="P128" style:family="paragraph" style:parent-style-name="Standard">
      <style:text-properties fo:font-weight="bold" officeooo:rsid="042f503e" officeooo:paragraph-rsid="0475721c" style:font-weight-asian="bold" style:font-weight-complex="bold"/>
    </style:style>
    <style:style style:name="P129" style:family="paragraph" style:parent-style-name="Standard">
      <style:text-properties fo:font-weight="bold" officeooo:rsid="043129f9" officeooo:paragraph-rsid="043129f9" style:font-weight-asian="bold" style:font-weight-complex="bold"/>
    </style:style>
    <style:style style:name="P130" style:family="paragraph" style:parent-style-name="Standard">
      <style:text-properties fo:font-weight="bold" officeooo:rsid="03328bb0" officeooo:paragraph-rsid="0479f928" style:font-weight-asian="bold" style:font-weight-complex="bold"/>
    </style:style>
    <style:style style:name="P131" style:family="paragraph" style:parent-style-name="Standard">
      <style:text-properties fo:font-weight="bold" officeooo:rsid="03328bb0" officeooo:paragraph-rsid="047b6d90" style:font-weight-asian="bold" style:font-weight-complex="bold"/>
    </style:style>
    <style:style style:name="P132" style:family="paragraph" style:parent-style-name="Standard">
      <style:text-properties fo:font-weight="bold" officeooo:rsid="03328bb0" officeooo:paragraph-rsid="0493f116" style:font-weight-asian="bold" style:font-weight-complex="bold"/>
    </style:style>
    <style:style style:name="P133" style:family="paragraph" style:parent-style-name="Standard">
      <style:text-properties fo:font-weight="bold" officeooo:rsid="031c40d1" officeooo:paragraph-rsid="0479f928" style:font-weight-asian="bold" style:font-weight-complex="bold"/>
    </style:style>
    <style:style style:name="P134" style:family="paragraph" style:parent-style-name="Standard">
      <style:text-properties fo:font-weight="bold" officeooo:rsid="031c40d1" officeooo:paragraph-rsid="0493f116" style:font-weight-asian="bold" style:font-weight-complex="bold"/>
    </style:style>
    <style:style style:name="P135" style:family="paragraph" style:parent-style-name="Standard">
      <style:text-properties fo:font-weight="bold" officeooo:paragraph-rsid="047f0abf" style:font-weight-asian="bold" style:font-weight-complex="bold"/>
    </style:style>
    <style:style style:name="P136" style:family="paragraph" style:parent-style-name="Standard">
      <style:text-properties officeooo:rsid="04423f05" officeooo:paragraph-rsid="04423f05"/>
    </style:style>
    <style:style style:name="P137" style:family="paragraph" style:parent-style-name="Standard">
      <style:text-properties officeooo:rsid="044ff64b" officeooo:paragraph-rsid="044ff64b"/>
    </style:style>
    <style:style style:name="P138" style:family="paragraph" style:parent-style-name="Standard">
      <style:text-properties officeooo:rsid="046b9aee" officeooo:paragraph-rsid="046b9aee"/>
    </style:style>
    <style:style style:name="P139" style:family="paragraph" style:parent-style-name="Standard">
      <style:text-properties fo:color="#800000" fo:language="en" fo:country="US" officeooo:rsid="04379d5d" officeooo:paragraph-rsid="04373553"/>
    </style:style>
    <style:style style:name="P140" style:family="paragraph" style:parent-style-name="Standard">
      <style:text-properties officeooo:paragraph-rsid="04373553"/>
    </style:style>
    <style:style style:name="P141" style:family="paragraph" style:parent-style-name="Standard">
      <style:text-properties officeooo:paragraph-rsid="0472f4e9"/>
    </style:style>
    <style:style style:name="P142" style:family="paragraph" style:parent-style-name="Standard">
      <style:text-properties fo:font-weight="normal" officeooo:rsid="042f503e" officeooo:paragraph-rsid="0475721c" style:font-weight-asian="normal" style:font-weight-complex="normal"/>
    </style:style>
    <style:style style:name="P143" style:family="paragraph" style:parent-style-name="Standard">
      <style:text-properties fo:font-weight="normal" officeooo:paragraph-rsid="048e44c4" style:font-weight-asian="normal" style:font-weight-complex="normal"/>
    </style:style>
    <style:style style:name="P144" style:family="paragraph" style:parent-style-name="Standard">
      <style:text-properties fo:color="#000000" fo:font-weight="bold" officeooo:paragraph-rsid="0498b861" style:font-weight-asian="bold" style:font-weight-complex="bold"/>
    </style:style>
    <style:style style:name="P145" style:family="paragraph" style:parent-style-name="Standard">
      <style:text-properties fo:color="#000000" fo:font-weight="bold" officeooo:rsid="037aae61" officeooo:paragraph-rsid="04b5cf9c" style:font-weight-asian="bold" style:font-weight-complex="bold"/>
    </style:style>
    <style:style style:name="P146" style:family="paragraph" style:parent-style-name="Standard">
      <style:text-properties fo:color="#000000" fo:font-weight="bold" officeooo:rsid="04b6eef7" officeooo:paragraph-rsid="04b6eef7" style:font-weight-asian="bold" style:font-weight-complex="bold"/>
    </style:style>
    <style:style style:name="P147" style:family="paragraph" style:parent-style-name="Standard">
      <style:text-properties fo:color="#000000" fo:font-weight="bold" officeooo:rsid="04b972ed" officeooo:paragraph-rsid="04b972ed" style:font-weight-asian="bold" style:font-weight-complex="bold"/>
    </style:style>
    <style:style style:name="P148" style:family="paragraph" style:parent-style-name="Standard">
      <style:text-properties fo:color="#000000" fo:font-weight="bold" officeooo:rsid="04ba906d" officeooo:paragraph-rsid="04ba906d" style:font-weight-asian="bold" style:font-weight-complex="bold"/>
    </style:style>
    <style:style style:name="P149" style:family="paragraph" style:parent-style-name="Standard">
      <style:text-properties fo:color="#000000" fo:font-weight="bold" officeooo:rsid="04bc9079" officeooo:paragraph-rsid="04bc9079" style:font-weight-asian="bold" style:font-weight-complex="bold"/>
    </style:style>
    <style:style style:name="P150" style:family="paragraph" style:parent-style-name="Standard">
      <style:text-properties fo:color="#000000" fo:font-weight="bold" officeooo:rsid="04c1c276" officeooo:paragraph-rsid="04c1c276" style:font-weight-asian="bold" style:font-weight-complex="bold"/>
    </style:style>
    <style:style style:name="P151" style:family="paragraph" style:parent-style-name="Standard">
      <style:text-properties fo:color="#000000" fo:font-weight="normal" officeooo:paragraph-rsid="0477778c" style:font-weight-asian="normal" style:font-weight-complex="normal"/>
    </style:style>
    <style:style style:name="P152" style:family="paragraph" style:parent-style-name="Standard">
      <style:text-properties fo:color="#000000" fo:font-weight="normal" officeooo:paragraph-rsid="0498b861" style:font-weight-asian="normal" style:font-weight-complex="normal"/>
    </style:style>
    <style:style style:name="P153" style:family="paragraph" style:parent-style-name="Standard">
      <style:text-properties fo:color="#000000" fo:font-weight="normal" officeooo:rsid="037aae61" officeooo:paragraph-rsid="049dd3df" style:font-weight-asian="normal" style:font-weight-complex="normal"/>
    </style:style>
    <style:style style:name="P154" style:family="paragraph" style:parent-style-name="Standard">
      <style:text-properties officeooo:paragraph-rsid="047df89e"/>
    </style:style>
    <style:style style:name="P155" style:family="paragraph" style:parent-style-name="Standard">
      <style:text-properties officeooo:paragraph-rsid="0485f1c4"/>
    </style:style>
    <style:style style:name="P156" style:family="paragraph" style:parent-style-name="Standard">
      <style:text-properties officeooo:rsid="0489e93a" officeooo:paragraph-rsid="0489e93a"/>
    </style:style>
    <style:style style:name="P157" style:family="paragraph" style:parent-style-name="Standard">
      <style:text-properties officeooo:rsid="04913fc4" officeooo:paragraph-rsid="04913fc4"/>
    </style:style>
    <style:style style:name="P158" style:family="paragraph" style:parent-style-name="Standard">
      <style:text-properties officeooo:paragraph-rsid="0493f116"/>
    </style:style>
    <style:style style:name="P159" style:family="paragraph" style:parent-style-name="Standard">
      <style:text-properties officeooo:paragraph-rsid="049a389b"/>
    </style:style>
    <style:style style:name="P160" style:family="paragraph" style:parent-style-name="Table_20_Contents">
      <style:text-properties fo:font-size="11pt" style:font-size-asian="11pt" style:font-size-complex="11pt"/>
    </style:style>
    <style:style style:name="P161" style:family="paragraph" style:parent-style-name="Table_20_Contents">
      <style:text-properties fo:font-size="11pt" officeooo:rsid="0390f9f7" officeooo:paragraph-rsid="039440ee" style:font-size-asian="11pt" style:font-size-complex="11pt"/>
    </style:style>
    <style:style style:name="P162" style:family="paragraph" style:parent-style-name="Table_20_Contents">
      <style:text-properties fo:font-size="11pt" officeooo:rsid="0390f9f7" officeooo:paragraph-rsid="03b5758f" style:font-size-asian="11pt" style:font-size-complex="11pt"/>
    </style:style>
    <style:style style:name="P163" style:family="paragraph" style:parent-style-name="Table_20_Contents">
      <style:text-properties fo:font-size="11pt" officeooo:rsid="0390f9f7" officeooo:paragraph-rsid="03cee7ff" style:font-size-asian="11pt" style:font-size-complex="11pt"/>
    </style:style>
    <style:style style:name="P164" style:family="paragraph" style:parent-style-name="Table_20_Contents">
      <style:text-properties fo:font-size="11pt" officeooo:rsid="0390f9f7" officeooo:paragraph-rsid="03ed4cd6" style:font-size-asian="11pt" style:font-size-complex="11pt"/>
    </style:style>
    <style:style style:name="P165" style:family="paragraph" style:parent-style-name="Table_20_Contents">
      <style:text-properties fo:font-size="11pt" officeooo:rsid="0392ad67" officeooo:paragraph-rsid="039440ee" style:font-size-asian="11pt" style:font-size-complex="11pt"/>
    </style:style>
    <style:style style:name="P166" style:family="paragraph" style:parent-style-name="Table_20_Contents">
      <style:text-properties fo:font-size="11pt" officeooo:rsid="0392ad67" officeooo:paragraph-rsid="03b5758f" style:font-size-asian="11pt" style:font-size-complex="11pt"/>
    </style:style>
    <style:style style:name="P167" style:family="paragraph" style:parent-style-name="Table_20_Contents">
      <style:text-properties fo:font-size="11pt" officeooo:rsid="0392ad67" officeooo:paragraph-rsid="03cee7ff" style:font-size-asian="11pt" style:font-size-complex="11pt"/>
    </style:style>
    <style:style style:name="P168" style:family="paragraph" style:parent-style-name="Table_20_Contents">
      <style:text-properties fo:font-size="11pt" officeooo:paragraph-rsid="0389a166" style:font-size-asian="11pt" style:font-size-complex="11pt"/>
    </style:style>
    <style:style style:name="P169" style:family="paragraph" style:parent-style-name="Table_20_Contents">
      <style:text-properties fo:font-size="11pt" officeooo:rsid="03873b64" officeooo:paragraph-rsid="03873b64" style:font-size-asian="11pt" style:font-size-complex="11pt"/>
    </style:style>
    <style:style style:name="P170" style:family="paragraph" style:parent-style-name="Table_20_Contents">
      <style:text-properties fo:font-size="11pt" officeooo:rsid="03873b64" officeooo:paragraph-rsid="03b5758f" style:font-size-asian="11pt" style:font-size-complex="11pt"/>
    </style:style>
    <style:style style:name="P171" style:family="paragraph" style:parent-style-name="Table_20_Contents">
      <style:text-properties fo:font-size="11pt" officeooo:rsid="03873b64" officeooo:paragraph-rsid="03cee7ff" style:font-size-asian="11pt" style:font-size-complex="11pt"/>
    </style:style>
    <style:style style:name="P172" style:family="paragraph" style:parent-style-name="Table_20_Contents">
      <style:text-properties fo:font-size="11pt" officeooo:rsid="03873b64" officeooo:paragraph-rsid="03ed4cd6" style:font-size-asian="11pt" style:font-size-complex="11pt"/>
    </style:style>
    <style:style style:name="P173" style:family="paragraph" style:parent-style-name="Table_20_Contents">
      <style:text-properties fo:font-size="11pt" officeooo:rsid="03963527" officeooo:paragraph-rsid="03963527" style:font-size-asian="11pt" style:font-size-complex="11pt"/>
    </style:style>
    <style:style style:name="P174" style:family="paragraph" style:parent-style-name="Table_20_Contents">
      <style:text-properties fo:font-size="11pt" officeooo:rsid="03963527" officeooo:paragraph-rsid="03b5758f" style:font-size-asian="11pt" style:font-size-complex="11pt"/>
    </style:style>
    <style:style style:name="P175" style:family="paragraph" style:parent-style-name="Table_20_Contents">
      <style:text-properties fo:font-size="11pt" officeooo:rsid="03963527" officeooo:paragraph-rsid="03cee7ff" style:font-size-asian="11pt" style:font-size-complex="11pt"/>
    </style:style>
    <style:style style:name="P176" style:family="paragraph" style:parent-style-name="Table_20_Contents">
      <style:text-properties fo:font-size="11pt" officeooo:rsid="03963527" officeooo:paragraph-rsid="03ed4cd6" style:font-size-asian="11pt" style:font-size-complex="11pt"/>
    </style:style>
    <style:style style:name="P177" style:family="paragraph" style:parent-style-name="Table_20_Contents">
      <style:text-properties fo:font-size="11pt" officeooo:rsid="0397dd96" officeooo:paragraph-rsid="0397dd96" style:font-size-asian="11pt" style:font-size-complex="11pt"/>
    </style:style>
    <style:style style:name="P178" style:family="paragraph" style:parent-style-name="Table_20_Contents">
      <style:text-properties fo:font-size="11pt" officeooo:rsid="039ad1ed" officeooo:paragraph-rsid="039ad1ed" style:font-size-asian="11pt" style:font-size-complex="11pt"/>
    </style:style>
    <style:style style:name="P179" style:family="paragraph" style:parent-style-name="Table_20_Contents">
      <style:text-properties fo:font-size="11pt" officeooo:rsid="039fbde2" officeooo:paragraph-rsid="039fbde2" style:font-size-asian="11pt" style:font-size-complex="11pt"/>
    </style:style>
    <style:style style:name="P180" style:family="paragraph" style:parent-style-name="Table_20_Contents">
      <style:text-properties fo:font-size="11pt" officeooo:rsid="03a1197e" officeooo:paragraph-rsid="03a33392" style:font-size-asian="11pt" style:font-size-complex="11pt"/>
    </style:style>
    <style:style style:name="P181" style:family="paragraph" style:parent-style-name="Table_20_Contents">
      <style:text-properties fo:font-size="11pt" officeooo:rsid="03a1197e" officeooo:paragraph-rsid="03a4960c" style:font-size-asian="11pt" style:font-size-complex="11pt"/>
    </style:style>
    <style:style style:name="P182" style:family="paragraph" style:parent-style-name="Table_20_Contents">
      <style:text-properties fo:font-size="11pt" officeooo:rsid="03a8af48" officeooo:paragraph-rsid="03a8af48" style:font-size-asian="11pt" style:font-size-complex="11pt"/>
    </style:style>
    <style:style style:name="P183" style:family="paragraph" style:parent-style-name="Table_20_Contents">
      <style:text-properties fo:font-size="11pt" officeooo:rsid="03aaacdf" officeooo:paragraph-rsid="03aaacdf" style:font-size-asian="11pt" style:font-size-complex="11pt"/>
    </style:style>
    <style:style style:name="P184" style:family="paragraph" style:parent-style-name="Table_20_Contents">
      <style:text-properties fo:font-size="11pt" officeooo:paragraph-rsid="03b5758f" style:font-size-asian="11pt" style:font-size-complex="11pt"/>
    </style:style>
    <style:style style:name="P185" style:family="paragraph" style:parent-style-name="Table_20_Contents">
      <style:text-properties fo:font-size="11pt" officeooo:rsid="03b5758f" officeooo:paragraph-rsid="03b5758f" style:font-size-asian="11pt" style:font-size-complex="11pt"/>
    </style:style>
    <style:style style:name="P186" style:family="paragraph" style:parent-style-name="Table_20_Contents">
      <style:text-properties fo:font-size="11pt" officeooo:rsid="03b5758f" officeooo:paragraph-rsid="03cee7ff" style:font-size-asian="11pt" style:font-size-complex="11pt"/>
    </style:style>
    <style:style style:name="P187" style:family="paragraph" style:parent-style-name="Table_20_Contents">
      <style:text-properties fo:font-size="11pt" officeooo:rsid="03baf8ba" officeooo:paragraph-rsid="03baf8ba" style:font-size-asian="11pt" style:font-size-complex="11pt"/>
    </style:style>
    <style:style style:name="P188" style:family="paragraph" style:parent-style-name="Table_20_Contents">
      <style:text-properties fo:font-size="11pt" officeooo:rsid="03baf8ba" officeooo:paragraph-rsid="03cee7ff" style:font-size-asian="11pt" style:font-size-complex="11pt"/>
    </style:style>
    <style:style style:name="P189" style:family="paragraph" style:parent-style-name="Table_20_Contents">
      <style:text-properties fo:font-size="11pt" officeooo:rsid="03bb4599" officeooo:paragraph-rsid="03bb4599" style:font-size-asian="11pt" style:font-size-complex="11pt"/>
    </style:style>
    <style:style style:name="P190" style:family="paragraph" style:parent-style-name="Table_20_Contents">
      <style:text-properties fo:font-size="11pt" officeooo:rsid="03bb4599" officeooo:paragraph-rsid="03cee7ff" style:font-size-asian="11pt" style:font-size-complex="11pt"/>
    </style:style>
    <style:style style:name="P191" style:family="paragraph" style:parent-style-name="Table_20_Contents">
      <style:text-properties fo:font-size="11pt" officeooo:rsid="03bdeb06" officeooo:paragraph-rsid="03bdeb06" style:font-size-asian="11pt" style:font-size-complex="11pt"/>
    </style:style>
    <style:style style:name="P192" style:family="paragraph" style:parent-style-name="Table_20_Contents">
      <style:text-properties fo:font-size="11pt" officeooo:rsid="03bdeb06" officeooo:paragraph-rsid="03c54b1b" style:font-size-asian="11pt" style:font-size-complex="11pt"/>
    </style:style>
    <style:style style:name="P193" style:family="paragraph" style:parent-style-name="Table_20_Contents">
      <style:text-properties fo:font-size="11pt" officeooo:rsid="03bdeb06" officeooo:paragraph-rsid="03c6d9c1" style:font-size-asian="11pt" style:font-size-complex="11pt"/>
    </style:style>
    <style:style style:name="P194" style:family="paragraph" style:parent-style-name="Table_20_Contents">
      <style:text-properties fo:font-size="11pt" officeooo:rsid="03bdeb06" officeooo:paragraph-rsid="03cee7ff" style:font-size-asian="11pt" style:font-size-complex="11pt"/>
    </style:style>
    <style:style style:name="P195" style:family="paragraph" style:parent-style-name="Table_20_Contents">
      <style:text-properties fo:font-size="11pt" officeooo:paragraph-rsid="03cee7ff" style:font-size-asian="11pt" style:font-size-complex="11pt"/>
    </style:style>
    <style:style style:name="P196" style:family="paragraph" style:parent-style-name="Table_20_Contents">
      <style:text-properties fo:font-size="11pt" officeooo:paragraph-rsid="03ed4cd6" style:font-size-asian="11pt" style:font-size-complex="11pt"/>
    </style:style>
    <style:style style:name="P197" style:family="paragraph" style:parent-style-name="Table_20_Contents">
      <style:text-properties fo:font-size="11pt" officeooo:rsid="03ed4cd6" officeooo:paragraph-rsid="03ed4cd6" style:font-size-asian="11pt" style:font-size-complex="11pt"/>
    </style:style>
    <style:style style:name="P198" style:family="paragraph" style:parent-style-name="Table_20_Contents">
      <style:text-properties fo:font-size="11pt" officeooo:rsid="03efdbc7" officeooo:paragraph-rsid="03efdbc7" style:font-size-asian="11pt" style:font-size-complex="11pt"/>
    </style:style>
    <style:style style:name="P199" style:family="paragraph" style:parent-style-name="Table_20_Contents">
      <style:text-properties fo:font-size="11pt" officeooo:paragraph-rsid="041828e1" style:font-size-asian="11pt" style:font-size-complex="11pt"/>
    </style:style>
    <style:style style:name="P200" style:family="paragraph" style:parent-style-name="Table_20_Contents">
      <style:text-properties fo:font-size="11pt" officeooo:rsid="04184b8f" officeooo:paragraph-rsid="04184b8f" style:font-size-asian="11pt" style:font-size-complex="11pt"/>
    </style:style>
    <style:style style:name="P201" style:family="paragraph" style:parent-style-name="Table_20_Contents">
      <style:text-properties fo:font-size="11pt" officeooo:paragraph-rsid="04527099" style:font-size-asian="11pt" style:font-size-complex="11pt"/>
    </style:style>
    <style:style style:name="P202" style:family="paragraph" style:parent-style-name="Table_20_Contents">
      <style:text-properties fo:font-size="11pt" officeooo:rsid="045584d3" officeooo:paragraph-rsid="045584d3" style:font-size-asian="11pt" style:font-size-complex="11pt"/>
    </style:style>
    <style:style style:name="P203" style:family="paragraph" style:parent-style-name="Table_20_Contents">
      <style:text-properties fo:font-size="11pt" officeooo:rsid="0455e03e" officeooo:paragraph-rsid="0455e03e" style:font-size-asian="11pt" style:font-size-complex="11pt"/>
    </style:style>
    <style:style style:name="P204" style:family="paragraph" style:parent-style-name="Table_20_Contents">
      <style:text-properties fo:font-size="11pt" officeooo:rsid="0458a25e" officeooo:paragraph-rsid="0458a25e" style:font-size-asian="11pt" style:font-size-complex="11pt"/>
    </style:style>
    <style:style style:name="P205" style:family="paragraph" style:parent-style-name="Table_20_Contents">
      <style:text-properties fo:font-size="11pt" officeooo:rsid="045a20cf" officeooo:paragraph-rsid="045a20cf" style:font-size-asian="11pt" style:font-size-complex="11pt"/>
    </style:style>
    <style:style style:name="P206" style:family="paragraph" style:parent-style-name="Table_20_Contents">
      <style:text-properties fo:font-size="11pt" officeooo:rsid="045aface" officeooo:paragraph-rsid="045aface" style:font-size-asian="11pt" style:font-size-complex="11pt"/>
    </style:style>
    <style:style style:name="P207" style:family="paragraph" style:parent-style-name="Table_20_Contents">
      <style:text-properties fo:font-size="11pt" officeooo:rsid="045b3f54" officeooo:paragraph-rsid="045b3f54" style:font-size-asian="11pt" style:font-size-complex="11pt"/>
    </style:style>
    <style:style style:name="P208" style:family="paragraph" style:parent-style-name="Table_20_Contents">
      <style:text-properties fo:font-size="11pt" officeooo:rsid="045d9096" officeooo:paragraph-rsid="045d9096" style:font-size-asian="11pt" style:font-size-complex="11pt"/>
    </style:style>
    <style:style style:name="P209" style:family="paragraph" style:parent-style-name="Table_20_Contents">
      <style:text-properties fo:font-size="11pt" officeooo:rsid="045f42ab" officeooo:paragraph-rsid="045f42ab" style:font-size-asian="11pt" style:font-size-complex="11pt"/>
    </style:style>
    <style:style style:name="P210" style:family="paragraph" style:parent-style-name="Table_20_Contents">
      <style:text-properties fo:font-size="11pt" officeooo:rsid="0460d86a" officeooo:paragraph-rsid="0460d86a" style:font-size-asian="11pt" style:font-size-complex="11pt"/>
    </style:style>
    <style:style style:name="P211" style:family="paragraph" style:parent-style-name="Table_20_Contents">
      <style:text-properties fo:font-size="11pt" officeooo:rsid="0461cad5" officeooo:paragraph-rsid="0461cad5" style:font-size-asian="11pt" style:font-size-complex="11pt"/>
    </style:style>
    <style:style style:name="P212" style:family="paragraph" style:parent-style-name="Table_20_Contents">
      <style:text-properties fo:font-size="11pt" officeooo:rsid="0465e622" officeooo:paragraph-rsid="0465e622" style:font-size-asian="11pt" style:font-size-complex="11pt"/>
    </style:style>
    <style:style style:name="P213" style:family="paragraph" style:parent-style-name="Table_20_Contents">
      <style:text-properties fo:font-size="11pt" officeooo:paragraph-rsid="049dd3df" style:font-size-asian="11pt" style:font-size-complex="11pt"/>
    </style:style>
    <style:style style:name="P214" style:family="paragraph" style:parent-style-name="Table_20_Contents">
      <style:text-properties fo:font-size="11pt" officeooo:rsid="049ebba4" officeooo:paragraph-rsid="049ebba4" style:font-size-asian="11pt" style:font-size-complex="11pt"/>
    </style:style>
    <style:style style:name="P215" style:family="paragraph" style:parent-style-name="Table_20_Contents">
      <style:text-properties fo:font-size="11pt" officeooo:rsid="04a0bb75" officeooo:paragraph-rsid="04a0bb75" style:font-size-asian="11pt" style:font-size-complex="11pt"/>
    </style:style>
    <style:style style:name="P216" style:family="paragraph" style:parent-style-name="Table_20_Contents">
      <style:text-properties fo:font-size="11pt" officeooo:rsid="04a12c90" officeooo:paragraph-rsid="04a12c90" style:font-size-asian="11pt" style:font-size-complex="11pt"/>
    </style:style>
    <style:style style:name="P217" style:family="paragraph" style:parent-style-name="Table_20_Contents">
      <style:text-properties fo:font-size="11pt" officeooo:rsid="04a32c7e" officeooo:paragraph-rsid="04a32c7e" style:font-size-asian="11pt" style:font-size-complex="11pt"/>
    </style:style>
    <style:style style:name="P218" style:family="paragraph" style:parent-style-name="Table_20_Contents">
      <style:text-properties fo:font-size="11pt" officeooo:rsid="04a5f40e" officeooo:paragraph-rsid="04a5f40e" style:font-size-asian="11pt" style:font-size-complex="11pt"/>
    </style:style>
    <style:style style:name="P219" style:family="paragraph" style:parent-style-name="Table_20_Contents">
      <style:text-properties fo:font-size="11pt" officeooo:rsid="04a908df" officeooo:paragraph-rsid="04a908df" style:font-size-asian="11pt" style:font-size-complex="11pt"/>
    </style:style>
    <style:style style:name="P220" style:family="paragraph" style:parent-style-name="Table_20_Contents">
      <style:text-properties fo:font-size="11pt" officeooo:rsid="04aa31c2" officeooo:paragraph-rsid="04aa31c2" style:font-size-asian="11pt" style:font-size-complex="11pt"/>
    </style:style>
    <style:style style:name="P221" style:family="paragraph" style:parent-style-name="Table_20_Contents">
      <style:text-properties fo:font-size="11pt" officeooo:rsid="04ab63d1" officeooo:paragraph-rsid="04ab63d1" style:font-size-asian="11pt" style:font-size-complex="11pt"/>
    </style:style>
    <style:style style:name="P222" style:family="paragraph" style:parent-style-name="Table_20_Contents">
      <style:text-properties fo:font-size="11pt" officeooo:rsid="04ac1d08" officeooo:paragraph-rsid="04ac1d08" style:font-size-asian="11pt" style:font-size-complex="11pt"/>
    </style:style>
    <style:style style:name="P223" style:family="paragraph" style:parent-style-name="Table_20_Contents">
      <style:text-properties fo:font-size="11pt" officeooo:rsid="04ad60af" officeooo:paragraph-rsid="04ad60af" style:font-size-asian="11pt" style:font-size-complex="11pt"/>
    </style:style>
    <style:style style:name="P224" style:family="paragraph" style:parent-style-name="Table_20_Contents">
      <style:text-properties fo:font-size="11pt" officeooo:rsid="04af943d" officeooo:paragraph-rsid="04af943d" style:font-size-asian="11pt" style:font-size-complex="11pt"/>
    </style:style>
    <style:style style:name="P225" style:family="paragraph" style:parent-style-name="Table_20_Contents">
      <style:text-properties fo:font-size="11pt" fo:language="en" fo:country="US" officeooo:rsid="045539e9" officeooo:paragraph-rsid="045539e9" style:font-size-asian="11pt" style:font-size-complex="11pt"/>
    </style:style>
    <style:style style:name="P226" style:family="paragraph" style:parent-style-name="Table_20_Contents">
      <style:text-properties fo:font-size="11pt" fo:language="en" fo:country="US" officeooo:rsid="045539e9" officeooo:paragraph-rsid="049dd3df" style:font-size-asian="11pt" style:font-size-complex="11pt"/>
    </style:style>
    <style:style style:name="P227" style:family="paragraph" style:parent-style-name="Table_20_Contents">
      <style:text-properties fo:font-size="11pt" fo:language="en" fo:country="US" officeooo:rsid="0467b056" officeooo:paragraph-rsid="0467b056" style:font-size-asian="11pt" style:font-size-complex="11pt"/>
    </style:style>
    <style:style style:name="P228" style:family="paragraph" style:parent-style-name="Table_20_Contents">
      <style:text-properties officeooo:paragraph-rsid="03a1197e"/>
    </style:style>
    <style:style style:name="P229" style:family="paragraph" style:parent-style-name="Table_20_Contents">
      <style:text-properties officeooo:paragraph-rsid="04b0fe69"/>
    </style:style>
    <style:style style:name="P230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866304" style:font-size-asian="11pt" style:font-weight-asian="bold" style:font-size-complex="11pt" style:font-weight-complex="bold"/>
    </style:style>
    <style:style style:name="P231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b5758f" style:font-size-asian="11pt" style:font-weight-asian="bold" style:font-size-complex="11pt" style:font-weight-complex="bold"/>
    </style:style>
    <style:style style:name="P232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cee7ff" style:font-size-asian="11pt" style:font-weight-asian="bold" style:font-size-complex="11pt" style:font-weight-complex="bold"/>
    </style:style>
    <style:style style:name="P233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ed4cd6" style:font-size-asian="11pt" style:font-weight-asian="bold" style:font-size-complex="11pt" style:font-weight-complex="bold"/>
    </style:style>
    <style:style style:name="P234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1828e1" style:font-size-asian="11pt" style:font-weight-asian="bold" style:font-size-complex="11pt" style:font-weight-complex="bold"/>
    </style:style>
    <style:style style:name="P235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527099" style:font-size-asian="11pt" style:font-weight-asian="bold" style:font-size-complex="11pt" style:font-weight-complex="bold"/>
    </style:style>
    <style:style style:name="P236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9dd3df" style:font-size-asian="11pt" style:font-weight-asian="bold" style:font-size-complex="11pt" style:font-weight-complex="bold"/>
    </style:style>
    <style:style style:name="P237" style:family="paragraph" style:parent-style-name="Standard">
      <style:text-properties fo:color="#000000" style:font-name="Arial" fo:font-size="11pt" fo:language="en" fo:country="US" fo:font-weight="normal" officeooo:rsid="04beceb7" officeooo:paragraph-rsid="04beceb7" style:font-name-asian="標楷體" style:font-size-asian="11pt" style:font-weight-asian="normal" style:font-name-complex="Arial" style:font-size-complex="11pt" style:font-weight-complex="normal"/>
    </style:style>
    <style:style style:name="P238" style:family="paragraph" style:parent-style-name="Standard">
      <style:text-properties officeooo:paragraph-rsid="04c9aff3"/>
    </style:style>
    <style:style style:name="P239" style:family="paragraph" style:parent-style-name="Standard">
      <style:text-properties officeooo:rsid="04d19492" officeooo:paragraph-rsid="04d19492"/>
    </style:style>
    <style:style style:name="P240" style:family="paragraph" style:parent-style-name="Standard">
      <style:text-properties officeooo:rsid="04d3542b" officeooo:paragraph-rsid="04d3542b"/>
    </style:style>
    <style:style style:name="P241" style:family="paragraph" style:parent-style-name="Standard">
      <style:text-properties officeooo:rsid="04d4e747" officeooo:paragraph-rsid="04d4e747"/>
    </style:style>
    <style:style style:name="P242" style:family="paragraph" style:parent-style-name="Standard">
      <style:text-properties officeooo:rsid="04d9863f" officeooo:paragraph-rsid="04d9863f"/>
    </style:style>
    <style:style style:name="P243" style:family="paragraph" style:parent-style-name="Standard">
      <style:text-properties officeooo:rsid="04e41296" officeooo:paragraph-rsid="04e41296"/>
    </style:style>
    <style:style style:name="P244" style:family="paragraph" style:parent-style-name="Standard">
      <style:text-properties officeooo:rsid="04ec06e2" officeooo:paragraph-rsid="04ec06e2"/>
    </style:style>
    <style:style style:name="P245" style:family="paragraph" style:parent-style-name="Standard">
      <style:text-properties officeooo:rsid="04ec06e2" officeooo:paragraph-rsid="04f1846f"/>
    </style:style>
    <style:style style:name="P246" style:family="paragraph" style:parent-style-name="Standard">
      <style:text-properties fo:color="#800000" officeooo:rsid="04eeca27" officeooo:paragraph-rsid="04eeca27"/>
    </style:style>
    <style:style style:name="P247" style:family="paragraph" style:parent-style-name="Standard">
      <style:text-properties officeooo:paragraph-rsid="04f1846f"/>
    </style:style>
    <style:style style:name="P248" style:family="paragraph" style:parent-style-name="Contents_20_1">
      <style:paragraph-properties>
        <style:tab-stops>
          <style:tab-stop style:position="27.16cm" style:type="right" style:leader-style="dotted" style:leader-text="."/>
        </style:tab-stops>
      </style:paragraph-properties>
    </style:style>
    <style:style style:name="P249" style:family="paragraph" style:parent-style-name="Table_20_Contents">
      <style:text-properties officeooo:rsid="04ec5ddb" officeooo:paragraph-rsid="04ec5ddb"/>
    </style:style>
    <style:style style:name="P250" style:family="paragraph" style:parent-style-name="Table_20_Contents">
      <style:text-properties fo:font-weight="bold" officeooo:rsid="04ec1a80" officeooo:paragraph-rsid="04ec1a80" style:font-weight-asian="bold" style:font-weight-complex="bold"/>
    </style:style>
    <style:style style:name="P251" style:family="paragraph" style:parent-style-name="Table_20_Contents">
      <style:text-properties fo:font-weight="bold" officeooo:rsid="04ec1a80" officeooo:paragraph-rsid="04f1846f" style:font-weight-asian="bold" style:font-weight-complex="bold"/>
    </style:style>
    <style:style style:name="P252" style:family="paragraph" style:parent-style-name="Table_20_Contents">
      <style:text-properties fo:font-weight="bold" officeooo:paragraph-rsid="04ec1a80" style:font-weight-asian="bold" style:font-weight-complex="bold"/>
    </style:style>
    <style:style style:name="P253" style:family="paragraph" style:parent-style-name="Table_20_Contents">
      <style:text-properties fo:font-weight="bold" officeooo:paragraph-rsid="04f1846f" style:font-weight-asian="bold" style:font-weight-complex="bold"/>
    </style:style>
    <style:style style:name="P254" style:family="paragraph" style:parent-style-name="Table_20_Contents">
      <style:text-properties officeooo:paragraph-rsid="04f1846f"/>
    </style:style>
    <style:style style:name="P255" style:family="paragraph" style:parent-style-name="Table_20_Contents">
      <style:text-properties officeooo:rsid="04f52d08" officeooo:paragraph-rsid="04f52d08"/>
    </style:style>
    <style:style style:name="P256" style:family="paragraph" style:parent-style-name="Table_20_Contents">
      <style:paragraph-properties fo:margin-left="0cm" fo:margin-right="0cm" fo:widows="1" fo:text-indent="0cm" style:auto-text-indent="false"/>
      <style:text-properties fo:font-weight="bold" officeooo:rsid="04ec1a80" officeooo:paragraph-rsid="04ec1a80" style:font-weight-asian="bold" style:font-weight-complex="bold"/>
    </style:style>
    <style:style style:name="P257" style:family="paragraph" style:parent-style-name="Table_20_Contents">
      <style:paragraph-properties fo:margin-left="0cm" fo:margin-right="0cm" fo:widows="1" fo:text-indent="0cm" style:auto-text-indent="false"/>
      <style:text-properties fo:font-weight="bold" officeooo:rsid="04ec1a80" officeooo:paragraph-rsid="04f1846f" style:font-weight-asian="bold" style:font-weight-complex="bold"/>
    </style:style>
    <style:style style:name="P258" style:family="paragraph" style:parent-style-name="Table_20_Contents">
      <style:paragraph-properties fo:margin-left="0cm" fo:margin-right="0cm" fo:widows="1" fo:text-indent="0cm" style:auto-text-indent="false"/>
      <style:text-properties officeooo:rsid="04f4563e" officeooo:paragraph-rsid="04f4563e"/>
    </style:style>
    <style:style style:name="P259" style:family="paragraph" style:parent-style-name="Table_20_Contents">
      <style:paragraph-properties fo:margin-left="0cm" fo:margin-right="0cm" fo:widows="1" fo:text-indent="0cm" style:auto-text-indent="false"/>
      <style:text-properties style:font-name="Times New Roman" fo:font-size="12pt" style:font-size-asian="12pt" style:font-size-complex="12pt"/>
    </style:style>
    <style:style style:name="P260" style:family="paragraph" style:parent-style-name="Table_20_Contents">
      <style:paragraph-properties fo:margin-left="0cm" fo:margin-right="0cm" fo:widows="1" fo:text-indent="0cm" style:auto-text-indent="false"/>
      <style:text-properties style:font-name="Times New Roman" fo:font-size="12pt" officeooo:paragraph-rsid="04ec1a80" style:font-size-asian="12pt" style:font-size-complex="12pt"/>
    </style:style>
    <style:style style:name="P261" style:family="paragraph" style:parent-style-name="Heading_20_1">
      <style:text-properties style:font-name="Arial" fo:font-size="12pt" officeooo:rsid="0244b93e" officeooo:paragraph-rsid="0244b93e" style:font-name-asian="標楷體" style:font-size-asian="12pt" style:font-name-complex="Arial" style:font-size-complex="12pt"/>
    </style:style>
    <style:style style:name="P262" style:family="paragraph" style:parent-style-name="Heading_20_1">
      <style:text-properties style:font-name="Arial" fo:font-size="12pt" officeooo:rsid="0244b93e" officeooo:paragraph-rsid="036c2d94" style:font-name-asian="標楷體" style:font-size-asian="12pt" style:font-name-complex="Arial" style:font-size-complex="12pt"/>
    </style:style>
    <style:style style:name="P263" style:family="paragraph" style:parent-style-name="Heading_20_1">
      <style:text-properties style:font-name="Arial" fo:font-size="12pt" officeooo:rsid="0244b93e" officeooo:paragraph-rsid="03abf650" style:font-name-asian="標楷體" style:font-size-asian="12pt" style:font-name-complex="Arial" style:font-size-complex="12pt"/>
    </style:style>
    <style:style style:name="P264" style:family="paragraph" style:parent-style-name="Heading_20_1">
      <style:text-properties style:font-name="Arial" fo:font-size="12pt" officeooo:rsid="0244b93e" officeooo:paragraph-rsid="03c8cb5b" style:font-name-asian="標楷體" style:font-size-asian="12pt" style:font-name-complex="Arial" style:font-size-complex="12pt"/>
    </style:style>
    <style:style style:name="P265" style:family="paragraph" style:parent-style-name="Heading_20_1">
      <style:text-properties style:font-name="Arial" fo:font-size="12pt" officeooo:rsid="0244b93e" officeooo:paragraph-rsid="03d3e15d" style:font-name-asian="標楷體" style:font-size-asian="12pt" style:font-name-complex="Arial" style:font-size-complex="12pt"/>
    </style:style>
    <style:style style:name="P266" style:family="paragraph" style:parent-style-name="Heading_20_1">
      <style:text-properties style:font-name="Arial" fo:font-size="12pt" officeooo:rsid="0244b93e" officeooo:paragraph-rsid="03e69f5f" style:font-name-asian="標楷體" style:font-size-asian="12pt" style:font-name-complex="Arial" style:font-size-complex="12pt"/>
    </style:style>
    <style:style style:name="P267" style:family="paragraph" style:parent-style-name="Heading_20_1">
      <style:text-properties style:font-name="Arial" fo:font-size="12pt" officeooo:rsid="0244b93e" officeooo:paragraph-rsid="0404a9cc" style:font-name-asian="標楷體" style:font-size-asian="12pt" style:font-name-complex="Arial" style:font-size-complex="12pt"/>
    </style:style>
    <style:style style:name="P268" style:family="paragraph" style:parent-style-name="Heading_20_1">
      <style:text-properties style:font-name="Arial" fo:font-size="12pt" officeooo:rsid="0244b93e" officeooo:paragraph-rsid="04266bf4" style:font-name-asian="標楷體" style:font-size-asian="12pt" style:font-name-complex="Arial" style:font-size-complex="12pt"/>
    </style:style>
    <style:style style:name="P269" style:family="paragraph" style:parent-style-name="Heading_20_1">
      <style:text-properties style:font-name="Arial" fo:font-size="12pt" officeooo:rsid="0244b93e" officeooo:paragraph-rsid="046f1a30" style:font-name-asian="標楷體" style:font-size-asian="12pt" style:font-name-complex="Arial" style:font-size-complex="12pt"/>
    </style:style>
    <style:style style:name="P270" style:family="paragraph" style:parent-style-name="Heading_20_1">
      <style:text-properties style:font-name="Arial" fo:font-size="12pt" officeooo:rsid="02657b64" officeooo:paragraph-rsid="02657b64" style:font-name-asian="標楷體" style:font-size-asian="12pt" style:font-name-complex="Arial" style:font-size-complex="12pt"/>
    </style:style>
    <style:style style:name="P271" style:family="paragraph" style:parent-style-name="Heading_20_1">
      <style:text-properties style:font-name="Arial" fo:font-size="12pt" officeooo:rsid="02777dc2" officeooo:paragraph-rsid="0274a229" style:font-name-asian="標楷體" style:font-size-asian="12pt" style:font-name-complex="Arial" style:font-size-complex="12pt"/>
    </style:style>
    <style:style style:name="P272" style:family="paragraph" style:parent-style-name="Heading_20_1">
      <style:text-properties style:font-name="Arial" fo:font-size="12pt" officeooo:rsid="0244b93e" officeooo:paragraph-rsid="02a7f60b" style:font-size-asian="12pt" style:font-name-complex="Arial" style:font-size-complex="12pt"/>
    </style:style>
    <style:style style:name="P273" style:family="paragraph" style:parent-style-name="Heading_20_1">
      <style:text-properties style:font-name="Arial" fo:font-size="12pt" officeooo:rsid="0244b93e" officeooo:paragraph-rsid="02e1b725" style:font-size-asian="12pt" style:font-name-complex="Arial" style:font-size-complex="12pt"/>
    </style:style>
    <style:style style:name="P274" style:family="paragraph" style:parent-style-name="Heading_20_1">
      <style:text-properties style:font-name="Arial" fo:font-size="12pt" officeooo:rsid="0244b93e" officeooo:paragraph-rsid="03067ea2" style:font-size-asian="12pt" style:font-name-complex="Arial" style:font-size-complex="12pt"/>
    </style:style>
    <style:style style:name="P275" style:family="paragraph" style:parent-style-name="Heading_20_1">
      <style:text-properties style:font-name="Arial" fo:font-size="12pt" officeooo:rsid="0244b93e" officeooo:paragraph-rsid="0328af4b" style:font-size-asian="12pt" style:font-name-complex="Arial" style:font-size-complex="12pt"/>
    </style:style>
    <style:style style:name="P276" style:family="paragraph" style:parent-style-name="Heading_20_1">
      <style:text-properties style:font-name="Arial" fo:font-size="12pt" officeooo:rsid="0244b93e" officeooo:paragraph-rsid="0362f670" style:font-size-asian="12pt" style:font-name-complex="Arial" style:font-size-complex="12pt"/>
    </style:style>
    <style:style style:name="P277" style:family="paragraph" style:parent-style-name="Heading_20_1">
      <style:text-properties fo:color="#000000" style:font-name="Arial" fo:font-size="12pt" fo:font-weight="bold" officeooo:rsid="0244b93e" officeooo:paragraph-rsid="04c58211" style:font-name-asian="標楷體" style:font-size-asian="12pt" style:font-weight-asian="bold" style:font-name-complex="Arial" style:font-size-complex="12pt" style:font-weight-complex="bold"/>
    </style:style>
    <style:style style:name="P278" style:family="paragraph" style:parent-style-name="Heading_20_1">
      <style:text-properties fo:color="#000000" style:font-name="Arial" fo:font-size="12pt" fo:language="en" fo:country="US" fo:font-weight="bold" officeooo:rsid="0244b93e" officeooo:paragraph-rsid="04c9aff3" style:font-name-asian="標楷體" style:font-size-asian="12pt" style:font-weight-asian="bold" style:font-name-complex="Arial" style:font-size-complex="12pt" style:font-weight-complex="bold"/>
    </style:style>
    <style:style style:name="P279" style:family="paragraph" style:parent-style-name="Heading_20_1">
      <style:text-properties officeooo:paragraph-rsid="04e86236"/>
    </style:style>
    <style:style style:name="P280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Arial" fo:font-size="12pt" officeooo:rsid="027be622" style:font-size-asian="12pt" style:font-name-complex="Arial" style:font-size-complex="12pt"/>
    </style:style>
    <style:style style:name="T2" style:family="text">
      <style:text-properties style:font-name="Arial" fo:font-size="12pt" fo:language="en" fo:country="US" officeooo:rsid="027be622" style:font-size-asian="12pt" style:font-name-complex="Arial" style:font-size-complex="12pt"/>
    </style:style>
    <style:style style:name="T3" style:family="text">
      <style:text-properties style:font-name="Arial" fo:font-size="11pt" style:font-name-asian="標楷體" style:font-size-asian="11pt" style:font-name-complex="Arial" style:font-size-complex="11pt"/>
    </style:style>
    <style:style style:name="T4" style:family="text">
      <style:text-properties style:font-name="Arial" fo:font-size="11pt" officeooo:rsid="02458e33" style:font-name-asian="標楷體" style:font-size-asian="11pt" style:font-name-complex="Arial" style:font-size-complex="11pt"/>
    </style:style>
    <style:style style:name="T5" style:family="text">
      <style:text-properties style:font-name="Arial" fo:font-size="11pt" officeooo:rsid="02452907" style:font-name-asian="標楷體" style:font-size-asian="11pt" style:font-name-complex="Arial" style:font-size-complex="11pt"/>
    </style:style>
    <style:style style:name="T6" style:family="text">
      <style:text-properties style:font-name="Arial" fo:font-size="11pt" officeooo:rsid="0252f4cc" style:font-name-asian="標楷體" style:font-size-asian="11pt" style:font-name-complex="Arial" style:font-size-complex="11pt"/>
    </style:style>
    <style:style style:name="T7" style:family="text">
      <style:text-properties style:font-name="Arial" fo:font-size="11pt" officeooo:rsid="0255753b" style:font-name-asian="標楷體" style:font-size-asian="11pt" style:font-name-complex="Arial" style:font-size-complex="11pt"/>
    </style:style>
    <style:style style:name="T8" style:family="text">
      <style:text-properties style:font-name="Arial" fo:font-size="11pt" officeooo:rsid="02582004" style:font-name-asian="標楷體" style:font-size-asian="11pt" style:font-name-complex="Arial" style:font-size-complex="11pt"/>
    </style:style>
    <style:style style:name="T9" style:family="text">
      <style:text-properties style:font-name="Arial" fo:font-size="11pt" officeooo:rsid="027ca580" style:font-name-asian="標楷體" style:font-size-asian="11pt" style:font-name-complex="Arial" style:font-size-complex="11pt"/>
    </style:style>
    <style:style style:name="T10" style:family="text">
      <style:text-properties style:font-name="Arial" fo:font-size="11pt" officeooo:rsid="02927df8" style:font-name-asian="標楷體" style:font-size-asian="11pt" style:font-name-complex="Arial" style:font-size-complex="11pt"/>
    </style:style>
    <style:style style:name="T11" style:family="text">
      <style:text-properties style:font-name="Arial" fo:font-size="11pt" officeooo:rsid="0297d157" style:font-name-asian="標楷體" style:font-size-asian="11pt" style:font-name-complex="Arial" style:font-size-complex="11pt"/>
    </style:style>
    <style:style style:name="T12" style:family="text">
      <style:text-properties style:font-name="Arial" fo:font-size="11pt" officeooo:rsid="0280a0db" style:font-name-asian="標楷體" style:font-size-asian="11pt" style:font-name-complex="Arial" style:font-size-complex="11pt"/>
    </style:style>
    <style:style style:name="T13" style:family="text">
      <style:text-properties style:font-name="Arial" fo:font-size="11pt" officeooo:rsid="02af6ff3" style:font-name-asian="標楷體" style:font-size-asian="11pt" style:font-name-complex="Arial" style:font-size-complex="11pt"/>
    </style:style>
    <style:style style:name="T14" style:family="text">
      <style:text-properties style:font-name="Arial" fo:font-size="11pt" officeooo:rsid="02b0b6f2" style:font-name-asian="標楷體" style:font-size-asian="11pt" style:font-name-complex="Arial" style:font-size-complex="11pt"/>
    </style:style>
    <style:style style:name="T15" style:family="text">
      <style:text-properties style:font-name="Arial" fo:font-size="11pt" officeooo:rsid="02b3d7c8" style:font-name-asian="標楷體" style:font-size-asian="11pt" style:font-name-complex="Arial" style:font-size-complex="11pt"/>
    </style:style>
    <style:style style:name="T16" style:family="text">
      <style:text-properties style:font-name="Arial" fo:font-size="11pt" officeooo:rsid="02b43689" style:font-name-asian="標楷體" style:font-size-asian="11pt" style:font-name-complex="Arial" style:font-size-complex="11pt"/>
    </style:style>
    <style:style style:name="T17" style:family="text">
      <style:text-properties style:font-name="Arial" fo:font-size="11pt" officeooo:rsid="02badf7f" style:font-name-asian="標楷體" style:font-size-asian="11pt" style:font-name-complex="Arial" style:font-size-complex="11pt"/>
    </style:style>
    <style:style style:name="T18" style:family="text">
      <style:text-properties style:font-name="Arial" fo:font-size="11pt" officeooo:rsid="02bce656" style:font-name-asian="標楷體" style:font-size-asian="11pt" style:font-name-complex="Arial" style:font-size-complex="11pt"/>
    </style:style>
    <style:style style:name="T19" style:family="text">
      <style:text-properties style:font-name="Arial" fo:font-size="11pt" officeooo:rsid="02e454ec" style:font-name-asian="標楷體" style:font-size-asian="11pt" style:font-name-complex="Arial" style:font-size-complex="11pt"/>
    </style:style>
    <style:style style:name="T20" style:family="text">
      <style:text-properties style:font-name="Arial" fo:font-size="11pt" officeooo:rsid="02e45eb9" style:font-name-asian="標楷體" style:font-size-asian="11pt" style:font-name-complex="Arial" style:font-size-complex="11pt"/>
    </style:style>
    <style:style style:name="T21" style:family="text">
      <style:text-properties style:font-name="Arial" fo:font-size="11pt" officeooo:rsid="030c5c2d" style:font-name-asian="標楷體" style:font-size-asian="11pt" style:font-name-complex="Arial" style:font-size-complex="11pt"/>
    </style:style>
    <style:style style:name="T22" style:family="text">
      <style:text-properties style:font-name="Arial" fo:font-size="11pt" officeooo:rsid="030db418" style:font-name-asian="標楷體" style:font-size-asian="11pt" style:font-name-complex="Arial" style:font-size-complex="11pt"/>
    </style:style>
    <style:style style:name="T23" style:family="text">
      <style:text-properties style:font-name="Arial" fo:font-size="11pt" officeooo:rsid="030e0d10" style:font-name-asian="標楷體" style:font-size-asian="11pt" style:font-name-complex="Arial" style:font-size-complex="11pt"/>
    </style:style>
    <style:style style:name="T24" style:family="text">
      <style:text-properties style:font-name="Arial" fo:font-size="11pt" officeooo:rsid="030f6eb0" style:font-name-asian="標楷體" style:font-size-asian="11pt" style:font-name-complex="Arial" style:font-size-complex="11pt"/>
    </style:style>
    <style:style style:name="T25" style:family="text">
      <style:text-properties style:font-name="Arial" fo:font-size="11pt" officeooo:rsid="02e8d5b2" style:font-name-asian="標楷體" style:font-size-asian="11pt" style:font-name-complex="Arial" style:font-size-complex="11pt"/>
    </style:style>
    <style:style style:name="T26" style:family="text">
      <style:text-properties style:font-name="Arial" fo:font-size="11pt" officeooo:rsid="03119966" style:font-name-asian="標楷體" style:font-size-asian="11pt" style:font-name-complex="Arial" style:font-size-complex="11pt"/>
    </style:style>
    <style:style style:name="T27" style:family="text">
      <style:text-properties style:font-name="Arial" fo:font-size="11pt" officeooo:rsid="02eec6d3" style:font-name-asian="標楷體" style:font-size-asian="11pt" style:font-name-complex="Arial" style:font-size-complex="11pt"/>
    </style:style>
    <style:style style:name="T28" style:family="text">
      <style:text-properties style:font-name="Arial" fo:font-size="11pt" officeooo:rsid="03198bed" style:font-name-asian="標楷體" style:font-size-asian="11pt" style:font-name-complex="Arial" style:font-size-complex="11pt"/>
    </style:style>
    <style:style style:name="T29" style:family="text">
      <style:text-properties style:font-name="Arial" fo:font-size="11pt" officeooo:rsid="031c64a2" style:font-name-asian="標楷體" style:font-size-asian="11pt" style:font-name-complex="Arial" style:font-size-complex="11pt"/>
    </style:style>
    <style:style style:name="T30" style:family="text">
      <style:text-properties style:font-name="Arial" fo:font-size="11pt" officeooo:rsid="031e8e60" style:font-name-asian="標楷體" style:font-size-asian="11pt" style:font-name-complex="Arial" style:font-size-complex="11pt"/>
    </style:style>
    <style:style style:name="T31" style:family="text">
      <style:text-properties style:font-name="Arial" fo:font-size="11pt" officeooo:rsid="031f7442" style:font-name-asian="標楷體" style:font-size-asian="11pt" style:font-name-complex="Arial" style:font-size-complex="11pt"/>
    </style:style>
    <style:style style:name="T32" style:family="text">
      <style:text-properties style:font-name="Arial" fo:font-size="11pt" officeooo:rsid="03019866" style:font-name-asian="標楷體" style:font-size-asian="11pt" style:font-name-complex="Arial" style:font-size-complex="11pt"/>
    </style:style>
    <style:style style:name="T33" style:family="text">
      <style:text-properties style:font-name="Arial" fo:font-size="11pt" officeooo:rsid="032f06b7" style:font-name-asian="標楷體" style:font-size-asian="11pt" style:font-name-complex="Arial" style:font-size-complex="11pt"/>
    </style:style>
    <style:style style:name="T34" style:family="text">
      <style:text-properties style:font-name="Arial" fo:font-size="11pt" officeooo:rsid="03303c0a" style:font-name-asian="標楷體" style:font-size-asian="11pt" style:font-name-complex="Arial" style:font-size-complex="11pt"/>
    </style:style>
    <style:style style:name="T35" style:family="text">
      <style:text-properties style:font-name="Arial" fo:font-size="11pt" officeooo:rsid="03328bb0" style:font-name-asian="標楷體" style:font-size-asian="11pt" style:font-name-complex="Arial" style:font-size-complex="11pt"/>
    </style:style>
    <style:style style:name="T36" style:family="text">
      <style:text-properties style:font-name="Arial" fo:font-size="11pt" officeooo:rsid="0333c196" style:font-name-asian="標楷體" style:font-size-asian="11pt" style:font-name-complex="Arial" style:font-size-complex="11pt"/>
    </style:style>
    <style:style style:name="T37" style:family="text">
      <style:text-properties style:font-name="Arial" fo:font-size="11pt" officeooo:rsid="033524a6" style:font-name-asian="標楷體" style:font-size-asian="11pt" style:font-name-complex="Arial" style:font-size-complex="11pt"/>
    </style:style>
    <style:style style:name="T38" style:family="text">
      <style:text-properties style:font-name="Arial" fo:font-size="11pt" officeooo:rsid="033571af" style:font-name-asian="標楷體" style:font-size-asian="11pt" style:font-name-complex="Arial" style:font-size-complex="11pt"/>
    </style:style>
    <style:style style:name="T39" style:family="text">
      <style:text-properties style:font-name="Arial" fo:font-size="11pt" officeooo:rsid="03360ec5" style:font-name-asian="標楷體" style:font-size-asian="11pt" style:font-name-complex="Arial" style:font-size-complex="11pt"/>
    </style:style>
    <style:style style:name="T40" style:family="text">
      <style:text-properties style:font-name="Arial" fo:font-size="11pt" officeooo:rsid="03387299" style:font-name-asian="標楷體" style:font-size-asian="11pt" style:font-name-complex="Arial" style:font-size-complex="11pt"/>
    </style:style>
    <style:style style:name="T41" style:family="text">
      <style:text-properties style:font-name="Arial" fo:font-size="11pt" officeooo:rsid="033cff47" style:font-name-asian="標楷體" style:font-size-asian="11pt" style:font-name-complex="Arial" style:font-size-complex="11pt"/>
    </style:style>
    <style:style style:name="T42" style:family="text">
      <style:text-properties style:font-name="Arial" fo:font-size="11pt" officeooo:rsid="033f57d8" style:font-name-asian="標楷體" style:font-size-asian="11pt" style:font-name-complex="Arial" style:font-size-complex="11pt"/>
    </style:style>
    <style:style style:name="T43" style:family="text">
      <style:text-properties style:font-name="Arial" fo:font-size="11pt" officeooo:rsid="0340df2a" style:font-name-asian="標楷體" style:font-size-asian="11pt" style:font-name-complex="Arial" style:font-size-complex="11pt"/>
    </style:style>
    <style:style style:name="T44" style:family="text">
      <style:text-properties style:font-name="Arial" fo:font-size="11pt" officeooo:rsid="0341f64a" style:font-name-asian="標楷體" style:font-size-asian="11pt" style:font-name-complex="Arial" style:font-size-complex="11pt"/>
    </style:style>
    <style:style style:name="T45" style:family="text">
      <style:text-properties style:font-name="Arial" fo:font-size="11pt" officeooo:rsid="036fef84" style:font-name-asian="標楷體" style:font-size-asian="11pt" style:font-name-complex="Arial" style:font-size-complex="11pt"/>
    </style:style>
    <style:style style:name="T46" style:family="text">
      <style:text-properties style:font-name="Arial" fo:font-size="11pt" officeooo:rsid="037bc1ee" style:font-name-asian="標楷體" style:font-size-asian="11pt" style:font-name-complex="Arial" style:font-size-complex="11pt"/>
    </style:style>
    <style:style style:name="T47" style:family="text">
      <style:text-properties style:font-name="Arial" fo:font-size="11pt" officeooo:rsid="037f2915" style:font-name-asian="標楷體" style:font-size-asian="11pt" style:font-name-complex="Arial" style:font-size-complex="11pt"/>
    </style:style>
    <style:style style:name="T48" style:family="text">
      <style:text-properties style:font-name="Arial" fo:font-size="11pt" officeooo:rsid="037f9ca9" style:font-name-asian="標楷體" style:font-size-asian="11pt" style:font-name-complex="Arial" style:font-size-complex="11pt"/>
    </style:style>
    <style:style style:name="T49" style:family="text">
      <style:text-properties style:font-name="Arial" fo:font-size="11pt" officeooo:rsid="03816481" style:font-name-asian="標楷體" style:font-size-asian="11pt" style:font-name-complex="Arial" style:font-size-complex="11pt"/>
    </style:style>
    <style:style style:name="T50" style:family="text">
      <style:text-properties style:font-name="Arial" fo:font-size="11pt" officeooo:rsid="03b00001" style:font-name-asian="標楷體" style:font-size-asian="11pt" style:font-name-complex="Arial" style:font-size-complex="11pt"/>
    </style:style>
    <style:style style:name="T51" style:family="text">
      <style:text-properties style:font-name="Arial" fo:font-size="11pt" officeooo:rsid="03b04fa3" style:font-name-asian="標楷體" style:font-size-asian="11pt" style:font-name-complex="Arial" style:font-size-complex="11pt"/>
    </style:style>
    <style:style style:name="T52" style:family="text">
      <style:text-properties style:font-name="Arial" fo:font-size="11pt" officeooo:rsid="03cd7803" style:font-name-asian="標楷體" style:font-size-asian="11pt" style:font-name-complex="Arial" style:font-size-complex="11pt"/>
    </style:style>
    <style:style style:name="T53" style:family="text">
      <style:text-properties style:font-name="Arial" fo:font-size="11pt" officeooo:rsid="03cd9e4a" style:font-name-asian="標楷體" style:font-size-asian="11pt" style:font-name-complex="Arial" style:font-size-complex="11pt"/>
    </style:style>
    <style:style style:name="T54" style:family="text">
      <style:text-properties style:font-name="Arial" fo:font-size="11pt" officeooo:rsid="03d3e15d" style:font-name-asian="標楷體" style:font-size-asian="11pt" style:font-name-complex="Arial" style:font-size-complex="11pt"/>
    </style:style>
    <style:style style:name="T55" style:family="text">
      <style:text-properties style:font-name="Arial" fo:font-size="11pt" officeooo:rsid="03d610cd" style:font-name-asian="標楷體" style:font-size-asian="11pt" style:font-name-complex="Arial" style:font-size-complex="11pt"/>
    </style:style>
    <style:style style:name="T56" style:family="text">
      <style:text-properties style:font-name="Arial" fo:font-size="11pt" officeooo:rsid="03d7c66b" style:font-name-asian="標楷體" style:font-size-asian="11pt" style:font-name-complex="Arial" style:font-size-complex="11pt"/>
    </style:style>
    <style:style style:name="T57" style:family="text">
      <style:text-properties style:font-name="Arial" fo:font-size="11pt" officeooo:rsid="03d8a453" style:font-name-asian="標楷體" style:font-size-asian="11pt" style:font-name-complex="Arial" style:font-size-complex="11pt"/>
    </style:style>
    <style:style style:name="T58" style:family="text">
      <style:text-properties style:font-name="Arial" fo:font-size="11pt" officeooo:rsid="03da3009" style:font-name-asian="標楷體" style:font-size-asian="11pt" style:font-name-complex="Arial" style:font-size-complex="11pt"/>
    </style:style>
    <style:style style:name="T59" style:family="text">
      <style:text-properties style:font-name="Arial" fo:font-size="11pt" officeooo:rsid="03dc84c6" style:font-name-asian="標楷體" style:font-size-asian="11pt" style:font-name-complex="Arial" style:font-size-complex="11pt"/>
    </style:style>
    <style:style style:name="T60" style:family="text">
      <style:text-properties style:font-name="Arial" fo:font-size="11pt" officeooo:rsid="03de7cb3" style:font-name-asian="標楷體" style:font-size-asian="11pt" style:font-name-complex="Arial" style:font-size-complex="11pt"/>
    </style:style>
    <style:style style:name="T61" style:family="text">
      <style:text-properties style:font-name="Arial" fo:font-size="11pt" officeooo:rsid="03deb680" style:font-name-asian="標楷體" style:font-size-asian="11pt" style:font-name-complex="Arial" style:font-size-complex="11pt"/>
    </style:style>
    <style:style style:name="T62" style:family="text">
      <style:text-properties style:font-name="Arial" fo:font-size="11pt" officeooo:rsid="03e19ad7" style:font-name-asian="標楷體" style:font-size-asian="11pt" style:font-name-complex="Arial" style:font-size-complex="11pt"/>
    </style:style>
    <style:style style:name="T63" style:family="text">
      <style:text-properties style:font-name="Arial" fo:font-size="11pt" officeooo:rsid="03e791f8" style:font-name-asian="標楷體" style:font-size-asian="11pt" style:font-name-complex="Arial" style:font-size-complex="11pt"/>
    </style:style>
    <style:style style:name="T64" style:family="text">
      <style:text-properties style:font-name="Arial" fo:font-size="11pt" officeooo:rsid="0445b501" style:font-name-asian="標楷體" style:font-size-asian="11pt" style:font-name-complex="Arial" style:font-size-complex="11pt"/>
    </style:style>
    <style:style style:name="T65" style:family="text">
      <style:text-properties style:font-name="Arial" fo:font-size="11pt" officeooo:rsid="0479f928" style:font-name-asian="標楷體" style:font-size-asian="11pt" style:font-name-complex="Arial" style:font-size-complex="11pt"/>
    </style:style>
    <style:style style:name="T66" style:family="text">
      <style:text-properties style:font-name="Arial" fo:font-size="11pt" officeooo:rsid="0449d56e" style:font-name-asian="標楷體" style:font-size-asian="11pt" style:font-name-complex="Arial" style:font-size-complex="11pt"/>
    </style:style>
    <style:style style:name="T67" style:family="text">
      <style:text-properties style:font-name="Arial" fo:font-size="11pt" officeooo:rsid="0480d20a" style:font-name-asian="標楷體" style:font-size-asian="11pt" style:font-name-complex="Arial" style:font-size-complex="11pt"/>
    </style:style>
    <style:style style:name="T68" style:family="text">
      <style:text-properties style:font-name="Arial" fo:font-size="11pt" officeooo:rsid="04827bf8" style:font-name-asian="標楷體" style:font-size-asian="11pt" style:font-name-complex="Arial" style:font-size-complex="11pt"/>
    </style:style>
    <style:style style:name="T69" style:family="text">
      <style:text-properties style:font-name="Arial" fo:font-size="11pt" officeooo:rsid="048448b9" style:font-name-asian="標楷體" style:font-size-asian="11pt" style:font-name-complex="Arial" style:font-size-complex="11pt"/>
    </style:style>
    <style:style style:name="T70" style:family="text">
      <style:text-properties style:font-name="Arial" fo:font-size="11pt" officeooo:rsid="0498b861" style:font-name-asian="標楷體" style:font-size-asian="11pt" style:font-name-complex="Arial" style:font-size-complex="11pt"/>
    </style:style>
    <style:style style:name="T71" style:family="text">
      <style:text-properties style:font-name="Arial" fo:font-size="11pt" officeooo:rsid="04b3ca8f" style:font-name-asian="標楷體" style:font-size-asian="11pt" style:font-name-complex="Arial" style:font-size-complex="11pt"/>
    </style:style>
    <style:style style:name="T72" style:family="text">
      <style:text-properties style:font-name="Arial" fo:font-size="11pt" officeooo:rsid="04b5cf9c" style:font-name-asian="標楷體" style:font-size-asian="11pt" style:font-name-complex="Arial" style:font-size-complex="11pt"/>
    </style:style>
    <style:style style:name="T73" style:family="text">
      <style:text-properties style:font-name="Arial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T74" style:family="text">
      <style:text-properties style:font-name="Arial" fo:font-size="11pt" fo:font-weight="bold" officeooo:rsid="0255753b" style:font-name-asian="標楷體" style:font-size-asian="11pt" style:font-weight-asian="bold" style:font-name-complex="Arial" style:font-size-complex="11pt" style:font-weight-complex="bold"/>
    </style:style>
    <style:style style:name="T75" style:family="text">
      <style:text-properties style:font-name="Arial" fo:font-size="11pt" fo:font-weight="bold" officeooo:rsid="03119966" style:font-name-asian="標楷體" style:font-size-asian="11pt" style:font-weight-asian="bold" style:font-name-complex="Arial" style:font-size-complex="11pt" style:font-weight-complex="bold"/>
    </style:style>
    <style:style style:name="T76" style:family="text">
      <style:text-properties style:font-name="Arial" fo:font-size="11pt" fo:font-weight="bold" officeooo:rsid="03198bed" style:font-name-asian="標楷體" style:font-size-asian="11pt" style:font-weight-asian="bold" style:font-name-complex="Arial" style:font-size-complex="11pt" style:font-weight-complex="bold"/>
    </style:style>
    <style:style style:name="T77" style:family="text">
      <style:text-properties style:font-name="Arial" fo:font-size="11pt" fo:font-weight="bold" officeooo:rsid="031c64a2" style:font-name-asian="標楷體" style:font-size-asian="11pt" style:font-weight-asian="bold" style:font-name-complex="Arial" style:font-size-complex="11pt" style:font-weight-complex="bold"/>
    </style:style>
    <style:style style:name="T78" style:family="text">
      <style:text-properties style:font-name="Arial" fo:font-size="11pt" fo:font-weight="bold" officeooo:rsid="031f7442" style:font-name-asian="標楷體" style:font-size-asian="11pt" style:font-weight-asian="bold" style:font-name-complex="Arial" style:font-size-complex="11pt" style:font-weight-complex="bold"/>
    </style:style>
    <style:style style:name="T79" style:family="text">
      <style:text-properties style:font-name="Arial" fo:font-size="11pt" fo:font-weight="bold" officeooo:rsid="0321fa72" style:font-name-asian="標楷體" style:font-size-asian="11pt" style:font-weight-asian="bold" style:font-name-complex="Arial" style:font-size-complex="11pt" style:font-weight-complex="bold"/>
    </style:style>
    <style:style style:name="T80" style:family="text">
      <style:text-properties style:font-name="Arial" fo:font-size="11pt" fo:font-weight="bold" officeooo:rsid="0323d4c6" style:font-name-asian="標楷體" style:font-size-asian="11pt" style:font-weight-asian="bold" style:font-name-complex="Arial" style:font-size-complex="11pt" style:font-weight-complex="bold"/>
    </style:style>
    <style:style style:name="T81" style:family="text">
      <style:text-properties style:font-name="Arial" fo:font-size="11pt" fo:font-weight="bold" officeooo:rsid="03360ec5" style:font-name-asian="標楷體" style:font-size-asian="11pt" style:font-weight-asian="bold" style:font-name-complex="Arial" style:font-size-complex="11pt" style:font-weight-complex="bold"/>
    </style:style>
    <style:style style:name="T82" style:family="text">
      <style:text-properties style:font-name="Arial" fo:font-size="11pt" fo:font-weight="bold" officeooo:rsid="0328c991" style:font-name-asian="標楷體" style:font-size-asian="11pt" style:font-weight-asian="bold" style:font-name-complex="Arial" style:font-size-complex="11pt" style:font-weight-complex="bold"/>
    </style:style>
    <style:style style:name="T83" style:family="text">
      <style:text-properties style:font-name="Arial" fo:font-size="11pt" fo:font-weight="bold" officeooo:rsid="033f57d8" style:font-name-asian="標楷體" style:font-size-asian="11pt" style:font-weight-asian="bold" style:font-name-complex="Arial" style:font-size-complex="11pt" style:font-weight-complex="bold"/>
    </style:style>
    <style:style style:name="T84" style:family="text">
      <style:text-properties style:font-name="Arial" fo:font-size="11pt" fo:font-weight="bold" officeooo:rsid="0445b501" style:font-name-asian="標楷體" style:font-size-asian="11pt" style:font-weight-asian="bold" style:font-name-complex="Arial" style:font-size-complex="11pt" style:font-weight-complex="bold"/>
    </style:style>
    <style:style style:name="T85" style:family="text">
      <style:text-properties style:font-name="Arial" fo:font-size="11pt" fo:font-weight="bold" officeooo:rsid="0447db55" style:font-name-asian="標楷體" style:font-size-asian="11pt" style:font-weight-asian="bold" style:font-name-complex="Arial" style:font-size-complex="11pt" style:font-weight-complex="bold"/>
    </style:style>
    <style:style style:name="T86" style:family="text">
      <style:text-properties style:font-name="Arial" fo:font-size="11pt" fo:font-weight="bold" officeooo:rsid="0479f928" style:font-name-asian="標楷體" style:font-size-asian="11pt" style:font-weight-asian="bold" style:font-name-complex="Arial" style:font-size-complex="11pt" style:font-weight-complex="bold"/>
    </style:style>
    <style:style style:name="T87" style:family="text">
      <style:text-properties style:font-name="Arial" fo:font-size="11pt" fo:font-weight="bold" officeooo:rsid="0493f116" style:font-name-asian="標楷體" style:font-size-asian="11pt" style:font-weight-asian="bold" style:font-name-complex="Arial" style:font-size-complex="11pt" style:font-weight-complex="bold"/>
    </style:style>
    <style:style style:name="T88" style:family="text">
      <style:text-properties style:font-name="Arial" fo:font-size="11pt" fo:font-style="italic" fo:font-weight="bold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89" style:family="text">
      <style:text-properties style:font-name="Arial" fo:font-size="11pt" fo:font-style="italic" fo:font-weight="bold" officeooo:rsid="0328c991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0" style:family="text">
      <style:text-properties style:font-name="Arial" fo:font-size="11pt" fo:font-style="italic" fo:font-weight="bold" officeooo:rsid="03d8a453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1" style:family="text">
      <style:text-properties style:font-name="Arial" fo:font-size="11pt" fo:font-style="italic" fo:font-weight="bold" officeooo:rsid="03e15a34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2" style:family="text">
      <style:text-properties style:font-name="Arial" fo:font-size="11pt" fo:font-style="italic" fo:font-weight="bold" officeooo:rsid="03e1f009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3" style:family="text">
      <style:text-properties style:font-name="Arial" fo:font-size="11pt" fo:font-weight="normal" style:font-name-asian="標楷體" style:font-size-asian="11pt" style:font-weight-asian="normal" style:font-name-complex="Arial" style:font-size-complex="11pt" style:font-weight-complex="normal"/>
    </style:style>
    <style:style style:name="T94" style:family="text">
      <style:text-properties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95" style:family="text">
      <style:text-properties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96" style:family="text">
      <style:text-properties style:font-name="Arial" fo:font-size="11pt" fo:font-weight="normal" officeooo:rsid="0447db55" style:font-name-asian="標楷體" style:font-size-asian="11pt" style:font-weight-asian="normal" style:font-name-complex="Arial" style:font-size-complex="11pt" style:font-weight-complex="normal"/>
    </style:style>
    <style:style style:name="T97" style:family="text">
      <style:text-properties style:font-name="Arial" fo:font-size="11pt" fo:font-weight="normal" officeooo:rsid="047a2a80" style:font-name-asian="標楷體" style:font-size-asian="11pt" style:font-weight-asian="normal" style:font-name-complex="Arial" style:font-size-complex="11pt" style:font-weight-complex="normal"/>
    </style:style>
    <style:style style:name="T98" style:family="text">
      <style:text-properties style:font-name="Arial" fo:font-size="11pt" fo:font-weight="normal" officeooo:rsid="047bed42" style:font-name-asian="標楷體" style:font-size-asian="11pt" style:font-weight-asian="normal" style:font-name-complex="Arial" style:font-size-complex="11pt" style:font-weight-complex="normal"/>
    </style:style>
    <style:style style:name="T99" style:family="text">
      <style:text-properties style:font-name="Arial" fo:font-size="11pt" fo:font-weight="normal" officeooo:rsid="0493f116" style:font-name-asian="標楷體" style:font-size-asian="11pt" style:font-weight-asian="normal" style:font-name-complex="Arial" style:font-size-complex="11pt" style:font-weight-complex="normal"/>
    </style:style>
    <style:style style:name="T100" style:family="text">
      <style:text-properties style:font-name="Arial" fo:font-size="11pt" fo:language="en" fo:country="US" fo:font-weight="normal" style:font-name-asian="標楷體" style:font-size-asian="11pt" style:font-weight-asian="normal" style:font-name-complex="Arial" style:font-size-complex="11pt" style:font-weight-complex="normal"/>
    </style:style>
    <style:style style:name="T101" style:family="text">
      <style:text-properties style:font-name="Arial" fo:font-size="11pt" fo:language="en" fo:country="US" fo:font-weight="normal" officeooo:rsid="04b5cf9c" style:font-name-asian="標楷體" style:font-size-asian="11pt" style:font-weight-asian="normal" style:font-name-complex="Arial" style:font-size-complex="11pt" style:font-weight-complex="normal"/>
    </style:style>
    <style:style style:name="T102" style:family="text">
      <style:text-properties style:font-name="Arial" fo:font-size="11pt" fo:language="en" fo:country="US" fo:font-weight="normal" officeooo:rsid="04bffed5" style:font-name-asian="標楷體" style:font-size-asian="11pt" style:font-weight-asian="normal" style:font-name-complex="Arial" style:font-size-complex="11pt" style:font-weight-complex="normal"/>
    </style:style>
    <style:style style:name="T103" style:family="text">
      <style:text-properties style:font-name="Arial" fo:font-size="11pt" fo:language="en" fo:country="US" style:font-name-asian="標楷體" style:font-size-asian="11pt" style:font-name-complex="Arial" style:font-size-complex="11pt"/>
    </style:style>
    <style:style style:name="T104" style:family="text">
      <style:text-properties style:font-name="Arial" style:font-name-asian="標楷體" style:font-name-complex="Arial"/>
    </style:style>
    <style:style style:name="T105" style:family="text">
      <style:text-properties style:font-name="Arial" officeooo:rsid="0341f64a" style:font-name-asian="標楷體" style:font-name-complex="Arial"/>
    </style:style>
    <style:style style:name="T106" style:family="text">
      <style:text-properties style:font-name="Arial" officeooo:rsid="03435dfa" style:font-name-asian="標楷體" style:font-name-complex="Arial"/>
    </style:style>
    <style:style style:name="T107" style:family="text">
      <style:text-properties style:font-name="Arial" officeooo:rsid="034502eb" style:font-name-asian="標楷體" style:font-name-complex="Arial"/>
    </style:style>
    <style:style style:name="T108" style:family="text">
      <style:text-properties style:font-name="Arial" officeooo:rsid="03472869" style:font-name-asian="標楷體" style:font-name-complex="Arial"/>
    </style:style>
    <style:style style:name="T109" style:family="text">
      <style:text-properties style:font-name="Arial" officeooo:rsid="034643b3" style:font-name-asian="標楷體" style:font-name-complex="Arial"/>
    </style:style>
    <style:style style:name="T110" style:family="text">
      <style:text-properties style:font-name="Arial" officeooo:rsid="034a774d" style:font-name-asian="標楷體" style:font-name-complex="Arial"/>
    </style:style>
    <style:style style:name="T111" style:family="text">
      <style:text-properties style:font-name="Arial" officeooo:rsid="034ad411" style:font-name-asian="標楷體" style:font-name-complex="Arial"/>
    </style:style>
    <style:style style:name="T112" style:family="text">
      <style:text-properties style:font-name="Arial" officeooo:rsid="034c3f14" style:font-name-asian="標楷體" style:font-name-complex="Arial"/>
    </style:style>
    <style:style style:name="T113" style:family="text">
      <style:text-properties style:font-name="Arial" officeooo:rsid="034e0bb0" style:font-name-asian="標楷體" style:font-name-complex="Arial"/>
    </style:style>
    <style:style style:name="T114" style:family="text">
      <style:text-properties style:font-name="Arial" officeooo:rsid="02f72742" style:font-name-asian="標楷體" style:font-name-complex="Arial"/>
    </style:style>
    <style:style style:name="T115" style:family="text">
      <style:text-properties style:font-name="Arial" officeooo:rsid="03514980" style:font-name-asian="標楷體" style:font-name-complex="Arial"/>
    </style:style>
    <style:style style:name="T116" style:family="text">
      <style:text-properties style:font-name="Arial" officeooo:rsid="0353fd8f" style:font-name-asian="標楷體" style:font-name-complex="Arial"/>
    </style:style>
    <style:style style:name="T117" style:family="text">
      <style:text-properties style:font-name="Arial" officeooo:rsid="03552e34" style:font-name-asian="標楷體" style:font-name-complex="Arial"/>
    </style:style>
    <style:style style:name="T118" style:family="text">
      <style:text-properties style:font-name="Arial" officeooo:rsid="0356f54a" style:font-name-asian="標楷體" style:font-name-complex="Arial"/>
    </style:style>
    <style:style style:name="T119" style:family="text">
      <style:text-properties style:font-name="Arial" officeooo:rsid="03588568" style:font-name-asian="標楷體" style:font-name-complex="Arial"/>
    </style:style>
    <style:style style:name="T120" style:family="text">
      <style:text-properties style:font-name="Arial" officeooo:rsid="035bb0e0" style:font-name-asian="標楷體" style:font-name-complex="Arial"/>
    </style:style>
    <style:style style:name="T121" style:family="text">
      <style:text-properties style:font-name="Arial" officeooo:rsid="03019866" style:font-name-asian="標楷體" style:font-name-complex="Arial"/>
    </style:style>
    <style:style style:name="T122" style:family="text">
      <style:text-properties style:font-name="Arial" officeooo:rsid="035e0826" style:font-name-asian="標楷體" style:font-name-complex="Arial"/>
    </style:style>
    <style:style style:name="T123" style:family="text">
      <style:text-properties style:font-name="Arial" officeooo:rsid="03613fc6" style:font-name-asian="標楷體" style:font-name-complex="Arial"/>
    </style:style>
    <style:style style:name="T124" style:family="text">
      <style:text-properties style:font-name="Arial" officeooo:rsid="04b3ca8f" style:font-name-asian="標楷體" style:font-name-complex="Arial"/>
    </style:style>
    <style:style style:name="T125" style:family="text">
      <style:text-properties style:font-name="Arial" fo:font-weight="bold" style:font-name-asian="標楷體" style:font-weight-asian="bold" style:font-name-complex="Arial" style:font-weight-complex="bold"/>
    </style:style>
    <style:style style:name="T126" style:family="text">
      <style:text-properties style:font-name="Arial" fo:font-weight="bold" officeooo:rsid="034ad411" style:font-name-asian="標楷體" style:font-weight-asian="bold" style:font-name-complex="Arial" style:font-weight-complex="bold"/>
    </style:style>
    <style:style style:name="T127" style:family="text">
      <style:text-properties style:font-name="Arial" fo:font-weight="bold" officeooo:rsid="03514980" style:font-name-asian="標楷體" style:font-weight-asian="bold" style:font-name-complex="Arial" style:font-weight-complex="bold"/>
    </style:style>
    <style:style style:name="T128" style:family="text">
      <style:text-properties style:font-name="Arial" fo:font-weight="bold" officeooo:rsid="03588568" style:font-name-asian="標楷體" style:font-weight-asian="bold" style:font-name-complex="Arial" style:font-weight-complex="bold"/>
    </style:style>
    <style:style style:name="T129" style:family="text">
      <style:text-properties style:font-name="Arial" fo:font-weight="bold" officeooo:rsid="03552e34" style:font-name-asian="標楷體" style:font-weight-asian="bold" style:font-name-complex="Arial" style:font-weight-complex="bold"/>
    </style:style>
    <style:style style:name="T130" style:family="text">
      <style:text-properties style:font-name="Arial" fo:font-weight="bold" officeooo:rsid="0323d4c6" style:font-name-asian="標楷體" style:font-weight-asian="bold" style:font-name-complex="Arial" style:font-weight-complex="bold"/>
    </style:style>
    <style:style style:name="T131" style:family="text">
      <style:text-properties officeooo:rsid="023eb4a6"/>
    </style:style>
    <style:style style:name="T132" style:family="text">
      <style:text-properties officeooo:rsid="0243f265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2db2120" style:font-weight-asian="bold" style:font-weight-complex="bold"/>
    </style:style>
    <style:style style:name="T135" style:family="text">
      <style:text-properties fo:font-weight="bold" officeooo:rsid="02dca057" style:font-weight-asian="bold" style:font-weight-complex="bold"/>
    </style:style>
    <style:style style:name="T136" style:family="text">
      <style:text-properties fo:font-weight="bold" officeooo:rsid="02e77237" style:font-weight-asian="bold" style:font-weight-complex="bold"/>
    </style:style>
    <style:style style:name="T137" style:family="text">
      <style:text-properties fo:font-weight="bold" officeooo:rsid="040dce27" style:font-weight-asian="bold" style:font-weight-complex="bold"/>
    </style:style>
    <style:style style:name="T138" style:family="text">
      <style:text-properties fo:language="en" fo:country="US"/>
    </style:style>
    <style:style style:name="T139" style:family="text">
      <style:text-properties fo:language="en" fo:country="US" officeooo:rsid="025c71b9"/>
    </style:style>
    <style:style style:name="T140" style:family="text">
      <style:text-properties fo:language="en" fo:country="US" officeooo:rsid="025fb651"/>
    </style:style>
    <style:style style:name="T141" style:family="text">
      <style:text-properties fo:language="en" fo:country="US" officeooo:rsid="02a07ee1"/>
    </style:style>
    <style:style style:name="T142" style:family="text">
      <style:text-properties fo:language="en" fo:country="US" officeooo:rsid="02a2e44d"/>
    </style:style>
    <style:style style:name="T143" style:family="text">
      <style:text-properties fo:language="en" fo:country="US" officeooo:rsid="0416bbee"/>
    </style:style>
    <style:style style:name="T144" style:family="text">
      <style:text-properties fo:language="en" fo:country="US" officeooo:rsid="04090d98"/>
    </style:style>
    <style:style style:name="T145" style:family="text">
      <style:text-properties fo:language="en" fo:country="US" officeooo:rsid="04373553"/>
    </style:style>
    <style:style style:name="T146" style:family="text">
      <style:text-properties fo:language="en" fo:country="US" officeooo:rsid="043b80e5"/>
    </style:style>
    <style:style style:name="T147" style:family="text">
      <style:text-properties fo:language="en" fo:country="US" officeooo:rsid="043d6c98"/>
    </style:style>
    <style:style style:name="T148" style:family="text">
      <style:text-properties fo:language="en" fo:country="US" officeooo:rsid="042a7845"/>
    </style:style>
    <style:style style:name="T149" style:family="text">
      <style:text-properties fo:font-size="11pt" style:font-name-asian="標楷體" style:font-size-asian="11pt" style:font-size-complex="11pt"/>
    </style:style>
    <style:style style:name="T150" style:family="text">
      <style:text-properties fo:font-size="11pt" officeooo:rsid="02458e33" style:font-name-asian="標楷體" style:font-size-asian="11pt" style:font-size-complex="11pt"/>
    </style:style>
    <style:style style:name="T151" style:family="text">
      <style:text-properties fo:font-size="11pt" officeooo:rsid="026cf6ee" style:font-name-asian="標楷體" style:font-size-asian="11pt" style:font-size-complex="11pt"/>
    </style:style>
    <style:style style:name="T152" style:family="text">
      <style:text-properties fo:font-size="11pt" officeooo:rsid="026d68e1" style:font-name-asian="標楷體" style:font-size-asian="11pt" style:font-size-complex="11pt"/>
    </style:style>
    <style:style style:name="T153" style:family="text">
      <style:text-properties fo:font-size="11pt" officeooo:rsid="027dca2d" style:font-name-asian="標楷體" style:font-size-asian="11pt" style:font-size-complex="11pt"/>
    </style:style>
    <style:style style:name="T154" style:family="text">
      <style:text-properties fo:font-size="11pt" officeooo:rsid="02927df8" style:font-name-asian="標楷體" style:font-size-asian="11pt" style:font-size-complex="11pt"/>
    </style:style>
    <style:style style:name="T155" style:family="text">
      <style:text-properties fo:font-size="11pt" officeooo:rsid="0297d157" style:font-name-asian="標楷體" style:font-size-asian="11pt" style:font-size-complex="11pt"/>
    </style:style>
    <style:style style:name="T156" style:family="text">
      <style:text-properties fo:font-size="11pt" officeooo:rsid="029f4c31" style:font-name-asian="標楷體" style:font-size-asian="11pt" style:font-size-complex="11pt"/>
    </style:style>
    <style:style style:name="T157" style:family="text">
      <style:text-properties fo:font-size="11pt" officeooo:rsid="02b2fcd3" style:font-name-asian="標楷體" style:font-size-asian="11pt" style:font-size-complex="11pt"/>
    </style:style>
    <style:style style:name="T158" style:family="text">
      <style:text-properties fo:font-size="11pt" officeooo:rsid="02e1b725" style:font-name-asian="標楷體" style:font-size-asian="11pt" style:font-size-complex="11pt"/>
    </style:style>
    <style:style style:name="T159" style:family="text">
      <style:text-properties fo:font-size="11pt" officeooo:rsid="03067ea2" style:font-name-asian="標楷體" style:font-size-asian="11pt" style:font-size-complex="11pt"/>
    </style:style>
    <style:style style:name="T160" style:family="text">
      <style:text-properties fo:font-size="11pt" officeooo:rsid="0308248f" style:font-name-asian="標楷體" style:font-size-asian="11pt" style:font-size-complex="11pt"/>
    </style:style>
    <style:style style:name="T161" style:family="text">
      <style:text-properties fo:font-size="11pt" officeooo:rsid="0328af4b" style:font-name-asian="標楷體" style:font-size-asian="11pt" style:font-size-complex="11pt"/>
    </style:style>
    <style:style style:name="T162" style:family="text">
      <style:text-properties fo:font-size="11pt" officeooo:rsid="0328c991" style:font-name-asian="標楷體" style:font-size-asian="11pt" style:font-size-complex="11pt"/>
    </style:style>
    <style:style style:name="T163" style:family="text">
      <style:text-properties fo:font-size="11pt" officeooo:rsid="0362f670" style:font-name-asian="標楷體" style:font-size-asian="11pt" style:font-size-complex="11pt"/>
    </style:style>
    <style:style style:name="T164" style:family="text">
      <style:text-properties fo:font-size="11pt" fo:font-weight="bold" style:font-name-asian="標楷體" style:font-size-asian="11pt" style:font-weight-asian="bold" style:font-size-complex="11pt" style:font-weight-complex="bold"/>
    </style:style>
    <style:style style:name="T165" style:family="text">
      <style:text-properties fo:font-size="11pt" fo:font-weight="bold" officeooo:rsid="026cf6ee" style:font-name-asian="標楷體" style:font-size-asian="11pt" style:font-weight-asian="bold" style:font-size-complex="11pt" style:font-weight-complex="bold"/>
    </style:style>
    <style:style style:name="T166" style:family="text">
      <style:text-properties fo:font-size="11pt" fo:font-weight="bold" officeooo:rsid="027f00c0" style:font-name-asian="標楷體" style:font-size-asian="11pt" style:font-weight-asian="bold" style:font-size-complex="11pt" style:font-weight-complex="bold"/>
    </style:style>
    <style:style style:name="T167" style:family="text">
      <style:text-properties fo:font-size="11pt" fo:font-weight="bold" officeooo:rsid="027dca2d" style:font-name-asian="標楷體" style:font-size-asian="11pt" style:font-weight-asian="bold" style:font-size-complex="11pt" style:font-weight-complex="bold"/>
    </style:style>
    <style:style style:name="T168" style:family="text">
      <style:text-properties fo:font-size="11pt" fo:font-weight="bold" officeooo:rsid="027ca580" style:font-name-asian="標楷體" style:font-size-asian="11pt" style:font-weight-asian="bold" style:font-size-complex="11pt" style:font-weight-complex="bold"/>
    </style:style>
    <style:style style:name="T169" style:family="text">
      <style:text-properties fo:font-size="11pt" fo:font-weight="bold" officeooo:rsid="0280a0db" style:font-name-asian="標楷體" style:font-size-asian="11pt" style:font-weight-asian="bold" style:font-size-complex="11pt" style:font-weight-complex="bold"/>
    </style:style>
    <style:style style:name="T170" style:family="text">
      <style:text-properties fo:font-size="11pt" fo:font-weight="bold" officeooo:rsid="03088f89" style:font-name-asian="標楷體" style:font-size-asian="11pt" style:font-weight-asian="bold" style:font-size-complex="11pt" style:font-weight-complex="bold"/>
    </style:style>
    <style:style style:name="T171" style:family="text">
      <style:text-properties fo:font-size="11pt" fo:font-weight="bold" officeooo:rsid="03a1197e" style:font-size-asian="11pt" style:font-weight-asian="bold" style:font-size-complex="11pt" style:font-weight-complex="bold"/>
    </style:style>
    <style:style style:name="T172" style:family="text">
      <style:text-properties fo:font-size="11pt" fo:language="en" fo:country="US" officeooo:rsid="02927df8" style:font-name-asian="標楷體" style:font-size-asian="11pt" style:font-size-complex="11pt"/>
    </style:style>
    <style:style style:name="T173" style:family="text">
      <style:text-properties fo:font-size="11pt" fo:language="en" fo:country="US" officeooo:rsid="029359a0" style:font-name-asian="標楷體" style:font-size-asian="11pt" style:font-size-complex="11pt"/>
    </style:style>
    <style:style style:name="T174" style:family="text">
      <style:text-properties fo:font-size="11pt" fo:language="en" fo:country="US" style:font-size-asian="11pt" style:font-size-complex="11pt"/>
    </style:style>
    <style:style style:name="T175" style:family="text">
      <style:text-properties fo:font-size="11pt" fo:language="en" fo:country="US" officeooo:rsid="04090d98" style:font-size-asian="11pt" style:font-size-complex="11pt"/>
    </style:style>
    <style:style style:name="T176" style:family="text">
      <style:text-properties fo:font-size="11pt" officeooo:rsid="02b2fcd3" style:font-size-asian="11pt" style:font-size-complex="11pt"/>
    </style:style>
    <style:style style:name="T177" style:family="text">
      <style:text-properties fo:font-size="11pt" officeooo:rsid="036c2d94" style:font-size-asian="11pt" style:font-size-complex="11pt"/>
    </style:style>
    <style:style style:name="T178" style:family="text">
      <style:text-properties fo:font-size="11pt" officeooo:rsid="036fef84" style:font-size-asian="11pt" style:font-size-complex="11pt"/>
    </style:style>
    <style:style style:name="T179" style:family="text">
      <style:text-properties fo:font-size="11pt" officeooo:rsid="03a1197e" style:font-size-asian="11pt" style:font-size-complex="11pt"/>
    </style:style>
    <style:style style:name="T180" style:family="text">
      <style:text-properties fo:font-size="11pt" officeooo:rsid="03abf650" style:font-size-asian="11pt" style:font-size-complex="11pt"/>
    </style:style>
    <style:style style:name="T181" style:family="text">
      <style:text-properties fo:font-size="11pt" officeooo:rsid="03ad8752" style:font-size-asian="11pt" style:font-size-complex="11pt"/>
    </style:style>
    <style:style style:name="T182" style:family="text">
      <style:text-properties fo:font-size="11pt" officeooo:rsid="03c8cb5b" style:font-size-asian="11pt" style:font-size-complex="11pt"/>
    </style:style>
    <style:style style:name="T183" style:family="text">
      <style:text-properties fo:font-size="11pt" officeooo:rsid="03ca2052" style:font-size-asian="11pt" style:font-size-complex="11pt"/>
    </style:style>
    <style:style style:name="T184" style:family="text">
      <style:text-properties fo:font-size="11pt" officeooo:rsid="03d3e15d" style:font-size-asian="11pt" style:font-size-complex="11pt"/>
    </style:style>
    <style:style style:name="T185" style:family="text">
      <style:text-properties fo:font-size="11pt" officeooo:rsid="03e69f5f" style:font-size-asian="11pt" style:font-size-complex="11pt"/>
    </style:style>
    <style:style style:name="T186" style:family="text">
      <style:text-properties fo:font-size="11pt" officeooo:rsid="03e791f8" style:font-size-asian="11pt" style:font-size-complex="11pt"/>
    </style:style>
    <style:style style:name="T187" style:family="text">
      <style:text-properties fo:font-size="11pt" officeooo:rsid="0404a9cc" style:font-size-asian="11pt" style:font-size-complex="11pt"/>
    </style:style>
    <style:style style:name="T188" style:family="text">
      <style:text-properties fo:font-size="11pt" officeooo:rsid="04060c60" style:font-size-asian="11pt" style:font-size-complex="11pt"/>
    </style:style>
    <style:style style:name="T189" style:family="text">
      <style:text-properties fo:font-size="11pt" officeooo:rsid="04266bf4" style:font-size-asian="11pt" style:font-size-complex="11pt"/>
    </style:style>
    <style:style style:name="T190" style:family="text">
      <style:text-properties fo:font-size="11pt" officeooo:rsid="046f1a30" style:font-size-asian="11pt" style:font-size-complex="11pt"/>
    </style:style>
    <style:style style:name="T191" style:family="text">
      <style:text-properties fo:font-size="11pt" officeooo:rsid="0470461b" style:font-size-asian="11pt" style:font-size-complex="11pt"/>
    </style:style>
    <style:style style:name="T192" style:family="text">
      <style:text-properties fo:font-size="11pt" officeooo:rsid="04b0fe69" style:font-size-asian="11pt" style:font-size-complex="11pt"/>
    </style:style>
    <style:style style:name="T193" style:family="text">
      <style:text-properties fo:font-size="11pt" officeooo:rsid="04c58211" style:font-size-asian="11pt" style:font-size-complex="11pt"/>
    </style:style>
    <style:style style:name="T194" style:family="text">
      <style:text-properties fo:font-size="11pt" officeooo:rsid="04c79460" style:font-size-asian="11pt" style:font-size-complex="11pt"/>
    </style:style>
    <style:style style:name="T195" style:family="text">
      <style:text-properties fo:font-size="11pt" officeooo:rsid="04c83d15" style:font-size-asian="11pt" style:font-size-complex="11pt"/>
    </style:style>
    <style:style style:name="T196" style:family="text">
      <style:text-properties fo:font-size="11pt" officeooo:rsid="04c9aff3" style:font-size-asian="11pt" style:font-size-complex="11pt"/>
    </style:style>
    <style:style style:name="T197" style:family="text">
      <style:text-properties officeooo:rsid="02a9c2d6" style:font-name-asian="標楷體"/>
    </style:style>
    <style:style style:name="T198" style:family="text">
      <style:text-properties officeooo:rsid="02b2fcd3" style:font-name-asian="標楷體"/>
    </style:style>
    <style:style style:name="T199" style:family="text">
      <style:text-properties officeooo:rsid="028c03e2"/>
    </style:style>
    <style:style style:name="T200" style:family="text">
      <style:text-properties officeooo:rsid="02c92813"/>
    </style:style>
    <style:style style:name="T201" style:family="text">
      <style:text-properties officeooo:rsid="02ca9a40"/>
    </style:style>
    <style:style style:name="T202" style:family="text">
      <style:text-properties officeooo:rsid="02d0bd52"/>
    </style:style>
    <style:style style:name="T203" style:family="text">
      <style:text-properties officeooo:rsid="02d5db2d"/>
    </style:style>
    <style:style style:name="T204" style:family="text">
      <style:text-properties officeooo:rsid="02db2120"/>
    </style:style>
    <style:style style:name="T205" style:family="text">
      <style:text-properties officeooo:rsid="02dc185d"/>
    </style:style>
    <style:style style:name="T206" style:family="text">
      <style:text-properties officeooo:rsid="02dc43b5"/>
    </style:style>
    <style:style style:name="T207" style:family="text">
      <style:text-properties officeooo:rsid="02dca057"/>
    </style:style>
    <style:style style:name="T208" style:family="text">
      <style:text-properties officeooo:rsid="02e692b0"/>
    </style:style>
    <style:style style:name="T209" style:family="text">
      <style:text-properties officeooo:rsid="02ed34f6"/>
    </style:style>
    <style:style style:name="T210" style:family="text">
      <style:text-properties officeooo:rsid="02f01575"/>
    </style:style>
    <style:style style:name="T211" style:family="text">
      <style:text-properties officeooo:rsid="02f3fa3f"/>
    </style:style>
    <style:style style:name="T212" style:family="text">
      <style:text-properties officeooo:rsid="02f72742"/>
    </style:style>
    <style:style style:name="T213" style:family="text">
      <style:text-properties officeooo:rsid="03019866"/>
    </style:style>
    <style:style style:name="T214" style:family="text">
      <style:text-properties officeooo:rsid="0314f1fd"/>
    </style:style>
    <style:style style:name="T215" style:family="text">
      <style:text-properties officeooo:rsid="031821cc"/>
    </style:style>
    <style:style style:name="T216" style:family="text">
      <style:text-properties officeooo:rsid="03303c0a"/>
    </style:style>
    <style:style style:name="T217" style:family="text">
      <style:text-properties officeooo:rsid="03328bb0"/>
    </style:style>
    <style:style style:name="T218" style:family="text">
      <style:text-properties officeooo:rsid="03694f56"/>
    </style:style>
    <style:style style:name="T219" style:family="text">
      <style:text-properties officeooo:rsid="036c0d46"/>
    </style:style>
    <style:style style:name="T220" style:family="text">
      <style:text-properties officeooo:rsid="03832172"/>
    </style:style>
    <style:style style:name="T221" style:family="text">
      <style:text-properties officeooo:rsid="03892610"/>
    </style:style>
    <style:style style:name="T222" style:family="text">
      <style:text-properties officeooo:rsid="0389a166"/>
    </style:style>
    <style:style style:name="T223" style:family="text">
      <style:text-properties officeooo:rsid="038ec531"/>
    </style:style>
    <style:style style:name="T224" style:family="text">
      <style:text-properties officeooo:rsid="039b3aef"/>
    </style:style>
    <style:style style:name="T225" style:family="text">
      <style:text-properties officeooo:rsid="039c25ce"/>
    </style:style>
    <style:style style:name="T226" style:family="text">
      <style:text-properties officeooo:rsid="039db88a"/>
    </style:style>
    <style:style style:name="T227" style:family="text">
      <style:text-properties officeooo:rsid="039e20dd"/>
    </style:style>
    <style:style style:name="T228" style:family="text">
      <style:text-properties officeooo:rsid="03a05349"/>
    </style:style>
    <style:style style:name="T229" style:family="text">
      <style:text-properties fo:font-size="10pt" style:font-size-asian="10pt" style:font-size-complex="10pt"/>
    </style:style>
    <style:style style:name="T230" style:family="text">
      <style:text-properties fo:font-size="10pt" officeooo:rsid="03a31c49" style:font-size-asian="10pt" style:font-size-complex="10pt"/>
    </style:style>
    <style:style style:name="T231" style:family="text">
      <style:text-properties fo:font-size="10pt" fo:language="en" fo:country="US" style:font-size-asian="10pt" style:font-size-complex="10pt"/>
    </style:style>
    <style:style style:name="T232" style:family="text">
      <style:text-properties fo:font-size="10pt" fo:language="en" fo:country="US" officeooo:rsid="03a31c49" style:font-size-asian="10pt" style:font-size-complex="10pt"/>
    </style:style>
    <style:style style:name="T233" style:family="text">
      <style:text-properties fo:font-size="10pt" fo:language="en" fo:country="US" officeooo:rsid="03a33392" style:font-size-asian="10pt" style:font-size-complex="10pt"/>
    </style:style>
    <style:style style:name="T234" style:family="text">
      <style:text-properties fo:font-size="10pt" fo:language="en" fo:country="US" officeooo:rsid="03a4960c" style:font-size-asian="10pt" style:font-size-complex="10pt"/>
    </style:style>
    <style:style style:name="T235" style:family="text">
      <style:text-properties officeooo:rsid="03a9a751"/>
    </style:style>
    <style:style style:name="T236" style:family="text">
      <style:text-properties officeooo:rsid="03b47730"/>
    </style:style>
    <style:style style:name="T237" style:family="text">
      <style:text-properties officeooo:rsid="03b58fc2"/>
    </style:style>
    <style:style style:name="T238" style:family="text">
      <style:text-properties officeooo:rsid="03c0da43"/>
    </style:style>
    <style:style style:name="T239" style:family="text">
      <style:text-properties officeooo:rsid="03ccfaaa"/>
    </style:style>
    <style:style style:name="T240" style:family="text">
      <style:text-properties officeooo:rsid="03cee7ff"/>
    </style:style>
    <style:style style:name="T241" style:family="text">
      <style:text-properties officeooo:rsid="03e093e6"/>
    </style:style>
    <style:style style:name="T242" style:family="text">
      <style:text-properties officeooo:rsid="03e9c8a8"/>
    </style:style>
    <style:style style:name="T243" style:family="text">
      <style:text-properties officeooo:rsid="040dce27"/>
    </style:style>
    <style:style style:name="T244" style:family="text">
      <style:text-properties officeooo:rsid="04149a59"/>
    </style:style>
    <style:style style:name="T245" style:family="text">
      <style:text-properties fo:color="#800000" fo:font-weight="bold" officeooo:rsid="04149a59" style:font-weight-asian="bold" style:font-weight-complex="bold"/>
    </style:style>
    <style:style style:name="T246" style:family="text">
      <style:text-properties fo:color="#800000" fo:language="en" fo:country="US" officeooo:rsid="04379d5d"/>
    </style:style>
    <style:style style:name="T247" style:family="text">
      <style:text-properties fo:color="#800000" fo:language="en" fo:country="US" officeooo:rsid="04373553"/>
    </style:style>
    <style:style style:name="T248" style:family="text">
      <style:text-properties fo:color="#800000" fo:language="en" fo:country="US" fo:font-weight="bold" style:font-weight-asian="bold" style:font-weight-complex="bold"/>
    </style:style>
    <style:style style:name="T249" style:family="text">
      <style:text-properties fo:color="#800000" style:font-name="Arial" fo:font-size="11pt" fo:language="en" fo:country="US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50" style:family="text">
      <style:text-properties officeooo:rsid="041fde9a"/>
    </style:style>
    <style:style style:name="T251" style:family="text">
      <style:text-properties officeooo:rsid="042da0df"/>
    </style:style>
    <style:style style:name="T252" style:family="text">
      <style:text-properties officeooo:rsid="0434e789"/>
    </style:style>
    <style:style style:name="T253" style:family="text">
      <style:text-properties fo:color="#000000"/>
    </style:style>
    <style:style style:name="T254" style:family="text">
      <style:text-properties fo:color="#000000" fo:language="en" fo:country="US" officeooo:rsid="04398205"/>
    </style:style>
    <style:style style:name="T255" style:family="text">
      <style:text-properties fo:color="#000000" fo:language="en" fo:country="US" officeooo:rsid="04379d5d"/>
    </style:style>
    <style:style style:name="T256" style:family="text">
      <style:text-properties fo:color="#000000" fo:language="en" fo:country="US" officeooo:rsid="043e13d3"/>
    </style:style>
    <style:style style:name="T257" style:family="text">
      <style:text-properties fo:color="#000000" fo:language="en" fo:country="US" officeooo:rsid="043e26c0"/>
    </style:style>
    <style:style style:name="T258" style:family="text">
      <style:text-properties fo:color="#000000" fo:language="en" fo:country="US" fo:font-weight="normal" style:font-weight-asian="normal" style:font-weight-complex="normal"/>
    </style:style>
    <style:style style:name="T259" style:family="text">
      <style:text-properties fo:color="#000000" style:font-name="Arial" fo:font-size="11pt" officeooo:rsid="03198bed" style:font-name-asian="標楷體" style:font-size-asian="11pt" style:font-name-complex="Arial" style:font-size-complex="11pt"/>
    </style:style>
    <style:style style:name="T260" style:family="text">
      <style:text-properties fo:color="#000000" style:font-name="Arial" fo:font-size="11pt" officeooo:rsid="0445b501" style:font-name-asian="標楷體" style:font-size-asian="11pt" style:font-name-complex="Arial" style:font-size-complex="11pt"/>
    </style:style>
    <style:style style:name="T261" style:family="text">
      <style:text-properties fo:color="#000000"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262" style:family="text">
      <style:text-properties fo:color="#000000"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263" style:family="text">
      <style:text-properties fo:color="#000000" style:font-name="Arial" fo:font-size="11pt" fo:language="en" fo:country="US" fo:font-weight="bold" style:font-name-asian="標楷體" style:font-size-asian="11pt" style:font-weight-asian="bold" style:font-name-complex="Arial" style:font-size-complex="11pt" style:font-weight-complex="bold"/>
    </style:style>
    <style:style style:name="T264" style:family="text">
      <style:text-properties fo:color="#000000" style:font-name="Arial" fo:font-size="11pt" fo:language="en" fo:country="US" fo:font-weight="bold" officeooo:rsid="02b2fcd3" style:font-name-asian="標楷體" style:font-size-asian="11pt" style:font-weight-asian="bold" style:font-name-complex="Arial" style:font-size-complex="11pt" style:font-weight-complex="bold"/>
    </style:style>
    <style:style style:name="T265" style:family="text">
      <style:text-properties fo:color="#000000" style:font-name="Arial" fo:font-size="11pt" fo:language="en" fo:country="US" fo:font-weight="bold" officeooo:rsid="04e86236" style:font-name-asian="標楷體" style:font-size-asian="11pt" style:font-weight-asian="bold" style:font-name-complex="Arial" style:font-size-complex="11pt" style:font-weight-complex="bold"/>
    </style:style>
    <style:style style:name="T266" style:family="text">
      <style:text-properties fo:color="#000000" style:font-name="Arial" fo:font-size="11pt" fo:language="en" fo:country="US" fo:font-weight="bold" officeooo:rsid="04ec1a80" style:font-name-asian="標楷體" style:font-size-asian="11pt" style:font-weight-asian="bold" style:font-name-complex="Arial" style:font-size-complex="11pt" style:font-weight-complex="bold"/>
    </style:style>
    <style:style style:name="T267" style:family="text">
      <style:text-properties fo:color="#000000" style:font-name="Arial" fo:font-size="11pt" fo:language="en" fo:country="US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68" style:family="text">
      <style:text-properties fo:color="#000000" officeooo:rsid="0485f1c4"/>
    </style:style>
    <style:style style:name="T269" style:family="text">
      <style:text-properties fo:color="#000000" officeooo:rsid="048786d6"/>
    </style:style>
    <style:style style:name="T270" style:family="text">
      <style:text-properties fo:color="#000000" officeooo:rsid="0489e93a"/>
    </style:style>
    <style:style style:name="T271" style:family="text">
      <style:text-properties fo:color="#000000" fo:font-size="12pt"/>
    </style:style>
    <style:style style:name="T272" style:family="text">
      <style:text-properties fo:color="#000000" fo:font-size="12pt" fo:font-weight="normal" style:font-weight-asian="normal" style:font-weight-complex="normal"/>
    </style:style>
    <style:style style:name="T273" style:family="text">
      <style:text-properties fo:color="#000000" officeooo:rsid="04973d4c"/>
    </style:style>
    <style:style style:name="T274" style:family="text">
      <style:text-properties fo:color="#000000" fo:font-weight="normal" style:font-weight-asian="normal" style:font-weight-complex="normal"/>
    </style:style>
    <style:style style:name="T275" style:family="text">
      <style:text-properties fo:color="#000000" fo:font-weight="normal" officeooo:rsid="0499d259" style:font-weight-asian="normal" style:font-weight-complex="normal"/>
    </style:style>
    <style:style style:name="T276" style:family="text">
      <style:text-properties fo:color="#000000" fo:font-weight="normal" officeooo:rsid="049a389b" style:font-weight-asian="normal" style:font-weight-complex="normal"/>
    </style:style>
    <style:style style:name="T277" style:family="text">
      <style:text-properties fo:color="#7e0021"/>
    </style:style>
    <style:style style:name="T278" style:family="text">
      <style:text-properties fo:color="#7e0021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79" style:family="text">
      <style:text-properties fo:color="#7e0021" fo:language="en" fo:country="US"/>
    </style:style>
    <style:style style:name="T280" style:family="text">
      <style:text-properties fo:color="#7e0021" fo:language="en" fo:country="US" officeooo:rsid="0485f1c4"/>
    </style:style>
    <style:style style:name="T281" style:family="text">
      <style:text-properties fo:color="#7e0021" officeooo:rsid="0485f1c4"/>
    </style:style>
    <style:style style:name="T282" style:family="text">
      <style:text-properties officeooo:rsid="0442d9e3"/>
    </style:style>
    <style:style style:name="T283" style:family="text">
      <style:text-properties officeooo:rsid="0449d56e"/>
    </style:style>
    <style:style style:name="T284" style:family="text">
      <style:text-properties officeooo:rsid="044aaa8a"/>
    </style:style>
    <style:style style:name="T285" style:family="text">
      <style:text-properties officeooo:rsid="044ca1f4"/>
    </style:style>
    <style:style style:name="T286" style:family="text">
      <style:text-properties officeooo:rsid="04512796"/>
    </style:style>
    <style:style style:name="T287" style:family="text">
      <style:text-properties officeooo:rsid="0455e03e"/>
    </style:style>
    <style:style style:name="T288" style:family="text">
      <style:text-properties officeooo:rsid="0456eb89"/>
    </style:style>
    <style:style style:name="T289" style:family="text">
      <style:text-properties officeooo:rsid="0457c2e7"/>
    </style:style>
    <style:style style:name="T290" style:family="text">
      <style:text-properties officeooo:rsid="045d12a0"/>
    </style:style>
    <style:style style:name="T291" style:family="text">
      <style:text-properties officeooo:rsid="04612232"/>
    </style:style>
    <style:style style:name="T292" style:family="text">
      <style:text-properties officeooo:rsid="046934f2"/>
    </style:style>
    <style:style style:name="T293" style:family="text">
      <style:text-properties officeooo:rsid="042a7845"/>
    </style:style>
    <style:style style:name="T294" style:family="text">
      <style:text-properties officeooo:rsid="0477778c"/>
    </style:style>
    <style:style style:name="T295" style:family="text">
      <style:text-properties fo:font-size="12pt"/>
    </style:style>
    <style:style style:name="T296" style:family="text">
      <style:text-properties fo:font-weight="normal" officeooo:rsid="0485a0ec" style:font-weight-asian="normal" style:font-weight-complex="normal"/>
    </style:style>
    <style:style style:name="T297" style:family="text">
      <style:text-properties fo:font-weight="normal" officeooo:rsid="04973ba6" style:font-weight-asian="normal" style:font-weight-complex="normal"/>
    </style:style>
    <style:style style:name="T298" style:family="text">
      <style:text-properties officeooo:rsid="0479d008"/>
    </style:style>
    <style:style style:name="T299" style:family="text">
      <style:text-properties fo:color="#333333"/>
    </style:style>
    <style:style style:name="T300" style:family="text">
      <style:text-properties fo:color="#333333" style:font-name="Arial" fo:font-size="9pt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301" style:family="text">
      <style:text-properties fo:color="#333333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302" style:family="text">
      <style:text-properties fo:color="#333333" style:font-name="Arial" fo:font-size="9pt" fo:language="en" fo:country="US" fo:font-weight="normal" officeooo:rsid="043b80e5" style:font-name-asian="標楷體" style:font-size-asian="9pt" style:font-weight-asian="normal" style:font-name-complex="Arial" style:font-size-complex="9pt" style:font-weight-complex="normal"/>
    </style:style>
    <style:style style:name="T303" style:family="text">
      <style:text-properties fo:color="#333333" style:font-name="Arial" fo:font-size="9pt" fo:language="en" fo:country="US" fo:font-weight="normal" officeooo:rsid="043d6c98" style:font-name-asian="標楷體" style:font-size-asian="9pt" style:font-weight-asian="normal" style:font-name-complex="Arial" style:font-size-complex="9pt" style:font-weight-complex="normal"/>
    </style:style>
    <style:style style:name="T304" style:family="text">
      <style:text-properties fo:color="#333333" style:font-name="Arial" fo:font-size="9pt" fo:language="en" fo:country="US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305" style:family="text">
      <style:text-properties fo:color="#333333" style:font-name="Arial" fo:font-size="11pt" fo:font-weight="normal" officeooo:rsid="047cfe16" style:font-name-asian="標楷體" style:font-size-asian="11pt" style:font-weight-asian="normal" style:font-name-complex="Arial" style:font-size-complex="11pt" style:font-weight-complex="normal"/>
    </style:style>
    <style:style style:name="T306" style:family="text">
      <style:text-properties fo:color="#333333" fo:language="en" fo:country="US"/>
    </style:style>
    <style:style style:name="T307" style:family="text">
      <style:text-properties officeooo:rsid="0480d20a"/>
    </style:style>
    <style:style style:name="T308" style:family="text">
      <style:text-properties officeooo:rsid="048448b9"/>
    </style:style>
    <style:style style:name="T309" style:family="text">
      <style:text-properties officeooo:rsid="0485f1c4"/>
    </style:style>
    <style:style style:name="T310" style:family="text">
      <style:text-properties officeooo:rsid="048b4663"/>
    </style:style>
    <style:style style:name="T311" style:family="text">
      <style:text-properties officeooo:rsid="0498b861"/>
    </style:style>
    <style:style style:name="T312" style:family="text">
      <style:text-properties officeooo:rsid="049c4437"/>
    </style:style>
    <style:style style:name="T313" style:family="text">
      <style:text-properties officeooo:rsid="04a01f03"/>
    </style:style>
    <style:style style:name="T314" style:family="text">
      <style:text-properties officeooo:rsid="04a4c192"/>
    </style:style>
    <style:style style:name="T315" style:family="text">
      <style:text-properties officeooo:rsid="04a76d9d"/>
    </style:style>
    <style:style style:name="T316" style:family="text">
      <style:text-properties officeooo:rsid="04aecc8a"/>
    </style:style>
    <style:style style:name="T317" style:family="text">
      <style:text-properties officeooo:rsid="04d1bbe4"/>
    </style:style>
    <style:style style:name="T318" style:family="text">
      <style:text-properties fo:font-variant="normal" fo:text-transform="none" fo:color="#333333" style:font-name="Myriad" fo:font-size="9pt" fo:letter-spacing="normal" fo:font-style="normal" fo:font-weight="normal"/>
    </style:style>
    <style:style style:name="T319" style:family="text">
      <style:text-properties fo:font-variant="normal" fo:text-transform="none" fo:color="#333333" fo:font-size="9pt" fo:letter-spacing="normal" fo:font-style="normal" fo:font-weight="normal"/>
    </style:style>
    <style:style style:name="T320" style:family="text">
      <style:text-properties fo:font-variant="normal" fo:text-transform="none" fo:color="#333333" fo:letter-spacing="normal" fo:font-style="normal" fo:font-weight="normal"/>
    </style:style>
    <style:style style:name="T321" style:family="text">
      <style:text-properties officeooo:rsid="04ec1a80"/>
    </style:style>
    <style:style style:name="T322" style:family="text">
      <style:text-properties officeooo:rsid="04f184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0"/>
      <text:p text:style-name="P1"/>
      <text:p text:style-name="P1"/>
      <text:p text:style-name="P1"/>
      <text:p text:style-name="P1">bamboo<text:span text:style-name="T131">BSC</text:span> 0.5</text:p>
      <text:p text:style-name="P1"/>
      <text:p text:style-name="P2">bamboo<text:span text:style-name="T131">BSC</text:span> <text:span text:style-name="T132">Guide</text:span></text:p>
      <text:p text:style-name="Text_20_body"/>
      <text:p text:style-name="Text_20_body"/>
      <text:p text:style-name="Text_20_body"/>
      <text:p text:style-name="P3"/>
      <text:p text:style-name="P3">Author: Chen Xin Nien</text:p>
      <text:p text:style-name="P4">contact: chen.xin.nien@gmail.com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248"><text:soft-page-break/><text:a xlink:type="simple" xlink:href="#__RefHeading__8365_722345540" text:style-name="Index_20_Link" text:visited-style-name="Index_20_Link">Overview<text:tab/>3</text:a></text:p>
          <text:p text:style-name="P248"><text:a xlink:type="simple" xlink:href="#__RefHeading__181_698897888" text:style-name="Index_20_Link" text:visited-style-name="Index_20_Link">Basic Operations<text:tab/>4</text:a></text:p>
          <text:p text:style-name="P248"><text:a xlink:type="simple" xlink:href="#__RefHeading__186_698897888" text:style-name="Index_20_Link" text:visited-style-name="Index_20_Link">Step sourcecard established<text:tab/>5</text:a></text:p>
          <text:p text:style-name="P248"><text:a xlink:type="simple" xlink:href="#__RefHeading__204_698897888" text:style-name="Index_20_Link" text:visited-style-name="Index_20_Link">1. Vision<text:tab/>6</text:a></text:p>
          <text:p text:style-name="P248"><text:a xlink:type="simple" xlink:href="#__RefHeading__210_698897888" text:style-name="Index_20_Link" text:visited-style-name="Index_20_Link">2. Perspectives<text:tab/>8</text:a></text:p>
          <text:p text:style-name="P248"><text:a xlink:type="simple" xlink:href="#__RefHeading__684_365528307" text:style-name="Index_20_Link" text:visited-style-name="Index_20_Link">3. Strategy objective<text:tab/>10</text:a></text:p>
          <text:p text:style-name="P248"><text:a xlink:type="simple" xlink:href="#__RefHeading__694_365528307" text:style-name="Index_20_Link" text:visited-style-name="Index_20_Link">4. KPI<text:tab/>12</text:a></text:p>
          <text:p text:style-name="P248"><text:a xlink:type="simple" xlink:href="#__RefHeading__710_365528307" text:style-name="Index_20_Link" text:visited-style-name="Index_20_Link">5. Measure-data<text:tab/>17</text:a></text:p>
          <text:p text:style-name="P248"><text:a xlink:type="simple" xlink:href="#__RefHeading__1647_1664482940" text:style-name="Index_20_Link" text:visited-style-name="Index_20_Link">6. KPI Report<text:tab/>18</text:a></text:p>
          <text:p text:style-name="P248"><text:a xlink:type="simple" xlink:href="#__RefHeading__1656_1664482940" text:style-name="Index_20_Link" text:visited-style-name="Index_20_Link">7. Personal Report<text:tab/>20</text:a></text:p>
          <text:p text:style-name="P248"><text:a xlink:type="simple" xlink:href="#__RefHeading__1665_1664482940" text:style-name="Index_20_Link" text:visited-style-name="Index_20_Link">8. Department Report<text:tab/>22</text:a></text:p>
          <text:p text:style-name="P248"><text:a xlink:type="simple" xlink:href="#__RefHeading__1670_1664482940" text:style-name="Index_20_Link" text:visited-style-name="Index_20_Link">9. Strategy Map<text:tab/>24</text:a></text:p>
          <text:p text:style-name="P248"><text:a xlink:type="simple" xlink:href="#__RefHeading__1675_1664482940" text:style-name="Index_20_Link" text:visited-style-name="Index_20_Link">10. SWOT<text:tab/>26</text:a></text:p>
          <text:p text:style-name="P248"><text:a xlink:type="simple" xlink:href="#__RefHeading__2749_641801633" text:style-name="Index_20_Link" text:visited-style-name="Index_20_Link">11. Report signature<text:tab/>28</text:a></text:p>
          <text:p text:style-name="P248"><text:a xlink:type="simple" xlink:href="#__RefHeading__2898_1325747453" text:style-name="Index_20_Link" text:visited-style-name="Index_20_Link">12. Query Charts<text:tab/>30</text:a></text:p>
          <text:p text:style-name="P248"><text:a xlink:type="simple" xlink:href="#__RefHeading__3262_21046832" text:style-name="Index_20_Link" text:visited-style-name="Index_20_Link">13. Analytics ( OLAP )<text:tab/>34</text:a></text:p>
          <text:p text:style-name="P248"><text:a xlink:type="simple" xlink:href="#__RefHeading__3879_848276802" text:style-name="Index_20_Link" text:visited-style-name="Index_20_Link">14. bambooBSC mobile version<text:tab/>39</text:a></text:p>
          <text:p text:style-name="P248"><text:a xlink:type="simple" xlink:href="#__RefHeading__4106_105988615" text:style-name="Index_20_Link" text:visited-style-name="Index_20_Link">15. PDCA ( Plan / Do / Check / Action )<text:tab/>42</text:a></text:p>
          <text:p text:style-name="P248"><text:a xlink:type="simple" xlink:href="#__RefHeading__4110_105988615" text:style-name="Index_20_Link" text:visited-style-name="Index_20_Link">16. Audit settings<text:tab/>5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954958905822147524" text:style-name="WW8Num2">
        <text:list-item>
          <text:h text:style-name="P261" text:outline-level="1"><text:bookmark-start text:name="__RefHeading__8365_722345540"/>Overview<text:bookmark-end text:name="__RefHeading__8365_722345540"/></text:h>
        </text:list-item>
      </text:list>
      <text:p text:style-name="P5"><text:span text:style-name="T4">b</text:span><text:span text:style-name="T5">ambooBSC is an <text:s/>opensource </text:span>Balanced Scorecard (BSC) <text:span text:style-name="T5">, </text:span><text:span text:style-name="T6">It provides analysis of employee performance or department/organization performance.</text:span></text:p>
      <text:p text:style-name="P5"/>
      <text:p text:style-name="P5"><text:span text:style-name="T7"><text:s text:c="2"/></text:span><text:span text:style-name="T74">Core Features:</text:span></text:p>
      <text:p text:style-name="P5"><text:span text:style-name="T7"><text:s text:c="4"/></text:span><text:span text:style-name="T8">Sourcecard:</text:span></text:p>
      <text:p text:style-name="P5"><text:span text:style-name="T8"><text:s text:c="6"/></text:span><text:bookmark text:name="result_box"/><text:span text:style-name="T138">Establish and maintain scorecards information or maintenance </text:span><text:span text:style-name="T139">KPI measure </text:span><text:span text:style-name="T138">data</text:span> <text:span text:style-name="T8">. </text:span><text:span text:style-name="T21">And Strategy Map</text:span></text:p>
      <text:p text:style-name="P17"/>
      <text:p text:style-name="P17"><text:s text:c="4"/>Report:</text:p>
      <text:p text:style-name="P6"><text:s text:c="10"/><text:bookmark text:name="result_box1"/><text:span text:style-name="T138">The report includes a KPI reports, </text:span><text:span text:style-name="T140">department/Organization</text:span><text:span text:style-name="T138"> scorecard reports, personal scorecard reports, SWOT reports 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0849992170856" text:continue-numbering="true" text:style-name="WW8Num2">
        <text:list-item>
          <text:h text:style-name="P270" text:outline-level="1"><text:bookmark-start text:name="__RefHeading__181_698897888"/><text:soft-page-break/>Basic Operations<text:bookmark-end text:name="__RefHeading__181_698897888"/></text:h>
        </text:list-item>
      </text:list>
      <text:p text:style-name="P8"><text:span text:style-name="T150">P</text:span><text:span text:style-name="T149">lease look <text:s/>figure-A <text:s/>. </text:span></text:p>
      <text:p text:style-name="P8"><draw:frame draw:style-name="fr1" draw:name="影像1" text:anchor-type="paragraph" svg:width="25.031cm" svg:height="14.236cm" draw:z-index="0"><draw:image xlink:href="Pictures/20000009000061C70000379C3426AD93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9"><text:span text:style-name="T151"><text:s text:c="6"/></text:span><text:span text:style-name="T152"><text:s text:c="68"/></text:span><text:span text:style-name="T151">figure – A </text:span></text:p>
      <text:list xml:id="list140850047163196" text:continue-numbering="true" text:style-name="WW8Num2">
        <text:list-item>
          <text:h text:style-name="P271" text:outline-level="1"><text:bookmark-start text:name="__RefHeading__186_698897888"/><text:soft-page-break/>Step sourcecard established<text:bookmark-end text:name="__RefHeading__186_698897888"/></text:h>
        </text:list-item>
      </text:list>
      <text:p text:style-name="P34"><text:bookmark text:name="result_box7"/><text:span text:style-name="T2">How to build scorecard data</text:span><text:span text:style-name="T1"> , </text:span><text:bookmark text:name="result_box8"/><text:span text:style-name="T138">Reference Videos</text:span> : <text:span text:style-name="T199">https://www.youtube.com/watch?v=A27wnMTtfOc</text:span></text:p>
      <text:p text:style-name="P10"/>
      <text:p text:style-name="P10"/>
      <text:p text:style-name="P10"><text:span text:style-name="T151"><text:s text:c="2"/></text:span><text:span text:style-name="T165">1. </text:span><text:span text:style-name="T166">e</text:span><text:span text:style-name="T167">stablish</text:span><text:span text:style-name="T168"> </text:span><text:span text:style-name="T167">a </text:span><text:span text:style-name="T168">Vision</text:span></text:p>
      <text:p text:style-name="P33"><text:span text:style-name="T9"><text:s text:c="4"/></text:span><text:bookmark text:name="result_box9"/><text:span text:style-name="T138">Complete proposed goals and vision</text:span> </text:p>
      <text:p text:style-name="P19"/>
      <text:p text:style-name="P11"><text:span text:style-name="T149"><text:s text:c="2"/></text:span><text:span text:style-name="T164">2. </text:span><text:span text:style-name="T166">e</text:span><text:span text:style-name="T167">stablish Perspectives</text:span></text:p>
      <text:p text:style-name="P12"><text:span text:style-name="T153"><text:s text:c="4"/></text:span><text:span text:style-name="T154">establish BSC four perspectives, about BSC perspectives please <text:s/></text:span><text:span text:style-name="T172">Reference : </text:span><text:span text:style-name="T173">http://en.wikipedia.org/wiki/Balanced_scorecard</text:span></text:p>
      <text:p text:style-name="P35"><text:span text:style-name="T10"><text:s text:c="4"/></text:span><text:bookmark text:name="result_box10"/><text:span text:style-name="T138">Established with the heads of each of the vision must have Perspective, otherwise this vision is invalid</text:span> </text:p>
      <text:p text:style-name="P20"/>
      <text:p text:style-name="P13"><text:span text:style-name="T153"><text:s text:c="2"/></text:span><text:span text:style-name="T167">3. </text:span><text:span text:style-name="T164">establish </text:span><text:span text:style-name="T170">Strategy </text:span><text:span text:style-name="T164">Objectives</text:span></text:p>
      <text:p text:style-name="P14"><text:s text:c="7"/><text:span text:style-name="T155">Each set has established Objective item for a Perspective</text:span></text:p>
      <text:p text:style-name="P36"><text:span text:style-name="T11"><text:s text:c="4"/></text:span><text:bookmark text:name="result_box11"/><text:span text:style-name="T138">The main goal of the strategic objectives narrative direction</text:span> </text:p>
      <text:p text:style-name="P21"/>
      <text:p text:style-name="P15"><text:span text:style-name="T149"><text:s text:c="2"/></text:span><text:span text:style-name="T164">4. establish KPI</text:span></text:p>
      <text:p text:style-name="P16"><text:s text:c="8"/><text:span text:style-name="T156">The establishment of key project of objectives can be measured create a KPI items.</text:span></text:p>
      <text:p text:style-name="P22"/>
      <text:p text:style-name="P15"><text:span text:style-name="T149"><text:s text:c="2"/></text:span><text:span text:style-name="T164">5. </text:span><text:span text:style-name="T169">maintain Measure-data</text:span></text:p>
      <text:p text:style-name="P37"><text:span text:style-name="T12"><text:s text:c="4"/></text:span><text:bookmark text:name="result_box12"/><text:span text:style-name="T138">Each KPI</text:span><text:span text:style-name="T141">s item</text:span><text:span text:style-name="T138"> will need to maintain </text:span><text:span text:style-name="T142">measure-</text:span><text:span text:style-name="T138">data, no </text:span><text:span text:style-name="T142">masure-</text:span><text:span text:style-name="T138">data will not be calculated KPI performance scores</text:span> 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40850057175799" text:continue-numbering="true" text:style-name="WW8Num2">
        <text:list-item>
          <text:h text:style-name="P272" text:outline-level="1"><text:bookmark-start text:name="__RefHeading__204_698897888"/><text:soft-page-break/><text:span text:style-name="T198">1. </text:span><text:span text:style-name="T197">Vision</text:span><text:bookmark-end text:name="__RefHeading__204_698897888"/></text:h>
        </text:list-item>
      </text:list>
      <text:p text:style-name="P39"><text:span text:style-name="T4">F</text:span><text:span text:style-name="T13">irst click <text:s/>“ 01 – Vision “ </text:span><text:span text:style-name="T14">item </text:span><text:span text:style-name="T13">on menu or tree menu. <text:s/></text:span><text:span text:style-name="T16">Look figure 1-01</text:span></text:p>
      <text:p text:style-name="P23"><draw:frame draw:style-name="fr2" draw:name="影像2" text:anchor-type="paragraph" svg:width="17.067cm" svg:height="6.879cm" draw:z-index="1"><draw:image xlink:href="Pictures/20000009000042AB00001AE06D1B8BD5.svm" xlink:type="simple" xlink:show="embed" xlink:actuate="onLoad"/></draw:frame> <text:s text:c="19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影像3" text:anchor-type="paragraph" svg:x="0.409cm" svg:y="0.466cm" svg:width="0.557cm" svg:height="0.529cm" draw:z-index="2"><draw:image xlink:href="Pictures/200000090000022D00000212A823A623.svm" xlink:type="simple" xlink:show="embed" xlink:actuate="onLoad"/></draw:frame><text:span text:style-name="T13"> <text:s text:c="66"/></text:span><text:span text:style-name="T15">figure 1-01</text:span></text:p>
      <text:p text:style-name="P40"><text:span text:style-name="T15">t</text:span><text:span text:style-name="T3">he icon to </text:span><text:span text:style-name="T73">create</text:span><text:span text:style-name="T3"> </text:span><text:span text:style-name="T17">page</text:span></text:p>
      <text:p text:style-name="P41"><draw:frame draw:style-name="fr3" draw:name="影像4" text:anchor-type="paragraph" svg:x="0.423cm" svg:y="0.023cm" svg:width="0.529cm" svg:height="0.504cm" draw:z-index="3"><draw:image xlink:href="Pictures/2000000900000212000001F81B0C20C4.svm" xlink:type="simple" xlink:show="embed" xlink:actuate="onLoad"/></draw:frame><text:span text:style-name="T3">the icon to </text:span><text:span text:style-name="T73">refresh</text:span><text:span text:style-name="T3"> page</text:span></text:p>
      <text:p text:style-name="P42"><draw:frame draw:style-name="fr3" draw:name="影像5" text:anchor-type="paragraph" svg:x="0.423cm" svg:y="0.023cm" svg:width="0.529cm" svg:height="0.529cm" draw:z-index="4"><draw:image xlink:href="Pictures/200000090000021200000212E4AC1F80.svm" xlink:type="simple" xlink:show="embed" xlink:actuate="onLoad"/></draw:frame><text:span text:style-name="T3">the icon to </text:span><text:span text:style-name="T73">close</text:span><text:span text:style-name="T3"> page</text:span></text:p>
      <text:p text:style-name="P41"/>
      <text:p text:style-name="P41"/>
      <text:p text:style-name="P47"><text:s text:c="3"/><text:span text:style-name="T201">G</text:span>rid <text:span text:style-name="T200">items:</text:span></text:p>
      <text:p text:style-name="P48"><draw:frame draw:style-name="fr3" draw:name="影像7" text:anchor-type="paragraph" svg:x="0.497cm" svg:y="0cm" svg:width="0.476cm" svg:height="0.452cm" draw:z-index="6"><draw:image xlink:href="Pictures/20000009000001DD000001C39CBE9815.svm" xlink:type="simple" xlink:show="embed" xlink:actuate="onLoad"/></draw:frame>the icon to <text:span text:style-name="T133">edit</text:span> current item <text:span text:style-name="T202">data</text:span></text:p>
      <text:p text:style-name="P49"><draw:frame draw:style-name="fr3" draw:name="影像8" text:anchor-type="paragraph" svg:x="0.485cm" svg:y="0.095cm" svg:width="0.452cm" svg:height="0.399cm" draw:z-index="7"><draw:image xlink:href="Pictures/20000009000001C30000018E0515BC03.svm" xlink:type="simple" xlink:show="embed" xlink:actuate="onLoad"/></draw:frame>the icon to <text:span text:style-name="T133">delete</text:span> current item data</text:p>
      <text:p text:style-name="P41"/>
      <text:p text:style-name="P41"/>
      <text:p text:style-name="P41"/>
      <text:p text:style-name="P41"/>
      <text:p text:style-name="P41"/>
      <text:p text:style-name="P43"><draw:frame draw:style-name="fr3" draw:name="影像6" text:anchor-type="paragraph" svg:x="4.355cm" svg:y="0.131cm" svg:width="0.557cm" svg:height="0.529cm" draw:z-index="5"><draw:image xlink:href="Pictures/200000090000022D00000212A823A623.svm" xlink:type="simple" xlink:show="embed" xlink:actuate="onLoad"/></draw:frame><text:soft-page-break/><text:span text:style-name="T133"> <text:s/>Create Vision</text:span> first click <text:s text:c="6"/></text:p>
      <text:p text:style-name="P41"><text:s text:c="2"/><text:span text:style-name="T203">will look figure 1-02 , </text:span></text:p>
      <text:p text:style-name="P41"><text:s text:c="2"/><text:span text:style-name="T134">Title</text:span><text:span text:style-name="T204">: the item input title. </text:span></text:p>
      <text:p text:style-name="P51"><text:s text:c="2"/><text:span text:style-name="T133">Content</text:span>: <text:span text:style-name="T205">the item input content data.</text:span></text:p>
      <text:p text:style-name="P52"><text:span text:style-name="T206"><text:s text:c="2"/></text:span><text:bookmark text:name="result_box13"/><text:span text:style-name="T138">After the completion of data entry</text:span> . <text:span text:style-name="T207">Click “</text:span><text:span text:style-name="T135">Save</text:span><text:span text:style-name="T207">”</text:span></text:p>
      <text:p text:style-name="P41"><draw:frame draw:style-name="fr2" draw:name="影像9" text:anchor-type="paragraph" svg:width="17.464cm" svg:height="12.226cm" draw:z-index="8"><draw:image xlink:href="Pictures/200000090000443800002FC18D07F7DD.svm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0"><text:span text:style-name="T18"><text:s text:c="69"/>f</text:span><text:span text:style-name="T3">igure 1-02</text:span></text:p>
      <text:p text:style-name="P50"/>
      <text:p text:style-name="P50"/>
      <text:p text:style-name="P50"/>
      <text:list xml:id="list140850115166927" text:continue-numbering="true" text:style-name="WW8Num2">
        <text:list-item>
          <text:h text:style-name="P273" text:outline-level="1"><text:bookmark-start text:name="__RefHeading__210_698897888"/><text:soft-page-break/><text:span text:style-name="T158">2</text:span><text:span text:style-name="T157">. </text:span><text:span text:style-name="T158">Perspectives</text:span><text:bookmark-end text:name="__RefHeading__210_698897888"/></text:h>
        </text:list-item>
      </text:list>
      <text:p text:style-name="P53"><text:span text:style-name="T19">C</text:span><text:span text:style-name="T13">lick <text:s/>“ 0</text:span><text:span text:style-name="T19">2</text:span><text:span text:style-name="T13"> – </text:span><text:span text:style-name="T19">Perspective</text:span><text:span text:style-name="T13"> “ </text:span><text:span text:style-name="T14">item </text:span><text:span text:style-name="T13">on menu or tree menu. <text:s/></text:span><text:span text:style-name="T16">Look figure </text:span><text:span text:style-name="T20">2</text:span><text:span text:style-name="T16">-01</text:span></text:p>
      <text:p text:style-name="P53"><draw:frame draw:style-name="fr2" draw:name="影像10" text:anchor-type="paragraph" svg:width="21.221cm" svg:height="5.584cm" draw:z-index="9"><draw:image xlink:href="Pictures/20000009000052E5000015D094E5EC43.svm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5"/><text:span text:style-name="T208"><text:s text:c="96"/>figure 2-01</text:span></text:p>
      <text:p text:style-name="P44"><draw:frame draw:style-name="fr3" draw:name="影像11" text:anchor-type="paragraph" svg:x="5.293cm" svg:y="0.056cm" svg:width="0.557cm" svg:height="0.529cm" draw:z-index="10"><draw:image xlink:href="Pictures/200000090000022D00000212A823A623.svm" xlink:type="simple" xlink:show="embed" xlink:actuate="onLoad"/></draw:frame><text:span text:style-name="T133">Create </text:span><text:span text:style-name="T136">Perspective</text:span> first click <text:s text:c="4"/></text:p>
      <text:p text:style-name="P94">look figure 2-02</text:p>
      <text:p text:style-name="P54"><text:span text:style-name="T133">Vision</text:span>: select Perspectiv's vision</text:p>
      <text:p text:style-name="P55"><text:span text:style-name="T133">Name</text:span>: Perspective<text:span text:style-name="T211">'s</text:span> name , <text:span text:style-name="T210">Usually BSC four perspectives ( Financial, Customer, Internal business processes, Learning and growth)</text:span></text:p>
      <text:p text:style-name="P58"><text:span text:style-name="T133">weight</text:span>: <text:span text:style-name="T212">recommend value is 25 . (BSC typically there are four perspectives , so 100/4 is 25 ) </text:span></text:p>
      <text:p text:style-name="P59"><text:span text:style-name="T133">target</text:span>: Perspective's target value.</text:p>
      <text:p text:style-name="P59"><text:span text:style-name="T133">Min</text:span>: Perspective's min value.</text:p>
      <text:p text:style-name="P60"><text:span text:style-name="T133">Description</text:span>: <text:s/><text:span text:style-name="T213">memo or explain</text:span></text:p>
      <text:p text:style-name="P45"/>
      <text:p text:style-name="P46"><text:span text:style-name="T207">Click “</text:span><text:span text:style-name="T135">Save</text:span><text:span text:style-name="T207">” to create perspective item data.</text:span></text:p>
      <text:p text:style-name="P45"/>
      <text:p text:style-name="P45"/>
      <text:p text:style-name="P45"/>
      <text:p text:style-name="P45"><draw:frame draw:style-name="fr3" draw:name="影像12" text:anchor-type="paragraph" svg:x="2.944cm" svg:y="0.621cm" svg:width="21.274cm" svg:height="9.924cm" draw:z-index="11"><draw:image xlink:href="Pictures/200000090000531A000026C3262E3C2E.svm" xlink:type="simple" xlink:show="embed" xlink:actuate="onLoad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 text:c="2"/><text:span text:style-name="T209"><text:s text:c="92"/>figure 2-02</text:span></text:p>
      <text:p text:style-name="P45"/>
      <text:p text:style-name="P45"/>
      <text:p text:style-name="P45"/>
      <text:p text:style-name="P45"/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list xml:id="list140850153162455" text:continue-numbering="true" text:style-name="WW8Num2">
        <text:list-item>
          <text:h text:style-name="P274" text:outline-level="1"><text:bookmark-start text:name="__RefHeading__684_365528307"/><text:soft-page-break/><text:span text:style-name="T159">3</text:span><text:span text:style-name="T157">. </text:span><text:span text:style-name="T160">Strategy objective</text:span><text:bookmark-end text:name="__RefHeading__684_365528307"/></text:h>
        </text:list-item>
      </text:list>
      <text:p text:style-name="P62"><draw:frame draw:style-name="fr3" draw:name="影像13" text:anchor-type="paragraph" svg:x="12.532cm" svg:y="0.007cm" svg:width="0.557cm" svg:height="0.529cm" draw:z-index="12"><draw:image xlink:href="Pictures/200000090000022D00000212A823A623.svm" xlink:type="simple" xlink:show="embed" xlink:actuate="onLoad"/></draw:frame><text:span text:style-name="T19">C</text:span><text:span text:style-name="T13">lick <text:s/>“ 0</text:span><text:span text:style-name="T22">3</text:span><text:span text:style-name="T13"> – </text:span><text:span text:style-name="T22">Strategy objective</text:span><text:span text:style-name="T13"> “ </text:span><text:span text:style-name="T14">item </text:span><text:span text:style-name="T13">on menu or tree menu. <text:s/></text:span><text:span text:style-name="T24">After click </text:span><text:span text:style-name="T23"><text:s text:c="9"/></text:span></text:p>
      <text:p text:style-name="P63"><text:span text:style-name="T25">look figure </text:span><text:span text:style-name="T26">3</text:span><text:span text:style-name="T25">-0</text:span><text:span text:style-name="T26">1</text:span></text:p>
      <text:p text:style-name="P63"><draw:frame draw:style-name="fr3" draw:name="影像14" text:anchor-type="paragraph" svg:x="1.785cm" svg:y="0.543cm" svg:width="21.274cm" svg:height="10.506cm" draw:z-index="13"><draw:image xlink:href="Pictures/200000090000531A0000290926B5C0FB.svm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 text:c="5"/><text:span text:style-name="T214"><text:s text:c="62"/>figure 3-01</text:span></text:p>
      <text:p text:style-name="P63"/>
      <text:p text:style-name="P63"/>
      <text:p text:style-name="P63"/>
      <text:p text:style-name="P63"/>
      <text:p text:style-name="P63"/>
      <text:p text:style-name="P24"><text:soft-page-break/></text:p>
      <text:p text:style-name="P56"><text:span text:style-name="T133">Vision</text:span>: select <text:span text:style-name="T215">objective</text:span>'s vision</text:p>
      <text:p text:style-name="P64"><text:span text:style-name="T75">P</text:span><text:span text:style-name="T73">erspective</text:span><text:span text:style-name="T3">: </text:span><text:span text:style-name="T27">select </text:span><text:span text:style-name="T28">objective's perspective</text:span></text:p>
      <text:p text:style-name="P66"><text:span text:style-name="T76">N</text:span><text:span text:style-name="T73">ame</text:span><text:span text:style-name="T3">: </text:span><text:span text:style-name="T29">objective's name</text:span></text:p>
      <text:p text:style-name="P70"><text:span text:style-name="T77">w</text:span><text:span text:style-name="T73">eight</text:span><text:span text:style-name="T3">: </text:span><text:span text:style-name="T30">Must be greater than ZERO. </text:span><text:span text:style-name="T31">If set to ZERO does not make sense</text:span></text:p>
      <text:p text:style-name="P72"><text:span text:style-name="T78">t</text:span><text:span text:style-name="T73">arget</text:span><text:span text:style-name="T3">: target value.</text:span></text:p>
      <text:p text:style-name="P72"><text:span text:style-name="T79">m</text:span><text:span text:style-name="T73">in</text:span><text:span text:style-name="T3">: min value.</text:span></text:p>
      <text:p text:style-name="P61"><text:span text:style-name="T80">d</text:span><text:span text:style-name="T73">escription</text:span><text:span text:style-name="T3">: <text:s/></text:span><text:span text:style-name="T32">memo or explain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40850183183872" text:continue-numbering="true" text:style-name="WW8Num2">
        <text:list-item>
          <text:h text:style-name="P275" text:outline-level="1"><text:bookmark-start text:name="__RefHeading__694_365528307"/><text:soft-page-break/><text:span text:style-name="T161">4</text:span><text:span text:style-name="T157">. </text:span><text:span text:style-name="T162">KPI</text:span><text:bookmark-end text:name="__RefHeading__694_365528307"/></text:h>
        </text:list-item>
      </text:list>
      <text:p text:style-name="P76"><draw:frame draw:style-name="fr3" draw:name="影像16" text:anchor-type="paragraph" svg:x="10.564cm" svg:y="0.055cm" svg:width="0.557cm" svg:height="0.529cm" draw:z-index="15"><draw:image xlink:href="Pictures/200000090000022D00000212A823A623.svm" xlink:type="simple" xlink:show="embed" xlink:actuate="onLoad"/></draw:frame><text:span text:style-name="T19">C</text:span><text:span text:style-name="T13">lick <text:s/>“ 0</text:span><text:span text:style-name="T33">4</text:span><text:span text:style-name="T13"> – </text:span><text:span text:style-name="T33">KPI</text:span><text:span text:style-name="T13"> “ </text:span><text:span text:style-name="T14">item </text:span><text:span text:style-name="T13">on menu or tree menu. <text:s/></text:span><text:span text:style-name="T24">After click </text:span><text:span text:style-name="T23"><text:s text:c="9"/></text:span></text:p>
      <text:p text:style-name="P76"><text:span text:style-name="T25">look figure </text:span><text:span text:style-name="T34">4</text:span><text:span text:style-name="T25">-0</text:span><text:span text:style-name="T26">1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5"><draw:frame draw:style-name="fr1" draw:name="影像15" text:anchor-type="paragraph" svg:width="22.438cm" svg:height="19.473cm" draw:z-index="14"><draw:image xlink:href="Pictures/20000009000057A600004C12A9BA1E68.svm" xlink:type="simple" xlink:show="embed" xlink:actuate="onLoad"/></draw:frame>figure <text:span text:style-name="T216">4</text:span>-01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57"><text:soft-page-break/><text:span text:style-name="T133">Vision</text:span>: select <text:span text:style-name="T217">KPI</text:span>'s vision</text:p>
      <text:p text:style-name="P65"><text:span text:style-name="T75">P</text:span><text:span text:style-name="T73">erspective</text:span><text:span text:style-name="T3">: </text:span><text:span text:style-name="T27">select </text:span><text:span text:style-name="T35">KPI</text:span><text:span text:style-name="T28">'s perspective</text:span></text:p>
      <text:p text:style-name="P77"><text:span text:style-name="T76">O</text:span><text:span text:style-name="T73">bjective</text:span><text:span text:style-name="T3">: select KPI's objective</text:span></text:p>
      <text:p text:style-name="P77"><text:span text:style-name="T73">Id</text:span><text:span text:style-name="T3">: KPI's id</text:span></text:p>
      <text:p text:style-name="P67"><text:span text:style-name="T76">N</text:span><text:span text:style-name="T73">ame</text:span><text:span text:style-name="T3">: </text:span><text:span text:style-name="T36">KPI</text:span><text:span text:style-name="T29">'s name</text:span></text:p>
      <text:p text:style-name="P79"><text:span text:style-name="T82">F</text:span><text:span text:style-name="T73">ormula</text:span><text:span text:style-name="T3">: KPI's formula , </text:span><text:span text:style-name="T37">It will affect the calculation of scores, </text:span><text:span text:style-name="T38">Formula create or edit/modify please </text:span><text:span text:style-name="T39">try “Basic data / </text:span><text:span text:style-name="T81">03 - Formula</text:span><text:span text:style-name="T39">”</text:span></text:p>
      <text:p text:style-name="P71"><text:span text:style-name="T77">w</text:span><text:span text:style-name="T73">eight</text:span><text:span text:style-name="T3">: </text:span><text:span text:style-name="T30">Must be greater than ZERO. </text:span><text:span text:style-name="T31">If set to ZERO does not make sense</text:span></text:p>
      <text:p text:style-name="P73"><text:span text:style-name="T78">t</text:span><text:span text:style-name="T73">arget</text:span><text:span text:style-name="T3">: target value.</text:span></text:p>
      <text:p text:style-name="P73"><text:span text:style-name="T79">m</text:span><text:span text:style-name="T73">in</text:span><text:span text:style-name="T3">: min value.</text:span></text:p>
      <text:p text:style-name="P80"><text:span text:style-name="T73">Compare type:</text:span><text:span text:style-name="T3"> </text:span><text:span text:style-name="T40">with target (the KPI scores compare target value) , with min (the KPI scores compare min value)</text:span></text:p>
      <text:p text:style-name="P81"><text:span text:style-name="T89">U</text:span><text:span text:style-name="T88">nit</text:span><text:span text:style-name="T3">: KPI's unit</text:span></text:p>
      <text:p text:style-name="P82"><text:span text:style-name="T73">Management method</text:span><text:span text:style-name="T3">: </text:span><text:span text:style-name="T41">Bigger </text:span><text:span text:style-name="T42">( score bigger is better)</text:span><text:span text:style-name="T41"> / Smaller </text:span><text:span text:style-name="T42">( score </text:span><text:span text:style-name="T43">smaller</text:span><text:span text:style-name="T42"> is better) </text:span><text:span text:style-name="T41">/ Quasi </text:span><text:span text:style-name="T42">( score </text:span><text:span text:style-name="T43">quasi</text:span><text:span text:style-name="T42"> is better)</text:span></text:p>
      <text:p text:style-name="P83"><text:span text:style-name="T83">C</text:span><text:span text:style-name="T73">alculation</text:span><text:span text:style-name="T3">: </text:span><text:span text:style-name="T44">Average , Total , </text:span><text:span text:style-name="T71">Max , Min</text:span></text:p>
      <text:p text:style-name="P84"><text:span text:style-name="T105"><text:tab/><text:tab/></text:span><text:span text:style-name="T106">Examples </text:span><text:span text:style-name="T107">the KPI </text:span><text:span text:style-name="T112">have</text:span><text:span text:style-name="T107"> TWO measure-data</text:span></text:p>
      <text:p text:style-name="P84"><text:span text:style-name="T107"><text:tab/><text:tab/></text:span><text:span text:style-name="T113">A. </text:span><text:span text:style-name="T107">2014 </text:span><text:span text:style-name="T108">measure-data</text:span><text:span text:style-name="T107"> <text:s/>score is 50 </text:span></text:p>
      <text:p text:style-name="P85"><text:span text:style-name="T107"><text:tab/><text:tab/></text:span><text:span text:style-name="T113">B. </text:span><text:span text:style-name="T107">2015 </text:span><text:span text:style-name="T108">measure-data <text:s/></text:span><text:span text:style-name="T107">score is 80</text:span></text:p>
      <text:p text:style-name="P84"><text:span text:style-name="T107"><text:tab/><text:tab/></text:span><text:span text:style-name="T109">range 2014 ~ 2015</text:span></text:p>
      <text:p text:style-name="P86"><text:span text:style-name="T109"><text:tab/><text:tab/></text:span><text:span text:style-name="T105">Average </text:span><text:span text:style-name="T110">score = (50 + 80) / 2 = 65</text:span></text:p>
      <text:p text:style-name="P86"><text:span text:style-name="T110"><text:tab/><text:tab/></text:span><text:span text:style-name="T111">Total score = 50 + 80 = 130</text:span></text:p>
      <text:p text:style-name="P86"><text:span text:style-name="T111"><text:tab/><text:tab/></text:span><text:span text:style-name="T124">Max score = 80</text:span></text:p>
      <text:p text:style-name="P32"><text:tab/><text:tab/>Min score = 50</text:p>
      <text:p text:style-name="P87"><text:span text:style-name="T126">B</text:span><text:span text:style-name="T125">elong type</text:span><text:span text:style-name="T104">: <text:s/></text:span><text:span text:style-name="T114">recommend </text:span><text:span text:style-name="T115">select “Both”</text:span></text:p>
      <text:p text:style-name="P88"><draw:frame draw:style-name="fr3" draw:name="影像17" text:anchor-type="paragraph" svg:x="3.193cm" svg:y="0.074cm" svg:width="0.476cm" svg:height="0.399cm" draw:z-index="16"><draw:image xlink:href="Pictures/20000009000001DD0000018EBF45DEFE.svm" xlink:type="simple" xlink:show="embed" xlink:actuate="onLoad"/></draw:frame><text:span text:style-name="T127">Department</text:span><text:span text:style-name="T115">: </text:span><text:span text:style-name="T116">click open pop-window to select </text:span><text:span text:style-name="T118">( figure 4-02 )</text:span></text:p>
      <text:p text:style-name="P88"><draw:frame draw:style-name="fr3" draw:name="影像18" text:anchor-type="paragraph" svg:x="3.141cm" svg:y="0.095cm" svg:width="0.529cm" svg:height="0.399cm" draw:z-index="17"><draw:image xlink:href="Pictures/20000009000002120000018E6547478C.svm" xlink:type="simple" xlink:show="embed" xlink:actuate="onLoad"/></draw:frame><text:span text:style-name="T115"> <text:s text:c="18"/></text:span><text:span text:style-name="T117">click clear select value</text:span></text:p>
      <text:p text:style-name="P89"><draw:frame draw:style-name="fr3" draw:name="影像19" text:anchor-type="paragraph" svg:x="3.193cm" svg:y="0.074cm" svg:width="0.476cm" svg:height="0.399cm" draw:z-index="18"><draw:image xlink:href="Pictures/20000009000001DD0000018EBF45DEFE.svm" xlink:type="simple" xlink:show="embed" xlink:actuate="onLoad"/></draw:frame><text:span text:style-name="T128">Employee</text:span><text:span text:style-name="T115">: <text:s text:c="3"/></text:span><text:span text:style-name="T116">click open pop-window to select </text:span><text:span text:style-name="T118">( figure 4-0</text:span><text:span text:style-name="T119">3</text:span><text:span text:style-name="T118"> )</text:span></text:p>
      <text:p text:style-name="P89"><draw:frame draw:style-name="fr3" draw:name="影像20" text:anchor-type="paragraph" svg:x="3.141cm" svg:y="0.095cm" svg:width="0.529cm" svg:height="0.399cm" draw:z-index="19"><draw:image xlink:href="Pictures/20000009000002120000018E6547478C.svm" xlink:type="simple" xlink:show="embed" xlink:actuate="onLoad"/></draw:frame><text:span text:style-name="T115"> <text:s text:c="18"/></text:span><text:span text:style-name="T117">click clear select value</text:span></text:p>
      <text:p text:style-name="P90"><text:span text:style-name="T129">Organization measure-data separate</text:span><text:span text:style-name="T117">: </text:span><text:span text:style-name="T114">recommend </text:span><text:span text:style-name="T120">is checked / enable</text:span></text:p>
      <text:p text:style-name="P90"><text:span text:style-name="T129">Personal measure-data separate</text:span><text:span text:style-name="T117">: </text:span><text:span text:style-name="T114">recommend </text:span><text:span text:style-name="T120">is checked / enable</text:span></text:p>
      <text:p text:style-name="P91"><text:span text:style-name="T130">d</text:span><text:span text:style-name="T125">escription</text:span><text:span text:style-name="T104">: <text:s/></text:span><text:span text:style-name="T121">memo or explain</text:span></text:p>
      <text:p text:style-name="P90"><text:soft-page-break/></text:p>
      <text:p text:style-name="P90"><draw:frame draw:style-name="fr2" draw:name="影像21" text:anchor-type="paragraph" svg:width="17.067cm" svg:height="14.766cm" draw:z-index="20"><draw:image xlink:href="Pictures/20000009000042AB000039AD8EBCD774.svm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pan text:style-name="T120"><text:s text:c="2"/></text:span><text:span text:style-name="T122"><text:s text:c="65"/>figure 4-02</text:span></text:p>
      <text:p text:style-name="P90"/>
      <text:p text:style-name="P90"/>
      <text:p text:style-name="P90"/>
      <text:p text:style-name="P90"><text:soft-page-break/></text:p>
      <text:p text:style-name="P90"><draw:frame draw:style-name="fr2" draw:name="影像22" text:anchor-type="paragraph" svg:width="15.769cm" svg:height="15.533cm" draw:z-index="21"><draw:image xlink:href="Pictures/2000000900003D9A00003CACD67CFD46.svm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pan text:style-name="T122"><text:s text:c="3"/></text:span><text:span text:style-name="T123"><text:s text:c="52"/>figure 4-03</text:span></text:p>
      <text:p text:style-name="P90"/>
      <text:p text:style-name="P90"/>
      <text:list xml:id="list140850332171190" text:continue-numbering="true" text:style-name="WW8Num2">
        <text:list-item>
          <text:h text:style-name="P276" text:outline-level="1"><text:bookmark-start text:name="__RefHeading__710_365528307"/><text:soft-page-break/><text:span text:style-name="T163">5</text:span><text:span text:style-name="T157">. </text:span><text:span text:style-name="T163">Measure-data</text:span><text:bookmark-end text:name="__RefHeading__710_365528307"/></text:h>
        </text:list-item>
      </text:list>
      <text:p text:style-name="P27">Data needs regular updates and maintenance , <text:span text:style-name="T218">If you do not enter data for measurable KPI, the KPI on the report does not make sense</text:span></text:p>
      <text:p text:style-name="P26">click “ <text:span text:style-name="T219">05 – Measure data “ . look figure 5-01</text:span></text:p>
      <text:p text:style-name="P31"><text:s text:c="2"/>1. <text:span text:style-name="T133">select an KPI</text:span> items 2. Settings <text:span text:style-name="T133">options</text:span> 3. <text:span text:style-name="T133">Query</text:span> 4. <text:span text:style-name="T133">Save</text:span></text:p>
      <text:p text:style-name="P93"><draw:frame draw:style-name="fr1" draw:name="影像23" text:anchor-type="paragraph" svg:width="27.16cm" svg:height="12.45cm" draw:z-index="22"><draw:image xlink:href="Pictures/2000000900007C06000038D9F8C2F4E4.svm" xlink:type="simple" xlink:show="embed" xlink:actuate="onLoad"/></draw:frame></text:p>
      <text:p text:style-name="P25"><text:s text:c="70"/>figure 5-01</text:p>
      <text:p text:style-name="P25"/>
      <text:list xml:id="list140850381171892" text:continue-numbering="true" text:style-name="WW8Num2">
        <text:list-item>
          <text:h text:style-name="P262" text:outline-level="1"><text:bookmark-start text:name="__RefHeading__1647_1664482940"/><text:soft-page-break/><text:span text:style-name="T177">6</text:span><text:span text:style-name="T176">. </text:span><text:span text:style-name="T178">KPI Report</text:span><text:bookmark-end text:name="__RefHeading__1647_1664482940"/></text:h>
        </text:list-item>
      </text:list>
      <text:p text:style-name="P95"><text:span text:style-name="T45">Q</text:span><text:span text:style-name="T3">uery </text:span><text:span text:style-name="T46">o</text:span><text:span text:style-name="T3">rganization/Department or Employee 's performance score . </text:span><text:span text:style-name="T50">f</text:span><text:span text:style-name="T47">irst click </text:span><text:span text:style-name="T48">Report </text:span><text:span text:style-name="T47">“ </text:span><text:span text:style-name="T48">01 – KPI Report</text:span><text:span text:style-name="T47"> <text:s/>” </text:span><text:span text:style-name="T49">look figure 6-01</text:span></text:p>
      <text:p text:style-name="P95"><draw:frame draw:style-name="fr2" draw:name="影像24" text:anchor-type="paragraph" svg:width="27.16cm" svg:height="6.101cm" draw:z-index="23"><draw:image xlink:href="Pictures/200000090000721B000019A33E376787.svm" xlink:type="simple" xlink:show="embed" xlink:actuate="onLoad"/></draw:frame> <text:s text:c="99"/><text:span text:style-name="T220">figure 6-01</text:span></text:p>
      <text:p text:style-name="P95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30">ICON</text:p>
          </table:table-cell>
          <table:table-cell table:style-name="表格1.B1" office:value-type="string">
            <text:p text:style-name="P230">Description</text:p>
          </table:table-cell>
        </table:table-row>
        <table:table-row>
          <table:table-cell table:style-name="表格1.A2" office:value-type="string">
            <text:p text:style-name="P160"><draw:frame draw:style-name="fr2" draw:name="影像26" text:anchor-type="paragraph" svg:width="0.796cm" svg:height="0.714cm" draw:z-index="24"><draw:image xlink:href="Pictures/200000090000031B000002CB91D43623.svm" xlink:type="simple" xlink:show="embed" xlink:actuate="onLoad"/></draw:frame></text:p>
          </table:table-cell>
          <table:table-cell table:style-name="表格1.B2" office:value-type="string">
            <text:p text:style-name="P169">Query <text:span text:style-name="T221">r</text:span>eport content</text:p>
          </table:table-cell>
        </table:table-row>
        <table:table-row>
          <table:table-cell table:style-name="表格1.A2" office:value-type="string">
            <text:p text:style-name="P160"><draw:frame draw:style-name="fr2" draw:name="影像27" text:anchor-type="paragraph" svg:width="0.714cm" svg:height="0.69cm" draw:z-index="25"><draw:image xlink:href="Pictures/20000009000002CB000002B1C08ACD92.svm" xlink:type="simple" xlink:show="embed" xlink:actuate="onLoad"/></draw:frame></text:p>
          </table:table-cell>
          <table:table-cell table:style-name="表格1.B2" office:value-type="string">
            <text:p text:style-name="P168"><text:span text:style-name="T222">Export query report as PNG image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1.A2" office:value-type="string">
            <text:p text:style-name="P160"><draw:frame draw:style-name="fr2" draw:name="影像28" text:anchor-type="paragraph" svg:width="0.637cm" svg:height="0.61cm" draw:z-index="26"><draw:image xlink:href="Pictures/200000090000027C00000262C1AB3A8A.svm" xlink:type="simple" xlink:show="embed" xlink:actuate="onLoad"/></draw:frame></text:p>
          </table:table-cell>
          <table:table-cell table:style-name="表格1.B2" office:value-type="string">
            <text:p text:style-name="P161">Export query report as PDF file<text:span text:style-name="T222">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1.A2" office:value-type="string">
            <text:p text:style-name="P160"><draw:frame draw:style-name="fr1" draw:name="影像29" text:anchor-type="paragraph" svg:width="0.69cm" svg:height="0.661cm" draw:z-index="27"><draw:image xlink:href="Pictures/20000009000002B10000029645F34C2B.svm" xlink:type="simple" xlink:show="embed" xlink:actuate="onLoad"/></draw:frame></text:p>
          </table:table-cell>
          <table:table-cell table:style-name="表格1.B2" office:value-type="string">
            <text:p text:style-name="P165">Export query report as Excel file<text:span text:style-name="T222">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1.A2" office:value-type="string">
            <text:p text:style-name="P160"><draw:frame draw:style-name="fr2" draw:name="影像30" text:anchor-type="paragraph" svg:width="6.301cm" svg:height="0.603cm" draw:z-index="28"><draw:image xlink:href="Pictures/20000009000019F20000027C963CF0C9.svm" xlink:type="simple" xlink:show="embed" xlink:actuate="onLoad"/></draw:frame></text:p>
          </table:table-cell>
          <table:table-cell table:style-name="表格1.B2" office:value-type="string">
            <text:p text:style-name="P173">Select an Vision</text:p>
          </table:table-cell>
        </table:table-row>
        <table:table-row>
          <table:table-cell table:style-name="表格1.A2" office:value-type="string">
            <text:p text:style-name="P160"><draw:frame draw:style-name="fr2" draw:name="影像31" text:anchor-type="paragraph" svg:width="6.301cm" svg:height="0.529cm" draw:z-index="29"><draw:image xlink:href="Pictures/2000000900001EB3000002968E632B93.svm" xlink:type="simple" xlink:show="embed" xlink:actuate="onLoad"/></draw:frame></text:p>
          </table:table-cell>
          <table:table-cell table:style-name="表格1.B2" office:value-type="string">
            <text:p text:style-name="P177">Select frequency</text:p>
          </table:table-cell>
        </table:table-row>
        <table:table-row>
          <table:table-cell table:style-name="表格1.A2" office:value-type="string">
            <text:p text:style-name="P160"><draw:frame draw:style-name="fr1" draw:name="影像32" text:anchor-type="paragraph" svg:width="3.995cm" svg:height="0.584cm" draw:z-index="33"><draw:image xlink:href="Pictures/2000000900000F9C00000247BCC7D59B.svm" xlink:type="simple" xlink:show="embed" xlink:actuate="onLoad"/></draw:frame></text:p>
            <text:p text:style-name="P160"><draw:frame draw:style-name="fr2" draw:name="影像33" text:anchor-type="paragraph" svg:width="3.812cm" svg:height="0.714cm" draw:z-index="30"><draw:image xlink:href="Pictures/2000000900000EE3000002CB4781E95F.svm" xlink:type="simple" xlink:show="embed" xlink:actuate="onLoad"/></draw:frame></text:p>
          </table:table-cell>
          <table:table-cell table:style-name="表格1.B2" office:value-type="string">
            <text:p text:style-name="P178">If Frequency is “ <text:span text:style-name="T224">Year</text:span>” , “ <text:span text:style-name="T225">Half of year </text:span>” , “ <text:span text:style-name="T226">Quarter </text:span>” , <text:span text:style-name="T227">must input start year and end year</text:span></text:p>
          </table:table-cell>
        </table:table-row>
        <text:soft-page-break/>
        <table:table-row>
          <table:table-cell table:style-name="表格1.A2" office:value-type="string">
            <text:p text:style-name="P160"><draw:frame draw:style-name="fr1" draw:name="影像34" text:anchor-type="paragraph" svg:width="5.002cm" svg:height="0.743cm" draw:z-index="42"><draw:image xlink:href="Pictures/200000090000138A000002E6A64F3B8B.svm" xlink:type="simple" xlink:show="embed" xlink:actuate="onLoad"/></draw:frame></text:p>
            <text:p text:style-name="P160"><draw:frame draw:style-name="fr2" draw:name="影像35" text:anchor-type="paragraph" svg:width="4.949cm" svg:height="0.714cm" draw:z-index="31"><draw:image xlink:href="Pictures/2000000900001355000002CBB4CF2EC5.svm" xlink:type="simple" xlink:show="embed" xlink:actuate="onLoad"/></draw:frame></text:p>
          </table:table-cell>
          <table:table-cell table:style-name="表格1.B2" office:value-type="string">
            <text:p text:style-name="P179">If Frequency is “ <text:span text:style-name="T228">Month</text:span>” , “ <text:span text:style-name="T228">Week </text:span>” , “ <text:span text:style-name="T228">Day “ , must input start day and end day</text:span></text:p>
          </table:table-cell>
        </table:table-row>
        <table:table-row>
          <table:table-cell table:style-name="表格1.A2" office:value-type="string">
            <text:p text:style-name="P160"><draw:frame draw:style-name="fr1" draw:name="影像36" text:anchor-type="paragraph" svg:width="6.301cm" svg:height="0.647cm" draw:z-index="32"><draw:image xlink:href="Pictures/2000000900001A27000002B1C8BB88D7.svm" xlink:type="simple" xlink:show="embed" xlink:actuate="onLoad"/></draw:frame></text:p>
          </table:table-cell>
          <table:table-cell table:style-name="表格1.B2" office:value-type="string">
            <text:p text:style-name="P228"><text:span text:style-name="T171">All</text:span><text:span text:style-name="T179">: </text:span><text:span text:style-name="T230">M</text:span><text:span text:style-name="T231">easure </text:span><text:span text:style-name="T232">data type is</text:span><text:span text:style-name="T231"> non-departmental and non-employee class</text:span><text:span text:style-name="T229"> </text:span></text:p>
            <text:p text:style-name="P180"><text:span text:style-name="T133">Organization</text:span>: <text:s/><text:span text:style-name="T230">M</text:span><text:span text:style-name="T231">easure </text:span><text:span text:style-name="T232">data type </text:span><text:span text:style-name="T233">only for an organization/Department</text:span></text:p>
            <text:p text:style-name="P181"><text:span text:style-name="T133">Employee</text:span>: <text:s/><text:span text:style-name="T230">M</text:span><text:span text:style-name="T231">easure </text:span><text:span text:style-name="T232">data type </text:span><text:span text:style-name="T233">only for an </text:span><text:span text:style-name="T234">employee</text:span></text:p>
          </table:table-cell>
        </table:table-row>
        <table:table-row>
          <table:table-cell table:style-name="表格1.A2" office:value-type="string">
            <text:p text:style-name="P160"><draw:frame draw:style-name="fr1" draw:name="影像37" text:anchor-type="paragraph" svg:width="6.301cm" svg:height="0.531cm" draw:z-index="34"><draw:image xlink:href="Pictures/2000000900001D760000027CAAE70464.svm" xlink:type="simple" xlink:show="embed" xlink:actuate="onLoad"/></draw:frame></text:p>
          </table:table-cell>
          <table:table-cell table:style-name="表格1.B2" office:value-type="string">
            <text:p text:style-name="P182">If measure data for organization type. Need select <text:span text:style-name="T235">the</text:span> option</text:p>
          </table:table-cell>
        </table:table-row>
        <table:table-row>
          <table:table-cell table:style-name="表格1.A2" office:value-type="string">
            <text:p text:style-name="P160"><draw:frame draw:style-name="fr1" draw:name="影像38" text:anchor-type="paragraph" svg:width="6.301cm" svg:height="0.603cm" draw:z-index="35"><draw:image xlink:href="Pictures/2000000900001C1E000002B12565F507.svm" xlink:type="simple" xlink:show="embed" xlink:actuate="onLoad"/></draw:frame></text:p>
          </table:table-cell>
          <table:table-cell table:style-name="表格1.B2" office:value-type="string">
            <text:p text:style-name="P183">If measure data for employee type. Need select the option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list xml:id="list140850462175498" text:continue-numbering="true" text:style-name="WW8Num2">
        <text:list-item>
          <text:h text:style-name="P263" text:outline-level="1"><text:bookmark-start text:name="__RefHeading__1656_1664482940"/><text:soft-page-break/><text:span text:style-name="T180">7</text:span><text:span text:style-name="T176">. </text:span><text:span text:style-name="T181">Personal</text:span><text:span text:style-name="T178"> Report</text:span><text:bookmark-end text:name="__RefHeading__1656_1664482940"/></text:h>
        </text:list-item>
      </text:list>
      <text:p text:style-name="P102"><text:span text:style-name="T45">Q</text:span><text:span text:style-name="T3">uery employee's BSC report. </text:span><text:span text:style-name="T50">f</text:span><text:span text:style-name="T47">irst click </text:span><text:span text:style-name="T48">Report </text:span><text:span text:style-name="T47">“ </text:span><text:span text:style-name="T48">0</text:span><text:span text:style-name="T51">2</text:span><text:span text:style-name="T48"> – </text:span><text:span text:style-name="T51">Personal</text:span><text:span text:style-name="T48"> Report</text:span><text:span text:style-name="T47"> <text:s/>” </text:span><text:span text:style-name="T49">look figure </text:span><text:span text:style-name="T52">7</text:span><text:span text:style-name="T49">-0</text:span><text:span text:style-name="T52">1</text:span></text:p>
      <text:p text:style-name="P102"><draw:frame draw:style-name="fr2" draw:name="影像39" text:anchor-type="paragraph" svg:width="27.16cm" svg:height="5.387cm" draw:z-index="36"><draw:image xlink:href="Pictures/200000090000721B000016A34FB28175.svm" xlink:type="simple" xlink:show="embed" xlink:actuate="onLoad"/></draw:frame> <text:s text:c="107"/><text:span text:style-name="T236">figure 7-01</text:span></text:p>
      <text:p text:style-name="P102"/>
      <text:p text:style-name="P96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31">ICON</text:p>
          </table:table-cell>
          <table:table-cell table:style-name="表格2.B1" office:value-type="string">
            <text:p text:style-name="P231">Description</text:p>
          </table:table-cell>
        </table:table-row>
        <table:table-row>
          <table:table-cell table:style-name="表格2.A2" office:value-type="string">
            <text:p text:style-name="P184"><draw:frame draw:style-name="fr2" draw:name="影像40" text:anchor-type="paragraph" svg:width="0.796cm" svg:height="0.714cm" draw:z-index="37"><draw:image xlink:href="Pictures/200000090000031B000002CB91D43623.svm" xlink:type="simple" xlink:show="embed" xlink:actuate="onLoad"/></draw:frame></text:p>
          </table:table-cell>
          <table:table-cell table:style-name="表格2.B2" office:value-type="string">
            <text:p text:style-name="P170">Query <text:span text:style-name="T221">r</text:span>eport content</text:p>
          </table:table-cell>
        </table:table-row>
        <table:table-row>
          <table:table-cell table:style-name="表格2.A2" office:value-type="string">
            <text:p text:style-name="P184"><draw:frame draw:style-name="fr2" draw:name="影像41" text:anchor-type="paragraph" svg:width="0.714cm" svg:height="0.69cm" draw:z-index="38"><draw:image xlink:href="Pictures/20000009000002CB000002B1C08ACD92.svm" xlink:type="simple" xlink:show="embed" xlink:actuate="onLoad"/></draw:frame></text:p>
          </table:table-cell>
          <table:table-cell table:style-name="表格2.B2" office:value-type="string">
            <text:p text:style-name="P184"><text:span text:style-name="T222">Export query report as PNG image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2.A2" office:value-type="string">
            <text:p text:style-name="P184"><draw:frame draw:style-name="fr2" draw:name="影像42" text:anchor-type="paragraph" svg:width="0.637cm" svg:height="0.61cm" draw:z-index="39"><draw:image xlink:href="Pictures/200000090000027C00000262C1AB3A8A.svm" xlink:type="simple" xlink:show="embed" xlink:actuate="onLoad"/></draw:frame></text:p>
          </table:table-cell>
          <table:table-cell table:style-name="表格2.B2" office:value-type="string">
            <text:p text:style-name="P162">Export query report as PDF file<text:span text:style-name="T222">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2.A2" office:value-type="string">
            <text:p text:style-name="P184"><draw:frame draw:style-name="fr1" draw:name="影像43" text:anchor-type="paragraph" svg:width="0.69cm" svg:height="0.661cm" draw:z-index="40"><draw:image xlink:href="Pictures/20000009000002B10000029645F34C2B.svm" xlink:type="simple" xlink:show="embed" xlink:actuate="onLoad"/></draw:frame></text:p>
          </table:table-cell>
          <table:table-cell table:style-name="表格2.B2" office:value-type="string">
            <text:p text:style-name="P166">Export query report as Excel file<text:span text:style-name="T222">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2.A2" office:value-type="string">
            <text:p text:style-name="P184"><draw:frame draw:style-name="fr2" draw:name="影像44" text:anchor-type="paragraph" svg:width="6.301cm" svg:height="0.603cm" draw:z-index="41"><draw:image xlink:href="Pictures/20000009000019F20000027C963CF0C9.svm" xlink:type="simple" xlink:show="embed" xlink:actuate="onLoad"/></draw:frame></text:p>
          </table:table-cell>
          <table:table-cell table:style-name="表格2.B2" office:value-type="string">
            <text:p text:style-name="P174">Select an Vision</text:p>
          </table:table-cell>
        </table:table-row>
        <table:table-row>
          <table:table-cell table:style-name="表格2.A2" office:value-type="string">
            <text:p text:style-name="P184"><draw:frame draw:style-name="fr2" draw:name="影像45" text:anchor-type="paragraph" svg:width="6.301cm" svg:height="0.531cm" draw:z-index="43"><draw:image xlink:href="Pictures/2000000900001E9900000296E0A06A26.svm" xlink:type="simple" xlink:show="embed" xlink:actuate="onLoad"/></draw:frame></text:p>
          </table:table-cell>
          <table:table-cell table:style-name="表格2.B2" office:value-type="string">
            <text:p text:style-name="P185">No need select, <text:span text:style-name="T237">system auto settings.</text:span></text:p>
          </table:table-cell>
        </table:table-row>
        <text:soft-page-break/>
        <table:table-row>
          <table:table-cell table:style-name="表格2.A2" office:value-type="string">
            <text:p text:style-name="P184"><draw:frame draw:style-name="fr2" draw:name="影像46" text:anchor-type="paragraph" svg:width="6.301cm" svg:height="0.649cm" draw:z-index="44"><draw:image xlink:href="Pictures/2000000900001C1E000002E6F5E9B668.svm" xlink:type="simple" xlink:show="embed" xlink:actuate="onLoad"/></draw:frame></text:p>
          </table:table-cell>
          <table:table-cell table:style-name="表格2.B2" office:value-type="string">
            <text:p text:style-name="P187">Select an employee</text:p>
          </table:table-cell>
        </table:table-row>
        <table:table-row table:style-name="表格2.9">
          <table:table-cell table:style-name="表格2.A2" office:value-type="string">
            <text:p text:style-name="P184"><draw:frame draw:style-name="fr1" draw:name="影像47" text:anchor-type="paragraph" svg:width="5.373cm" svg:height="0.901cm" draw:z-index="45"><draw:image xlink:href="Pictures/20000009000014FC00000385F9E3BC11.svm" xlink:type="simple" xlink:show="embed" xlink:actuate="onLoad"/></draw:frame></text:p>
          </table:table-cell>
          <table:table-cell table:style-name="表格2.B2" office:value-type="string">
            <text:p text:style-name="P189">Select report year. </text:p>
          </table:table-cell>
        </table:table-row>
        <table:table-row>
          <table:table-cell table:style-name="表格2.A2" office:value-type="string">
            <text:p text:style-name="P184"><draw:frame draw:style-name="fr1" draw:name="影像48" text:anchor-type="paragraph" svg:width="5.479cm" svg:height="0.796cm" draw:z-index="46"><draw:image xlink:href="Pictures/20000009000015660000031BC37E9E8F.svm" xlink:type="simple" xlink:show="embed" xlink:actuate="onLoad"/></draw:frame></text:p>
          </table:table-cell>
          <table:table-cell table:style-name="表格2.B2" office:value-type="string">
            <text:p text:style-name="P193"><text:span text:style-name="T133">In the first half</text:span>: <text:span text:style-name="T238">measure-data frequency basic of first half</text:span></text:p>
            <text:p text:style-name="P192"><text:span text:style-name="T133">In the second half</text:span>: <text:s/><text:span text:style-name="T238">measure-data frequency basic of second half</text:span></text:p>
            <text:p text:style-name="P191"><text:span text:style-name="T133">Year</text:span>: <text:span text:style-name="T238">measure-data frequency basic of Year</text:span>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list xml:id="list140850504187978" text:continue-numbering="true" text:style-name="WW8Num2">
        <text:list-item>
          <text:h text:style-name="P264" text:outline-level="1"><text:bookmark-start text:name="__RefHeading__1665_1664482940"/><text:soft-page-break/><text:span text:style-name="T182">8</text:span><text:span text:style-name="T176">. </text:span><text:span text:style-name="T183">Department</text:span><text:span text:style-name="T178"> Report</text:span><text:bookmark-end text:name="__RefHeading__1665_1664482940"/></text:h>
        </text:list-item>
      </text:list>
      <text:p text:style-name="P104">Query organization/Department <text:s/><text:span text:style-name="T239">BSC report. </text:span><text:span text:style-name="T50">f</text:span><text:span text:style-name="T47">irst click </text:span><text:span text:style-name="T48">Report </text:span><text:span text:style-name="T47">“ </text:span><text:span text:style-name="T48">0</text:span><text:span text:style-name="T52">3</text:span><text:span text:style-name="T48"> – </text:span><text:span text:style-name="T52">Department</text:span><text:span text:style-name="T48"> Report</text:span><text:span text:style-name="T47"> <text:s/>” </text:span><text:span text:style-name="T49">look figure </text:span><text:span text:style-name="T52">8-01</text:span></text:p>
      <text:p text:style-name="P103"><draw:frame draw:style-name="fr2" draw:name="影像49" text:anchor-type="paragraph" svg:width="27.16cm" svg:height="6.07cm" draw:z-index="47"><draw:image xlink:href="Pictures/2000000900007324000019BD62F3CC62.svm" xlink:type="simple" xlink:show="embed" xlink:actuate="onLoad"/></draw:frame><text:span text:style-name="T45"> <text:s text:c="60"/></text:span><text:span text:style-name="T53">figure 8-01</text:span></text:p>
      <text:p text:style-name="P97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32">ICON</text:p>
          </table:table-cell>
          <table:table-cell table:style-name="表格3.B1" office:value-type="string">
            <text:p text:style-name="P232">Description</text:p>
          </table:table-cell>
        </table:table-row>
        <table:table-row>
          <table:table-cell table:style-name="表格3.A2" office:value-type="string">
            <text:p text:style-name="P195"><draw:frame draw:style-name="fr1" draw:name="影像50" text:anchor-type="paragraph" svg:width="0.796cm" svg:height="0.714cm" draw:z-index="48"><draw:image xlink:href="Pictures/200000090000031B000002CB91D43623.svm" xlink:type="simple" xlink:show="embed" xlink:actuate="onLoad"/></draw:frame></text:p>
          </table:table-cell>
          <table:table-cell table:style-name="表格3.B2" office:value-type="string">
            <text:p text:style-name="P171">Query <text:span text:style-name="T221">r</text:span>eport content</text:p>
          </table:table-cell>
        </table:table-row>
        <table:table-row>
          <table:table-cell table:style-name="表格3.A2" office:value-type="string">
            <text:p text:style-name="P195"><draw:frame draw:style-name="fr2" draw:name="影像51" text:anchor-type="paragraph" svg:width="0.714cm" svg:height="0.69cm" draw:z-index="49"><draw:image xlink:href="Pictures/20000009000002CB000002B1C08ACD92.svm" xlink:type="simple" xlink:show="embed" xlink:actuate="onLoad"/></draw:frame></text:p>
          </table:table-cell>
          <table:table-cell table:style-name="表格3.B2" office:value-type="string">
            <text:p text:style-name="P195"><text:span text:style-name="T222">Export query report as PNG image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3.A2" office:value-type="string">
            <text:p text:style-name="P195"><draw:frame draw:style-name="fr2" draw:name="影像52" text:anchor-type="paragraph" svg:width="0.637cm" svg:height="0.61cm" draw:z-index="50"><draw:image xlink:href="Pictures/200000090000027C00000262C1AB3A8A.svm" xlink:type="simple" xlink:show="embed" xlink:actuate="onLoad"/></draw:frame></text:p>
          </table:table-cell>
          <table:table-cell table:style-name="表格3.B2" office:value-type="string">
            <text:p text:style-name="P163">Export query report as PDF file<text:span text:style-name="T222">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3.A2" office:value-type="string">
            <text:p text:style-name="P195"><draw:frame draw:style-name="fr1" draw:name="影像53" text:anchor-type="paragraph" svg:width="0.69cm" svg:height="0.661cm" draw:z-index="51"><draw:image xlink:href="Pictures/20000009000002B10000029645F34C2B.svm" xlink:type="simple" xlink:show="embed" xlink:actuate="onLoad"/></draw:frame></text:p>
          </table:table-cell>
          <table:table-cell table:style-name="表格3.B2" office:value-type="string">
            <text:p text:style-name="P167">Export query report as Excel file<text:span text:style-name="T222">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3.A2" office:value-type="string">
            <text:p text:style-name="P195"><draw:frame draw:style-name="fr2" draw:name="影像54" text:anchor-type="paragraph" svg:width="6.301cm" svg:height="0.603cm" draw:z-index="52"><draw:image xlink:href="Pictures/20000009000019F20000027C963CF0C9.svm" xlink:type="simple" xlink:show="embed" xlink:actuate="onLoad"/></draw:frame></text:p>
          </table:table-cell>
          <table:table-cell table:style-name="表格3.B2" office:value-type="string">
            <text:p text:style-name="P175">Select an Vision</text:p>
          </table:table-cell>
        </table:table-row>
        <table:table-row>
          <table:table-cell table:style-name="表格3.A2" office:value-type="string">
            <text:p text:style-name="P195"><draw:frame draw:style-name="fr2" draw:name="影像55" text:anchor-type="paragraph" svg:width="6.301cm" svg:height="0.531cm" draw:z-index="53"><draw:image xlink:href="Pictures/2000000900001E9900000296E0A06A26.svm" xlink:type="simple" xlink:show="embed" xlink:actuate="onLoad"/></draw:frame></text:p>
          </table:table-cell>
          <table:table-cell table:style-name="表格3.B2" office:value-type="string">
            <text:p text:style-name="P186">No need select, <text:span text:style-name="T237">system auto settings.</text:span></text:p>
          </table:table-cell>
        </table:table-row>
        <table:table-row>
          <table:table-cell table:style-name="表格3.A2" office:value-type="string">
            <text:p text:style-name="P195"><draw:frame draw:style-name="fr2" draw:name="影像56" text:anchor-type="paragraph" svg:width="6.301cm" svg:height="0.545cm" draw:z-index="56"><draw:image xlink:href="Pictures/2000000900001CBC0000027CDAEA2F56.svm" xlink:type="simple" xlink:show="embed" xlink:actuate="onLoad"/></draw:frame></text:p>
          </table:table-cell>
          <table:table-cell table:style-name="表格3.B2" office:value-type="string">
            <text:p text:style-name="P188">Select an <text:span text:style-name="T240">organization/Department</text:span></text:p>
          </table:table-cell>
        </table:table-row>
        <text:soft-page-break/>
        <table:table-row table:style-name="表格3.9">
          <table:table-cell table:style-name="表格3.A2" office:value-type="string">
            <text:p text:style-name="P195"><draw:frame draw:style-name="fr1" draw:name="影像57" text:anchor-type="paragraph" svg:width="5.373cm" svg:height="0.901cm" draw:z-index="54"><draw:image xlink:href="Pictures/20000009000014FC00000385F9E3BC11.svm" xlink:type="simple" xlink:show="embed" xlink:actuate="onLoad"/></draw:frame></text:p>
          </table:table-cell>
          <table:table-cell table:style-name="表格3.B2" office:value-type="string">
            <text:p text:style-name="P190">Select report year. </text:p>
          </table:table-cell>
        </table:table-row>
        <table:table-row>
          <table:table-cell table:style-name="表格3.A2" office:value-type="string">
            <text:p text:style-name="P195"><draw:frame draw:style-name="fr1" draw:name="影像58" text:anchor-type="paragraph" svg:width="5.479cm" svg:height="0.796cm" draw:z-index="55"><draw:image xlink:href="Pictures/20000009000015660000031BC37E9E8F.svm" xlink:type="simple" xlink:show="embed" xlink:actuate="onLoad"/></draw:frame></text:p>
          </table:table-cell>
          <table:table-cell table:style-name="表格3.B2" office:value-type="string">
            <text:p text:style-name="P194"><text:span text:style-name="T133">In the first half</text:span>: <text:span text:style-name="T238">measure-data frequency basic of first half</text:span></text:p>
            <text:p text:style-name="P194"><text:span text:style-name="T133">In the second half</text:span>: <text:s/><text:span text:style-name="T238">measure-data frequency basic of second half</text:span></text:p>
            <text:p text:style-name="P194"><text:span text:style-name="T133">Year</text:span>: <text:span text:style-name="T238">measure-data frequency basic of Year</text:span></text:p>
          </table:table-cell>
        </table:table-row>
      </table:table>
      <text:p text:style-name="P97"/>
      <text:p text:style-name="P97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xml:id="list140850537172334" text:continue-numbering="true" text:style-name="WW8Num2">
        <text:list-item>
          <text:h text:style-name="P265" text:outline-level="1"><text:bookmark-start text:name="__RefHeading__1670_1664482940"/><text:soft-page-break/><text:span text:style-name="T184">9</text:span><text:span text:style-name="T176">. </text:span><text:span text:style-name="T184">Strategy Map</text:span><text:bookmark-end text:name="__RefHeading__1670_1664482940"/></text:h>
        </text:list-item>
      </text:list>
      <text:p text:style-name="P105"><text:span text:style-name="T54">Q</text:span><text:span text:style-name="T3">uery or edit the strategy map. </text:span><text:span text:style-name="T55">First click “ 07 – Strategy Map ” </text:span><text:span text:style-name="T56">look figure 9-01</text:span></text:p>
      <text:p text:style-name="P105"><draw:frame draw:style-name="fr2" draw:name="影像59" text:anchor-type="paragraph" svg:width="16.829cm" svg:height="3.441cm" draw:z-index="57"><draw:image xlink:href="Pictures/20000009000041BD00000D71EF1166AD.svm" xlink:type="simple" xlink:show="embed" xlink:actuate="onLoad"/></draw:frame></text:p>
      <text:p text:style-name="P105"/>
      <text:p text:style-name="P105"/>
      <text:p text:style-name="P105"/>
      <text:p text:style-name="P105"/>
      <text:p text:style-name="P105"/>
      <text:p text:style-name="P105"><text:span text:style-name="T56"><text:tab/><text:tab/><text:tab/><text:tab/><text:tab/><text:tab/><text:tab/><text:tab/><text:tab/></text:span><text:span text:style-name="T57">figure 9-01</text:span></text:p>
      <text:p text:style-name="P105"/>
      <text:p text:style-name="P107"><text:span text:style-name="T90">N</text:span><text:span text:style-name="T88">ew strategy map</text:span><text:span text:style-name="T3">:</text:span></text:p>
      <text:p text:style-name="P107"><draw:frame draw:style-name="fr3" draw:name="影像60" text:anchor-type="paragraph" svg:x="1.639cm" svg:y="0.169cm" svg:width="5.637cm" svg:height="0.69cm" draw:z-index="58"><draw:image xlink:href="Pictures/2000000900001605000002B173146C29.svm" xlink:type="simple" xlink:show="embed" xlink:actuate="onLoad"/></draw:frame><text:span text:style-name="T3">1. </text:span><text:span text:style-name="T58">select an Vision</text:span></text:p>
      <text:p text:style-name="P107"><draw:frame draw:style-name="fr3" draw:name="影像61" text:anchor-type="paragraph" svg:x="-5.741cm" svg:y="0.515cm" svg:width="2.013cm" svg:height="0.69cm" draw:z-index="59"><draw:image xlink:href="Pictures/20000009000007DC000002B168E7CBC1.svm" xlink:type="simple" xlink:show="embed" xlink:actuate="onLoad"/></draw:frame></text:p>
      <text:p text:style-name="P28">2. click New</text:p>
      <text:p text:style-name="P110"/>
      <text:p text:style-name="P110"><text:span text:style-name="T61"><text:s text:c="9"/>3. </text:span><text:span text:style-name="T59">strategy-map will load the Vision's objectives on MAP. Look figure 9-02</text:span></text:p>
      <text:p text:style-name="P29"/>
      <text:p text:style-name="P110"><draw:frame draw:style-name="fr3" draw:name="影像63" text:anchor-type="paragraph" svg:x="1.67cm" svg:y="0.025cm" svg:width="1.984cm" svg:height="0.61cm" draw:z-index="61"><draw:image xlink:href="Pictures/20000009000007C100000262144F4673.svm" xlink:type="simple" xlink:show="embed" xlink:actuate="onLoad"/></draw:frame> <text:s/><text:span text:style-name="T241">4. Save click </text:span></text:p>
      <text:p text:style-name="P110"/>
      <text:p text:style-name="P110"/>
      <text:p text:style-name="P108"><text:span text:style-name="T91">Load</text:span><text:span text:style-name="T88"> </text:span><text:span text:style-name="T92">history </text:span><text:span text:style-name="T88">strategy map</text:span><text:span text:style-name="T3">:</text:span></text:p>
      <text:p text:style-name="P110"/>
      <text:p text:style-name="P109"><draw:frame draw:style-name="fr3" draw:name="影像64" text:anchor-type="paragraph" svg:x="1.639cm" svg:y="0.169cm" svg:width="5.637cm" svg:height="0.69cm" draw:z-index="62"><draw:image xlink:href="Pictures/2000000900001605000002B173146C29.svm" xlink:type="simple" xlink:show="embed" xlink:actuate="onLoad"/></draw:frame><text:span text:style-name="T3">1. </text:span><text:span text:style-name="T58">select an Vision</text:span></text:p>
      <text:p text:style-name="P109"><draw:frame draw:style-name="fr3" draw:name="影像65" text:anchor-type="paragraph" svg:x="-5.69cm" svg:y="0.552cm" svg:width="1.984cm" svg:height="0.584cm" draw:z-index="63"><draw:image xlink:href="Pictures/20000009000007C100000247FB16007D.svm" xlink:type="simple" xlink:show="embed" xlink:actuate="onLoad"/></draw:frame></text:p>
      <text:p text:style-name="P111"><text:span text:style-name="T3">2. click </text:span><text:span text:style-name="T62">Load</text:span></text:p>
      <text:p text:style-name="P110"/>
      <text:p text:style-name="P110"/>
      <text:p text:style-name="P110"><draw:frame draw:style-name="fr1" draw:name="影像62" text:anchor-type="paragraph" svg:width="13.972cm" svg:height="11.271cm" draw:z-index="60"><draw:image xlink:href="Pictures/200000090000369300002C08BED58E60.svm" xlink:type="simple" xlink:show="embed" xlink:actuate="onLoad"/></draw:frame><text:soft-page-break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pan text:style-name="T59"><text:s text:c="68"/></text:span><text:span text:style-name="T60">figure 9-02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list xml:id="list140850587190086" text:continue-numbering="true" text:style-name="WW8Num2">
        <text:list-item>
          <text:h text:style-name="P266" text:outline-level="1"><text:bookmark-start text:name="__RefHeading__1675_1664482940"/><text:soft-page-break/><text:span text:style-name="T186">10</text:span><text:span text:style-name="T176">. </text:span><text:span text:style-name="T184">S</text:span><text:span text:style-name="T185">WOT</text:span><text:bookmark-end text:name="__RefHeading__1675_1664482940"/></text:h>
        </text:list-item>
      </text:list>
      <text:p text:style-name="P106"><text:span text:style-name="T54">Q</text:span><text:span text:style-name="T3">uery or edit </text:span><text:span text:style-name="T63">BSC S.W.O.T</text:span><text:span text:style-name="T3">. </text:span><text:span text:style-name="T63">f</text:span><text:span text:style-name="T55">irst click “ </text:span><text:span text:style-name="T63">08</text:span><text:span text:style-name="T55"> – </text:span><text:span text:style-name="T63">SWOT</text:span><text:span text:style-name="T55"> ” </text:span><text:span text:style-name="T56">look figure </text:span><text:span text:style-name="T63">10</text:span><text:span text:style-name="T56">-01</text:span></text:p>
      <text:p text:style-name="P114"><text:span text:style-name="T56"><text:s text:c="3"/>1. </text:span><text:span text:style-name="T3">first select an Vision and department/Organization</text:span></text:p>
      <text:p text:style-name="P30"><text:s text:c="3"/>2. Query</text:p>
      <text:p text:style-name="P30"><text:s text:c="3"/>3. input content on text-box</text:p>
      <text:p text:style-name="P30"><text:s text:c="3"/>4. click save</text:p>
      <text:p text:style-name="P110"><draw:frame draw:style-name="fr3" draw:name="影像66" text:anchor-type="paragraph" svg:x="0.217cm" svg:y="0.162cm" svg:width="27.16cm" svg:height="11.229cm" draw:z-index="64"><draw:image xlink:href="Pictures/20000009000072BA00002F715E452341.svm" xlink:type="simple" xlink:show="embed" xlink:actuate="onLoad"/></draw:frame> <text:s text:c="6"/><text:span text:style-name="T242"><text:s text:c="111"/>figure 10-01</text:span></text:p>
      <text:p text:style-name="P110"/>
      <text:p text:style-name="P110"/>
      <text:p text:style-name="P98"><text:soft-page-break/>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33">ICON</text:p>
          </table:table-cell>
          <table:table-cell table:style-name="表格4.B1" office:value-type="string">
            <text:p text:style-name="P233">Description</text:p>
          </table:table-cell>
        </table:table-row>
        <table:table-row>
          <table:table-cell table:style-name="表格4.A2" office:value-type="string">
            <text:p text:style-name="P196"><draw:frame draw:style-name="fr2" draw:name="影像67" text:anchor-type="paragraph" svg:width="0.796cm" svg:height="0.714cm" draw:z-index="65"><draw:image xlink:href="Pictures/200000090000031B000002CB91D43623.svm" xlink:type="simple" xlink:show="embed" xlink:actuate="onLoad"/></draw:frame></text:p>
          </table:table-cell>
          <table:table-cell table:style-name="表格4.B2" office:value-type="string">
            <text:p text:style-name="P172">Query content</text:p>
          </table:table-cell>
        </table:table-row>
        <table:table-row>
          <table:table-cell table:style-name="表格4.A2" office:value-type="string">
            <text:p text:style-name="P196"><draw:frame draw:style-name="fr2" draw:name="影像70" text:anchor-type="paragraph" svg:width="0.714cm" svg:height="0.714cm" draw:z-index="69"><draw:image xlink:href="Pictures/20000009000002CB000002CBCF9B4275.svm" xlink:type="simple" xlink:show="embed" xlink:actuate="onLoad"/></draw:frame></text:p>
          </table:table-cell>
          <table:table-cell table:style-name="表格4.B2" office:value-type="string">
            <text:p text:style-name="P197">Save content</text:p>
          </table:table-cell>
        </table:table-row>
        <table:table-row>
          <table:table-cell table:style-name="表格4.A2" office:value-type="string">
            <text:p text:style-name="P196"><draw:frame draw:style-name="fr2" draw:name="影像68" text:anchor-type="paragraph" svg:width="0.714cm" svg:height="0.69cm" draw:z-index="68"><draw:image xlink:href="Pictures/20000009000002CB000002B1C08ACD92.svm" xlink:type="simple" xlink:show="embed" xlink:actuate="onLoad"/></draw:frame></text:p>
          </table:table-cell>
          <table:table-cell table:style-name="表格4.B2" office:value-type="string">
            <text:p text:style-name="P196"><text:span text:style-name="T222">Export query report as PNG image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4.A2" office:value-type="string">
            <text:p text:style-name="P196"><draw:frame draw:style-name="fr2" draw:name="影像69" text:anchor-type="paragraph" svg:width="0.637cm" svg:height="0.61cm" draw:z-index="66"><draw:image xlink:href="Pictures/200000090000027C00000262C1AB3A8A.svm" xlink:type="simple" xlink:show="embed" xlink:actuate="onLoad"/></draw:frame></text:p>
          </table:table-cell>
          <table:table-cell table:style-name="表格4.B2" office:value-type="string">
            <text:p text:style-name="P164">Export query report as PDF file<text:span text:style-name="T222">, ( used IE browser the function </text:span><text:span text:style-name="T138">failure</text:span> <text:span text:style-name="T223">)</text:span></text:p>
          </table:table-cell>
        </table:table-row>
        <table:table-row>
          <table:table-cell table:style-name="表格4.A2" office:value-type="string">
            <text:p text:style-name="P196"><draw:frame draw:style-name="fr1" draw:name="影像71" text:anchor-type="paragraph" svg:width="6.301cm" svg:height="0.603cm" draw:z-index="67"><draw:image xlink:href="Pictures/20000009000019F20000027C963CF0C9.svm" xlink:type="simple" xlink:show="embed" xlink:actuate="onLoad"/></draw:frame></text:p>
          </table:table-cell>
          <table:table-cell table:style-name="表格4.B2" office:value-type="string">
            <text:p text:style-name="P176">Select an Vision</text:p>
          </table:table-cell>
        </table:table-row>
        <table:table-row>
          <table:table-cell table:style-name="表格4.A2" office:value-type="string">
            <text:p text:style-name="P196"><draw:frame draw:style-name="fr2" draw:name="影像72" text:anchor-type="paragraph" svg:width="6.301cm" svg:height="0.504cm" draw:z-index="70"><draw:image xlink:href="Pictures/2000000900001DC5000002620E44B04C.svm" xlink:type="simple" xlink:show="embed" xlink:actuate="onLoad"/></draw:frame></text:p>
          </table:table-cell>
          <table:table-cell table:style-name="表格4.B2" office:value-type="string">
            <text:p text:style-name="P198">Select an department/Organization</text:p>
          </table:table-cell>
        </table:table-row>
      </table:table>
      <text:p text:style-name="P98"/>
      <text:p text:style-name="P98"/>
      <text:p text:style-name="P113"/>
      <text:p text:style-name="P112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list xml:id="list140850636164903" text:continue-numbering="true" text:style-name="WW8Num2">
        <text:list-item>
          <text:h text:style-name="P267" text:outline-level="1"><text:bookmark-start text:name="__RefHeading__2749_641801633"/><text:soft-page-break/><text:span text:style-name="T186">1</text:span><text:span text:style-name="T187">1</text:span><text:span text:style-name="T176">. </text:span><text:span text:style-name="T187">Report sig</text:span><text:span text:style-name="T188">nature</text:span><text:bookmark-end text:name="__RefHeading__2749_641801633"/></text:h>
        </text:list-item>
      </text:list>
      <text:p text:style-name="P115"><text:bookmark text:name="result_box3"/><text:span text:style-name="T138">Managers signature on the report</text:span> <text:s/>for “<text:span text:style-name="T137">01 – KPI Report</text:span><text:span text:style-name="T243">”</text:span> / “<text:span text:style-name="T137">02 – Personal Report</text:span><text:span text:style-name="T243">”</text:span> / “<text:span text:style-name="T137">03 – Department Report</text:span>” . <text:span text:style-name="T244">Only export </text:span><text:span text:style-name="T245">Excel</text:span><text:span text:style-name="T244"> or </text:span><text:span text:style-name="T245">PDF</text:span><text:span text:style-name="T244"> found <text:s/></text:span><text:span text:style-name="T138">signature </text:span><text:span text:style-name="T143">picture.</text:span></text:p>
      <text:p text:style-name="P122"/>
      <text:p text:style-name="P99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34">ICON</text:p>
          </table:table-cell>
          <table:table-cell table:style-name="表格5.B1" office:value-type="string">
            <text:p text:style-name="P234">Description</text:p>
          </table:table-cell>
        </table:table-row>
        <table:table-row>
          <table:table-cell table:style-name="表格5.A2" office:value-type="string">
            <text:p text:style-name="P199"><draw:frame draw:style-name="fr2" draw:name="影像25" text:anchor-type="paragraph" svg:width="0.743cm" svg:height="0.714cm" draw:z-index="71"><draw:image xlink:href="Pictures/20000009000002E6000002CB85EDB009.svm" xlink:type="simple" xlink:show="embed" xlink:actuate="onLoad"/></draw:frame></text:p>
          </table:table-cell>
          <table:table-cell table:style-name="表格5.B2" office:value-type="string">
            <text:p text:style-name="P200">Open <text:span text:style-name="T144">signature </text:span><text:span text:style-name="T138">pop-window.</text:span></text:p>
          </table:table-cell>
        </table:table-row>
        <table:table-row>
          <table:table-cell table:style-name="表格5.A2" office:value-type="string">
            <text:p text:style-name="P199"><draw:frame draw:style-name="fr2" draw:name="影像73" text:anchor-type="paragraph" svg:width="0.743cm" svg:height="0.637cm" draw:z-index="72"><draw:image xlink:href="Pictures/20000009000002E60000027C9D8A66F4.svm" xlink:type="simple" xlink:show="embed" xlink:actuate="onLoad"/></draw:frame></text:p>
          </table:table-cell>
          <table:table-cell table:style-name="表格5.B2" office:value-type="string">
            <text:p text:style-name="P200">Clear current <text:span text:style-name="T144">signature </text:span><text:span text:style-name="T138">picture.</text:span></text:p>
          </table:table-cell>
        </table:table-row>
      </table:table>
      <text:p text:style-name="P99"><draw:frame draw:style-name="fr3" draw:name="影像74" text:anchor-type="paragraph" svg:x="2.314cm" svg:y="0.612cm" svg:width="0.743cm" svg:height="0.714cm" draw:z-index="73"><draw:image xlink:href="Pictures/20000009000002E6000002CB85EDB009.svm" xlink:type="simple" xlink:show="embed" xlink:actuate="onLoad"/></draw:frame></text:p>
      <text:p text:style-name="P116">1. first click</text:p>
      <text:p text:style-name="P117"/>
      <text:p text:style-name="P117">2. drawing name on <text:span text:style-name="T175">signature </text:span><text:span text:style-name="T174">pop-window . Look figure 11-01</text:span></text:p>
      <text:p text:style-name="P117"><draw:frame draw:style-name="fr3" draw:name="影像75" text:anchor-type="paragraph" svg:x="3.822cm" svg:y="0.026cm" svg:width="19.951cm" svg:height="8.916cm" draw:z-index="74"><draw:image xlink:href="Pictures/2000000900004DEF000022D5488DA302.svm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9"><text:s text:c="10"/>figure 11-01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3. <text:span text:style-name="T250">click export PDF or Excel button , result look figure 11-02</text:span></text:p>
      <text:p text:style-name="P120"><draw:frame draw:style-name="fr1" draw:name="影像76" text:anchor-type="paragraph" svg:width="21.856cm" svg:height="18.785cm" draw:z-index="75"><draw:image xlink:href="Pictures/2000000900005560000049626C1B074E.svm" xlink:type="simple" xlink:show="embed" xlink:actuate="onLoad"/></draw:frame></text:p>
      <text:p text:style-name="P92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21">figure 11-02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list xml:id="list140850707187191" text:continue-numbering="true" text:style-name="WW8Num2">
        <text:list-item>
          <text:h text:style-name="P268" text:outline-level="1"><text:bookmark-start text:name="__RefHeading__2898_1325747453"/><text:soft-page-break/><text:span text:style-name="T186">1</text:span><text:span text:style-name="T189">2</text:span><text:span text:style-name="T176">. </text:span><text:span text:style-name="T189">Query Charts</text:span><text:bookmark-end text:name="__RefHeading__2898_1325747453"/></text:h>
        </text:list-item>
      </text:list>
      <text:p text:style-name="P123"><text:bookmark text:name="result_box4"/><text:span text:style-name="T138">The main function</text:span> <text:bookmark text:name="result_box2"/><text:span text:style-name="T251">is </text:span><text:span text:style-name="T138">SQL query to chart</text:span> .</text:p>
      <text:p text:style-name="P124"/>
      <text:p text:style-name="P127"><text:span text:style-name="T308">12-</text:span>1. Settings datasource</text:p>
      <text:p text:style-name="P126">please <text:span text:style-name="T252">use</text:span> “01 – Data source config” <text:span text:style-name="T252">to create or modify Datasource settings</text:span>.</text:p>
      <text:p text:style-name="P140"><text:bookmark text:name="result_box5"/><text:span text:style-name="T145">If you want to provide other DB connection driver</text:span><text:span text:style-name="T146">( SQL-Server or Oracle, pqSQL ... )</text:span><text:span text:style-name="T145">, please put </text:span><text:span text:style-name="T147">Driver </text:span><text:span text:style-name="T145">LIB </text:span><text:span text:style-name="T147">jar</text:span><text:span text:style-name="T145"> file to </text:span><text:span text:style-name="T247">WEB-INF/lib </text:span><text:span text:style-name="T255">and add</text:span><text:span text:style-name="T246"> </text:span><text:span text:style-name="T254">config</text:span><text:span text:style-name="T246"> </text:span><text:span text:style-name="T256">of </text:span><text:span text:style-name="T257">table <text:s/>named </text:span><text:span text:style-name="Source_20_Text"><text:span text:style-name="T277">qc_data_source_driver </text:span></text:span><text:span text:style-name="Source_20_Text"><text:span text:style-name="T253">. </text:span></text:span><text:bookmark text:name="result_box14"/><text:span text:style-name="T248">Currently, the system only provides MySQL Driver</text:span> <text:span text:style-name="Source_20_Text"><text:span text:style-name="T253">.</text:span></text:span></text:p>
      <text:p text:style-name="P139"/>
      <text:p text:style-name="P124"/>
      <text:p text:style-name="P127"><text:span text:style-name="T308">12-</text:span>2. Settings data mappe<text:span text:style-name="T283">d</text:span></text:p>
      <text:p text:style-name="P136"><text:span text:style-name="T282">S</text:span>ettings Charts's Label and Value mappe<text:span text:style-name="T282">d. Click “02 – Data query mapper” on menu . Create new items please look ( figure 12-01 )</text:span></text:p>
      <text:p text:style-name="P124"><draw:frame draw:style-name="fr2" draw:name="影像77" text:anchor-type="paragraph" svg:width="20.031cm" svg:height="9.977cm" draw:z-index="76"><draw:image xlink:href="Pictures/2000000900004E3E000026F83E7E72D8.svm" xlink:type="simple" xlink:show="embed" xlink:actuate="onLoad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37">figure 12 - 01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78"><text:span text:style-name="T73"><text:tab/></text:span><text:span text:style-name="T84">Name</text:span><text:span text:style-name="T3">: </text:span><text:span text:style-name="T64">Please input mapped item name.</text:span></text:p>
      <text:p text:style-name="P68"><text:span text:style-name="T76"><text:tab/></text:span><text:span text:style-name="T84">Description</text:span><text:span text:style-name="T94">: </text:span><text:span text:style-name="T95">memo or explain</text:span></text:p>
      <text:p text:style-name="P69"><text:span text:style-name="T76"><text:tab/></text:span><text:span text:style-name="T85">Mapper Label</text:span><text:span text:style-name="T94">: </text:span><text:span text:style-name="T96">sql query's fields name</text:span></text:p>
      <text:p text:style-name="P69"><text:span text:style-name="T76"><text:tab/></text:span><text:span text:style-name="T85">Mapper Value</text:span><text:span text:style-name="T94">: </text:span><text:span text:style-name="T96">sql query's fields name</text:span><text:span text:style-name="T95"><text:tab/></text:span></text:p>
      <text:p text:style-name="P124"/>
      <text:p text:style-name="P129"><text:span text:style-name="T308">12-</text:span>3. Query expression <text:span text:style-name="T284">to Charts</text:span></text:p>
      <text:p text:style-name="P125"><text:bookmark text:name="result_box6"/><text:span text:style-name="T138">Charts have provided</text:span> <text:span text:style-name="T285">BAR, PIE, LINE, AREA and html table. Click “01 – Basic query” on menu tree. Look ( figure 12-02 ) , Example results Look ( figure 12-03 )</text:span></text:p>
      <text:p text:style-name="P125"><draw:frame draw:style-name="fr2" draw:name="影像78" text:anchor-type="paragraph" svg:width="27.16cm" svg:height="7.31cm" draw:z-index="77"><draw:image xlink:href="Pictures/20000009000071B100001E99628FD1ED.svm" xlink:type="simple" xlink:show="embed" xlink:actuate="onLoad"/></draw:frame> <text:s text:c="90"/><text:span text:style-name="T286">figure – 12-02 </text:span></text:p>
      <text:p text:style-name="P125"/>
      <text:p text:style-name="P125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35">ICON</text:p>
          </table:table-cell>
          <table:table-cell table:style-name="表格6.B1" office:value-type="string">
            <text:p text:style-name="P235">Description</text:p>
          </table:table-cell>
        </table:table-row>
        <table:table-row>
          <table:table-cell table:style-name="表格6.A2" office:value-type="string">
            <text:p text:style-name="P201"><draw:frame draw:style-name="fr2" draw:name="影像79" text:anchor-type="paragraph" svg:width="0.637cm" svg:height="0.584cm" draw:z-index="78"><draw:image xlink:href="Pictures/200000090000027C000002474EE3EE8F.svm" xlink:type="simple" xlink:show="embed" xlink:actuate="onLoad"/></draw:frame></text:p>
          </table:table-cell>
          <table:table-cell table:style-name="表格6.B2" office:value-type="string">
            <text:p text:style-name="P225">Query results show as HTML table.</text:p>
          </table:table-cell>
        </table:table-row>
        <table:table-row>
          <table:table-cell table:style-name="表格6.A2" office:value-type="string">
            <text:p text:style-name="P201"><draw:frame draw:style-name="fr2" draw:name="影像80" text:anchor-type="paragraph" svg:width="0.584cm" svg:height="0.584cm" draw:z-index="79"><draw:image xlink:href="Pictures/200000090000024700000247B5A2F959.svm" xlink:type="simple" xlink:show="embed" xlink:actuate="onLoad"/></draw:frame></text:p>
          </table:table-cell>
          <table:table-cell table:style-name="表格6.B2" office:value-type="string">
            <text:p text:style-name="P202">Query results show as P<text:span text:style-name="T287">ie</text:span> charts</text:p>
          </table:table-cell>
        </table:table-row>
        <table:table-row>
          <table:table-cell table:style-name="表格6.A2" office:value-type="string">
            <text:p text:style-name="P201"><draw:frame draw:style-name="fr1" draw:name="影像81" text:anchor-type="paragraph" svg:width="0.61cm" svg:height="0.584cm" draw:z-index="80"><draw:image xlink:href="Pictures/200000090000026200000247774798D3.svm" xlink:type="simple" xlink:show="embed" xlink:actuate="onLoad"/></draw:frame></text:p>
          </table:table-cell>
          <table:table-cell table:style-name="表格6.B2" office:value-type="string">
            <text:p text:style-name="P203">Query results show as <text:span text:style-name="T288">Bar</text:span> <text:span text:style-name="T289">c</text:span>harts</text:p>
          </table:table-cell>
        </table:table-row>
        <table:table-row>
          <table:table-cell table:style-name="表格6.A2" office:value-type="string">
            <text:p text:style-name="P201"><draw:frame draw:style-name="fr2" draw:name="影像82" text:anchor-type="paragraph" svg:width="0.637cm" svg:height="0.584cm" draw:z-index="81"><draw:image xlink:href="Pictures/200000090000027C00000247BFC728CE.svm" xlink:type="simple" xlink:show="embed" xlink:actuate="onLoad"/></draw:frame></text:p>
          </table:table-cell>
          <table:table-cell table:style-name="表格6.B2" office:value-type="string">
            <text:p text:style-name="P204">As Line charts</text:p>
          </table:table-cell>
        </table:table-row>
        <table:table-row>
          <table:table-cell table:style-name="表格6.A2" office:value-type="string">
            <text:p text:style-name="P201"><draw:frame draw:style-name="fr2" draw:name="影像83" text:anchor-type="paragraph" svg:width="0.529cm" svg:height="0.476cm" draw:z-index="82"><draw:image xlink:href="Pictures/2000000900000212000001DDAF4BD0EF.svm" xlink:type="simple" xlink:show="embed" xlink:actuate="onLoad"/></draw:frame></text:p>
          </table:table-cell>
          <table:table-cell table:style-name="表格6.B2" office:value-type="string">
            <text:p text:style-name="P204">As Area charts</text:p>
          </table:table-cell>
        </table:table-row>
        <table:table-row>
          <table:table-cell table:style-name="表格6.A2" office:value-type="string">
            <text:p text:style-name="P201"><draw:frame draw:style-name="fr2" draw:name="影像84" text:anchor-type="paragraph" svg:width="2.409cm" svg:height="0.529cm" draw:z-index="83"><draw:image xlink:href="Pictures/20000009000009690000021241F1EE6D.svm" xlink:type="simple" xlink:show="embed" xlink:actuate="onLoad"/></draw:frame></text:p>
          </table:table-cell>
          <table:table-cell table:style-name="表格6.B2" office:value-type="string">
            <text:p text:style-name="P205">Save query expression <text:span text:style-name="T290">to history data.</text:span></text:p>
          </table:table-cell>
        </table:table-row>
        <table:table-row>
          <table:table-cell table:style-name="表格6.A2" office:value-type="string">
            <text:p text:style-name="P201"><draw:frame draw:style-name="fr2" draw:name="影像85" text:anchor-type="paragraph" svg:width="1.616cm" svg:height="0.504cm" draw:z-index="84"><draw:image xlink:href="Pictures/200000090000064F000001F8E576385D.svm" xlink:type="simple" xlink:show="embed" xlink:actuate="onLoad"/></draw:frame></text:p>
          </table:table-cell>
          <table:table-cell table:style-name="表格6.B2" office:value-type="string">
            <text:p text:style-name="P206">Clear </text:p>
          </table:table-cell>
        </table:table-row>
        <table:table-row>
          <table:table-cell table:style-name="表格6.A2" office:value-type="string">
            <text:p text:style-name="P201"><draw:frame draw:style-name="fr2" draw:name="影像86" text:anchor-type="paragraph" svg:width="1.746cm" svg:height="0.529cm" draw:z-index="85"><draw:image xlink:href="Pictures/20000009000006D300000212CDB5112F.svm" xlink:type="simple" xlink:show="embed" xlink:actuate="onLoad"/></draw:frame></text:p>
          </table:table-cell>
          <table:table-cell table:style-name="表格6.B2" office:value-type="string">
            <text:p text:style-name="P207">Delete history data.</text:p>
          </table:table-cell>
        </table:table-row>
        <table:table-row>
          <table:table-cell table:style-name="表格6.A2" office:value-type="string">
            <text:p text:style-name="P201"><draw:frame draw:style-name="fr2" draw:name="影像87" text:anchor-type="paragraph" svg:width="6.299cm" svg:height="0.575cm" draw:z-index="86"><draw:image xlink:href="Pictures/2000000900001A0D000002628BBCE8D1.svm" xlink:type="simple" xlink:show="embed" xlink:actuate="onLoad"/></draw:frame></text:p>
          </table:table-cell>
          <table:table-cell table:style-name="表格6.B2" office:value-type="string">
            <text:p text:style-name="P208">Select history data.</text:p>
          </table:table-cell>
        </table:table-row>
        <table:table-row>
          <table:table-cell table:style-name="表格6.A2" office:value-type="string">
            <text:p text:style-name="P201"><draw:frame draw:style-name="fr2" draw:name="影像88" text:anchor-type="paragraph" svg:width="7.407cm" svg:height="0.605cm" draw:z-index="87"><draw:image xlink:href="Pictures/2000000900001D26000002622D672E75.svm" xlink:type="simple" xlink:show="embed" xlink:actuate="onLoad"/></draw:frame></text:p>
          </table:table-cell>
          <table:table-cell table:style-name="表格6.B2" office:value-type="string">
            <text:p text:style-name="P209">Select datasource.</text:p>
          </table:table-cell>
        </table:table-row>
        <table:table-row>
          <table:table-cell table:style-name="表格6.A2" office:value-type="string">
            <text:p text:style-name="P201"><draw:frame draw:style-name="fr2" draw:name="影像89" text:anchor-type="paragraph" svg:width="6.72cm" svg:height="0.69cm" draw:z-index="88"><draw:image xlink:href="Pictures/2000000900001A41000002B1F727F352.svm" xlink:type="simple" xlink:show="embed" xlink:actuate="onLoad"/></draw:frame></text:p>
          </table:table-cell>
          <table:table-cell table:style-name="表格6.B2" office:value-type="string">
            <text:p text:style-name="P210"><text:span text:style-name="T291">i</text:span>nput query name when need Save query</text:p>
          </table:table-cell>
        </table:table-row>
        <table:table-row table:style-name="表格6.13">
          <table:table-cell table:style-name="表格6.A2" office:value-type="string">
            <text:p text:style-name="P201"><draw:frame draw:style-name="fr2" draw:name="影像90" text:anchor-type="paragraph" svg:width="6.907cm" svg:height="0.743cm" draw:z-index="89"><draw:image xlink:href="Pictures/2000000900001AFB000002E6C786F5A5.svm" xlink:type="simple" xlink:show="embed" xlink:actuate="onLoad"/></draw:frame></text:p>
          </table:table-cell>
          <table:table-cell table:style-name="表格6.B2" office:value-type="string">
            <text:p text:style-name="P211">Select mapped item for query Charts</text:p>
          </table:table-cell>
        </table:table-row>
        <table:table-row table:style-name="表格6.14">
          <table:table-cell table:style-name="表格6.A2" office:value-type="string">
            <text:p text:style-name="P201"><draw:frame draw:style-name="fr2" draw:name="影像91" text:anchor-type="paragraph" svg:width="8.61cm" svg:height="0.633cm" draw:z-index="90"><draw:image xlink:href="Pictures/2000000900002762000002E6BDC175D8.svm" xlink:type="simple" xlink:show="embed" xlink:actuate="onLoad"/></draw:frame></text:p>
          </table:table-cell>
          <table:table-cell table:style-name="表格6.B2" office:value-type="string">
            <text:p text:style-name="P212">Select mapped items for Pie charts</text:p>
          </table:table-cell>
        </table:table-row>
        <table:table-row>
          <table:table-cell table:style-name="表格6.A2" office:value-type="string">
            <text:p text:style-name="P201"><draw:frame draw:style-name="fr2" draw:name="影像92" text:anchor-type="paragraph" svg:width="3.177cm" svg:height="0.452cm" draw:z-index="91"><draw:image xlink:href="Pictures/2000000900000C68000001C345090A6D.svm" xlink:type="simple" xlink:show="embed" xlink:actuate="onLoad"/></draw:frame></text:p>
          </table:table-cell>
          <table:table-cell table:style-name="表格6.B2" office:value-type="string">
            <text:p text:style-name="P227">input SQL query expression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38"><text:soft-page-break/>The is Area Charts example.</text:p>
      <text:p text:style-name="P100"><draw:frame draw:style-name="fr1" draw:name="影像93" text:anchor-type="paragraph" svg:width="27.16cm" svg:height="12.012cm" draw:z-index="92"><draw:image xlink:href="Pictures/2000000900006E13000030AF3BBCC6BB.svm" xlink:type="simple" xlink:show="embed" xlink:actuate="onLoad"/></draw:frame> <text:s text:c="6"/><text:span text:style-name="T292"><text:s text:c="106"/>Figure 12-03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xml:id="list140850845170846" text:continue-numbering="true" text:style-name="WW8Num2">
        <text:list-item>
          <text:h text:style-name="P269" text:outline-level="1"><text:bookmark-start text:name="__RefHeading__3262_21046832"/><text:soft-page-break/><text:span text:style-name="T186">1</text:span><text:span text:style-name="T190">3</text:span><text:span text:style-name="T176">. </text:span><text:span text:style-name="T190">Analytics </text:span><text:span text:style-name="T191">( OLAP )</text:span><text:bookmark-end text:name="__RefHeading__3262_21046832"/></text:h>
        </text:list-item>
      </text:list>
      <text:p text:style-name="P141"><text:bookmark text:name="result_box15"/><text:span text:style-name="T148">This feature is to provide a simple OLAP</text:span><text:span text:style-name="T293"> . </text:span><text:bookmark text:name="result_box16"/><text:span text:style-name="T138">MDX Query results can be exported into HTML file or EXCEL file</text:span> .</text:p>
      <text:p text:style-name="P141"/>
      <text:p text:style-name="P128"><text:span text:style-name="T308">13-</text:span>1. Settings datasource</text:p>
      <text:p text:style-name="P151"><text:span text:style-name="T294">click “</text:span><text:span text:style-name="T295">03 - Analytics config</text:span> “ <text:span text:style-name="T294">on menu tree. And to create mode look ( figure 13 – 01 ) .</text:span></text:p>
      <text:p text:style-name="P128"><draw:frame draw:style-name="fr2" draw:name="影像94" text:anchor-type="paragraph" svg:width="18.919cm" svg:height="9.289cm" draw:z-index="93"><draw:image xlink:href="Pictures/20000009000049E7000024489A20CECD.svm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42"><text:s text:c="95"/><text:span text:style-name="T298">figure 13 - 01</text:span></text:p>
      <text:p text:style-name="P130"><text:span text:style-name="T3"><text:tab/></text:span><text:span text:style-name="T65">Id</text:span><text:span text:style-name="T93">: </text:span><text:span text:style-name="T97">input config Id</text:span><text:span text:style-name="T94">.</text:span></text:p>
      <text:p text:style-name="P130"><text:span text:style-name="T94"><text:tab/></text:span><text:span text:style-name="T64">Name</text:span><text:span text:style-name="T94">: </text:span><text:span text:style-name="T97">input config name</text:span><text:span text:style-name="T94">.</text:span></text:p>
      <text:p text:style-name="P131"><text:span text:style-name="T94"><text:tab/></text:span><text:span text:style-name="T65">Drivers</text:span><text:span text:style-name="T94">: </text:span><text:span text:style-name="T97">input jdbc driver class name. </text:span><text:span text:style-name="T300">( </text:span><text:span text:style-name="T301">If you want to provide other DB connection driver</text:span><text:span text:style-name="T302">( SQL-Server or Oracle, pqSQL ... )</text:span><text:span text:style-name="T301">, please put </text:span><text:span text:style-name="T303">Driver </text:span><text:span text:style-name="T301">LIB </text:span><text:span text:style-name="T303">jar</text:span><text:span text:style-name="T301"> file to </text:span><text:span text:style-name="T278">WEB-INF/lib</text:span><text:span text:style-name="T301"> </text:span><text:span text:style-name="T304">)</text:span></text:p>
      <text:p text:style-name="P154"><text:span text:style-name="T84"><text:tab/></text:span><text:span text:style-name="T86">Jdbc url</text:span><text:span text:style-name="T94">: </text:span><text:span text:style-name="T98">jdbc url</text:span><text:span text:style-name="T94">. </text:span><text:span text:style-name="T305">( </text:span><text:bookmark text:name="result_box17"/><text:span text:style-name="T306">url string parameter must include the </text:span><text:span text:style-name="T279">account</text:span><text:span text:style-name="T306"> and </text:span><text:span text:style-name="T279">password</text:span><text:span text:style-name="T299"> <text:s/></text:span><text:span text:style-name="T305">)</text:span></text:p>
      <text:p text:style-name="P133"><text:span text:style-name="T28"><text:tab/></text:span><text:span text:style-name="T64">Description</text:span><text:span text:style-name="T94">: </text:span><text:span text:style-name="T95">memo or explain</text:span></text:p>
      <text:p text:style-name="P133"/>
      <text:p text:style-name="P135"><text:soft-page-break/><text:span text:style-name="T69">13-</text:span><text:span text:style-name="T68">2</text:span><text:span text:style-name="T66">. </text:span><text:span text:style-name="T67">Upload </text:span>Mondrian Catalog <text:span text:style-name="T307">file</text:span></text:p>
      <text:p text:style-name="P155"><text:span text:style-name="T296">Upload Mondrian catalog file </text:span><text:span text:style-name="T297">and </text:span><text:span text:style-name="T296">management. </text:span><text:bookmark text:name="result_box18"/><text:span text:style-name="T138">How to build catalog xml file</text:span> <text:span text:style-name="T309">please download </text:span><text:span text:style-name="T281">mondrian schema workbench </text:span><text:span text:style-name="T268">(</text:span><text:span text:style-name="T281"> </text:span><text:a xlink:type="simple" xlink:href="http://sourceforge.net/projects/mondrian/files/schema%20workbench/">http://sourceforge.net/projects/mondrian/files/schema%20workbench/</text:a><text:span text:style-name="T281"> </text:span><text:span text:style-name="T268">) now vision is 3.9.0 , </text:span><text:span text:style-name="T273">use</text:span><text:span text:style-name="T268"> </text:span><text:span text:style-name="T269">workbench create catalog example ( figure 13-02 )</text:span></text:p>
      <text:p text:style-name="P155"><draw:frame draw:style-name="fr2" draw:name="影像95" text:anchor-type="paragraph" svg:width="21.14cm" svg:height="15.877cm" draw:z-index="94"><draw:image xlink:href="Pictures/200000090000529500003E044DC621A3.svm" xlink:type="simple" xlink:show="embed" xlink:actuate="onLoad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6">figure 13 - 02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43"><text:bookmark text:name="result_box19"/><text:soft-page-break/><text:span text:style-name="T138">After the </text:span><text:span text:style-name="T280">schema workbench </text:span><text:span text:style-name="T138">output of the </text:span><text:span text:style-name="T279">catalog xml file</text:span><text:span text:style-name="T138"> using the " </text:span><text:span text:style-name="T271">04 - Analytics Catalog</text:span><text:span text:style-name="T253"> </text:span><text:span text:style-name="T138">" to upload it</text:span> . <text:span text:style-name="T310">Look ( figure 13 – 03 )</text:span></text:p>
      <text:p text:style-name="P155"><draw:frame draw:style-name="fr2" draw:name="影像96" text:anchor-type="paragraph" svg:width="20.295cm" svg:height="8.707cm" draw:z-index="95"><draw:image xlink:href="Pictures/2000000900004F4700002202A4E6471F.svm" xlink:type="simple" xlink:show="embed" xlink:actuate="onLoad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7"><text:span text:style-name="T270"><text:s text:c="99"/>f</text:span><text:span text:style-name="T253">igure 13 – 03</text:span></text:p>
      <text:p text:style-name="P157"/>
      <text:p text:style-name="P132"><text:span text:style-name="T3"><text:tab/></text:span><text:span text:style-name="T65">Id</text:span><text:span text:style-name="T93">: </text:span><text:span text:style-name="T97">input </text:span><text:span text:style-name="T99">catalog</text:span><text:span text:style-name="T97"> Id</text:span><text:span text:style-name="T94">.</text:span></text:p>
      <text:p text:style-name="P158"><text:span text:style-name="T94"><text:tab/></text:span><text:span text:style-name="T84">Name</text:span><text:span text:style-name="T94">: </text:span><text:span text:style-name="T97">input </text:span><text:span text:style-name="T99">catalog</text:span><text:span text:style-name="T97"> name</text:span><text:span text:style-name="T94">.</text:span></text:p>
      <text:p text:style-name="P158"><text:span text:style-name="T84"><text:tab/></text:span><text:span text:style-name="T87">Mondrian Catalog</text:span><text:span text:style-name="T99">: select an catalog xml file to upload.</text:span></text:p>
      <text:p text:style-name="P134"><text:span text:style-name="T259"><text:tab/></text:span><text:span text:style-name="T260">Description</text:span><text:span text:style-name="T261">: </text:span><text:span text:style-name="T262">memo or explain</text:span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44"><text:soft-page-break/><text:span text:style-name="T69">13-</text:span><text:span text:style-name="T70">3</text:span><text:span text:style-name="T66">. </text:span><text:span text:style-name="T295">Analytics</text:span> <text:span text:style-name="T311">MDX query</text:span></text:p>
      <text:p text:style-name="P159"><text:bookmark text:name="result_box20"/><text:span text:style-name="T258">Execute MDX query and display or output</text:span><text:span text:style-name="T274"> </text:span><text:span text:style-name="T275">results. Click “</text:span><text:span text:style-name="T272">02 - Analytics</text:span> <text:span text:style-name="T275">” </text:span><text:span text:style-name="T276">on menu tree. Look ( figure 13 – 04 )</text:span></text:p>
      <text:p text:style-name="P152"><draw:frame draw:style-name="fr2" draw:name="影像97" text:anchor-type="paragraph" svg:width="27.16cm" svg:height="8.472cm" draw:z-index="96"><draw:image xlink:href="Pictures/20000009000073F70000242D511CD54A.svm" xlink:type="simple" xlink:show="embed" xlink:actuate="onLoad"/></draw:frame> <text:s text:c="96"/><text:span text:style-name="T312">figure 13 – 04</text:span></text:p>
      <text:p text:style-name="P152"/>
      <text:p text:style-name="P152"/>
      <text:p text:style-name="P101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36">ICON</text:p>
          </table:table-cell>
          <table:table-cell table:style-name="表格7.B1" office:value-type="string">
            <text:p text:style-name="P236">Description</text:p>
          </table:table-cell>
        </table:table-row>
        <table:table-row>
          <table:table-cell table:style-name="表格7.A2" office:value-type="string">
            <text:p text:style-name="P213"><draw:frame draw:style-name="fr2" draw:name="影像98" text:anchor-type="paragraph" svg:width="0.637cm" svg:height="0.584cm" draw:z-index="97"><draw:image xlink:href="Pictures/200000090000027C000002474EE3EE8F.svm" xlink:type="simple" xlink:show="embed" xlink:actuate="onLoad"/></draw:frame></text:p>
          </table:table-cell>
          <table:table-cell table:style-name="表格7.B2" office:value-type="string">
            <text:p text:style-name="P226">Query results show as HTML <text:span text:style-name="T313">results</text:span>.</text:p>
          </table:table-cell>
        </table:table-row>
        <table:table-row>
          <table:table-cell table:style-name="表格7.A2" office:value-type="string">
            <text:p text:style-name="P213"><draw:frame draw:style-name="fr2" draw:name="影像99" text:anchor-type="paragraph" svg:width="0.714cm" svg:height="0.637cm" draw:z-index="98"><draw:image xlink:href="Pictures/20000009000002CB0000027C5494D9D4.svm" xlink:type="simple" xlink:show="embed" xlink:actuate="onLoad"/></draw:frame></text:p>
          </table:table-cell>
          <table:table-cell table:style-name="表格7.B2" office:value-type="string">
            <text:p text:style-name="P214">Export HTML <text:span text:style-name="T313">results</text:span> as a file.</text:p>
          </table:table-cell>
        </table:table-row>
        <table:table-row>
          <table:table-cell table:style-name="表格7.A2" office:value-type="string">
            <text:p text:style-name="P213"><draw:frame draw:style-name="fr2" draw:name="影像100" text:anchor-type="paragraph" svg:width="0.661cm" svg:height="0.637cm" draw:z-index="99"><draw:image xlink:href="Pictures/20000009000002960000027C82647BB2.svm" xlink:type="simple" xlink:show="embed" xlink:actuate="onLoad"/></draw:frame></text:p>
          </table:table-cell>
          <table:table-cell table:style-name="表格7.B2" office:value-type="string">
            <text:p text:style-name="P215">Export results as a Excel file.</text:p>
          </table:table-cell>
        </table:table-row>
        <table:table-row>
          <table:table-cell table:style-name="表格7.A2" office:value-type="string">
            <text:p text:style-name="P213"><draw:frame draw:style-name="fr2" draw:name="影像101" text:anchor-type="paragraph" svg:width="2.542cm" svg:height="0.584cm" draw:z-index="100"><draw:image xlink:href="Pictures/20000009000009ED00000247598C4BA2.svm" xlink:type="simple" xlink:show="embed" xlink:actuate="onLoad"/></draw:frame></text:p>
          </table:table-cell>
          <table:table-cell table:style-name="表格7.B2" office:value-type="string">
            <text:p text:style-name="P216">Save MDX to history data.</text:p>
          </table:table-cell>
        </table:table-row>
        <table:table-row>
          <table:table-cell table:style-name="表格7.A2" office:value-type="string">
            <text:p text:style-name="P213"><draw:frame draw:style-name="fr2" draw:name="影像102" text:anchor-type="paragraph" svg:width="1.669cm" svg:height="0.61cm" draw:z-index="101"><draw:image xlink:href="Pictures/200000090000068400000262E1BA80A9.svm" xlink:type="simple" xlink:show="embed" xlink:actuate="onLoad"/></draw:frame></text:p>
          </table:table-cell>
          <table:table-cell table:style-name="表格7.B2" office:value-type="string">
            <text:p text:style-name="P217"><text:span text:style-name="T314">C</text:span>lear</text:p>
          </table:table-cell>
        </table:table-row>
        <text:soft-page-break/>
        <table:table-row>
          <table:table-cell table:style-name="表格7.A2" office:value-type="string">
            <text:p text:style-name="P213"><draw:frame draw:style-name="fr1" draw:name="影像103" text:anchor-type="paragraph" svg:width="1.854cm" svg:height="0.584cm" draw:z-index="102"><draw:image xlink:href="Pictures/200000090000073D00000247F91B304D.svm" xlink:type="simple" xlink:show="embed" xlink:actuate="onLoad"/></draw:frame></text:p>
          </table:table-cell>
          <table:table-cell table:style-name="表格7.B2" office:value-type="string">
            <text:p text:style-name="P218">Delete <text:span text:style-name="T315">current </text:span>select history data.</text:p>
          </table:table-cell>
        </table:table-row>
        <table:table-row>
          <table:table-cell table:style-name="表格7.A2" office:value-type="string">
            <text:p text:style-name="P213"><draw:frame draw:style-name="fr2" draw:name="影像104" text:anchor-type="paragraph" svg:width="6.72cm" svg:height="0.584cm" draw:z-index="103"><draw:image xlink:href="Pictures/2000000900001A41000002473D4B3374.svm" xlink:type="simple" xlink:show="embed" xlink:actuate="onLoad"/></draw:frame></text:p>
          </table:table-cell>
          <table:table-cell table:style-name="表格7.B2" office:value-type="string">
            <text:p text:style-name="P219">Select history data.</text:p>
          </table:table-cell>
        </table:table-row>
        <table:table-row>
          <table:table-cell table:style-name="表格7.A2" office:value-type="string">
            <text:p text:style-name="P213"><draw:frame draw:style-name="fr2" draw:name="影像105" text:anchor-type="paragraph" svg:width="6.588cm" svg:height="0.661cm" draw:z-index="104"><draw:image xlink:href="Pictures/20000009000019BD00000296EC4CCF78.svm" xlink:type="simple" xlink:show="embed" xlink:actuate="onLoad"/></draw:frame></text:p>
          </table:table-cell>
          <table:table-cell table:style-name="表格7.B2" office:value-type="string">
            <text:p text:style-name="P220">Query name.</text:p>
          </table:table-cell>
        </table:table-row>
        <table:table-row>
          <table:table-cell table:style-name="表格7.A2" office:value-type="string">
            <text:p text:style-name="P213"><draw:frame draw:style-name="fr2" draw:name="影像106" text:anchor-type="paragraph" svg:width="3.016cm" svg:height="0.584cm" draw:z-index="105"><draw:image xlink:href="Pictures/2000000900000BC900000247C6EDD41B.svm" xlink:type="simple" xlink:show="embed" xlink:actuate="onLoad"/></draw:frame></text:p>
          </table:table-cell>
          <table:table-cell table:style-name="表格7.B2" office:value-type="string">
            <text:p text:style-name="P221">Check show Title.</text:p>
          </table:table-cell>
        </table:table-row>
        <table:table-row>
          <table:table-cell table:style-name="表格7.A2" office:value-type="string">
            <text:p text:style-name="P213"><draw:frame draw:style-name="fr2" draw:name="影像107" text:anchor-type="paragraph" svg:width="3.307cm" svg:height="0.584cm" draw:z-index="106"><draw:image xlink:href="Pictures/2000000900000CEC00000247EA31A760.svm" xlink:type="simple" xlink:show="embed" xlink:actuate="onLoad"/></draw:frame></text:p>
          </table:table-cell>
          <table:table-cell table:style-name="表格7.B2" office:value-type="string">
            <text:p text:style-name="P222">Check show members.</text:p>
          </table:table-cell>
        </table:table-row>
        <table:table-row>
          <table:table-cell table:style-name="表格7.A2" office:value-type="string">
            <text:p text:style-name="P213"><draw:frame draw:style-name="fr2" draw:name="影像108" text:anchor-type="paragraph" svg:width="6.616cm" svg:height="0.661cm" draw:z-index="107"><draw:image xlink:href="Pictures/20000009000019D800000296FD8537C8.svm" xlink:type="simple" xlink:show="embed" xlink:actuate="onLoad"/></draw:frame></text:p>
          </table:table-cell>
          <table:table-cell table:style-name="表格7.B2" office:value-type="string">
            <text:p text:style-name="P223">Select <text:span text:style-name="T316">OLAP </text:span>datasource config.</text:p>
          </table:table-cell>
        </table:table-row>
        <table:table-row table:style-name="表格7.13">
          <table:table-cell table:style-name="表格7.A2" office:value-type="string">
            <text:p text:style-name="P213"><draw:frame draw:style-name="fr2" draw:name="影像109" text:anchor-type="paragraph" svg:width="8.334cm" svg:height="0.61cm" draw:z-index="108"><draw:image xlink:href="Pictures/200000090000208F00000262E326049B.svm" xlink:type="simple" xlink:show="embed" xlink:actuate="onLoad"/></draw:frame></text:p>
          </table:table-cell>
          <table:table-cell table:style-name="表格7.B2" office:value-type="string">
            <text:p text:style-name="P224">Select OLAP catalog config.</text:p>
          </table:table-cell>
        </table:table-row>
        <table:table-row table:style-name="表格7.14">
          <table:table-cell table:style-name="表格7.A2" office:value-type="string">
            <text:p text:style-name="P213"><draw:frame draw:style-name="fr2" draw:name="影像110" text:anchor-type="paragraph" svg:width="6.669cm" svg:height="3.598cm" draw:z-index="109"><draw:image xlink:href="Pictures/2000000900001A0D00000E0F70922E3A.svm" xlink:type="simple" xlink:show="embed" xlink:actuate="onLoad"/></draw:frame></text:p>
          </table:table-cell>
          <table:table-cell table:style-name="表格7.B2" office:value-type="string">
            <text:p text:style-name="P229"><text:span text:style-name="T192">input MDX q</text:span><text:span text:style-name="T138">uery string</text:span>.</text:p>
          </table:table-cell>
        </table:table-row>
      </table:table>
      <text:p text:style-name="P101"/>
      <text:p text:style-name="P101"/>
      <text:p text:style-name="P101"/>
      <text:p text:style-name="P101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list xml:id="list140851018183127" text:continue-numbering="true" text:style-name="WW8Num2">
        <text:list-item>
          <text:h text:style-name="P277" text:outline-level="1"><text:bookmark-start text:name="__RefHeading__3879_848276802"/><text:soft-page-break/><text:span text:style-name="T186">1</text:span><text:span text:style-name="T193">4</text:span><text:span text:style-name="T176">. </text:span><text:span text:style-name="T193">bambooBSC </text:span><text:span text:style-name="T194">m</text:span><text:span text:style-name="T193">obile </text:span><text:span text:style-name="T195">version</text:span><text:bookmark-end text:name="__RefHeading__3879_848276802"/></text:h>
        </text:list-item>
      </text:list>
      <text:p text:style-name="P145"><text:span text:style-name="T69">1</text:span><text:span text:style-name="T72">4</text:span><text:span text:style-name="T69">-</text:span><text:span text:style-name="T72">1</text:span><text:span text:style-name="T66">. </text:span><text:span text:style-name="T72">Mobile web.</text:span></text:p>
      <text:p text:style-name="P146"><text:span text:style-name="T101">P</text:span><text:span text:style-name="T100">rovide scorecard query for a mobile-device browser.</text:span></text:p>
      <text:p text:style-name="P146"><draw:frame draw:style-name="fr2" draw:name="影像111" text:anchor-type="paragraph" svg:width="19.396cm" svg:height="8.654cm" draw:z-index="110"><draw:image xlink:href="Pictures/2000000900004BC3000021CD8D65196C.svm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<text:span text:style-name="T103">Logout: </text:span><text:span text:style-name="T100">click to logout.</text:span></text:p>
      <text:p text:style-name="P147"><text:span text:style-name="T103">Refresh / Query: </text:span><text:span text:style-name="T100">click to query </text:span><text:span text:style-name="T102">new </text:span><text:span text:style-name="T100">scorecard</text:span></text:p>
      <text:p text:style-name="P147"><text:span text:style-name="T103">Options: </text:span><text:span text:style-name="T100">click show options pane, to settings measure-data begin/end date range and frequency.</text:span></text:p>
      <text:p text:style-name="P147"/>
      <text:p text:style-name="P150">When re-setting <text:span text:style-name="T277">measure-data start / end date</text:span> or <text:span text:style-name="T277">frequency</text:span>, you must re-click <text:span text:style-name="T277">Query / refresh</text:span> button</text:p>
      <text:p text:style-name="P147"/>
      <text:p text:style-name="P147"/>
      <text:p text:style-name="P147"/>
      <text:p text:style-name="P147"/>
      <text:p text:style-name="P148"><text:soft-page-break/>14-2. Mobile web base operation</text:p>
      <text:p text:style-name="P147"><draw:frame draw:style-name="fr1" draw:name="影像112" text:anchor-type="paragraph" svg:width="25.426cm" svg:height="17.067cm" draw:z-index="111"><draw:image xlink:href="Pictures/2000000900006353000042ABE46DC8D2.svm" xlink:type="simple" xlink:show="embed" xlink:actuate="onLoad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text:soft-page-break/></text:p>
      <text:p text:style-name="P149"><draw:frame draw:style-name="fr2" draw:name="影像113" text:anchor-type="paragraph" svg:width="18.999cm" svg:height="10.559cm" draw:z-index="112"><draw:image xlink:href="Pictures/2000000900004A360000293E4E7E74A0.svm" xlink:type="simple" xlink:show="embed" xlink:actuate="onLoad"/></draw:frame></text:p>
      <text:p text:style-name="P149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list xml:id="list140851113190668" text:continue-numbering="true" text:style-name="WW8Num2">
        <text:list-item>
          <text:h text:style-name="P278" text:outline-level="1"><text:bookmark-start text:name="__RefHeading__4106_105988615"/><text:soft-page-break/><text:span text:style-name="T186">1</text:span><text:span text:style-name="T196">5</text:span><text:span text:style-name="T176">. </text:span><text:span text:style-name="T196">PDCA ( Plan / Do / Check / Action )</text:span><text:bookmark-end text:name="__RefHeading__4106_105988615"/></text:h>
        </text:list-item>
      </text:list>
      <text:p text:style-name="P238"><draw:frame draw:style-name="fr2" draw:name="影像114" text:anchor-type="paragraph" svg:width="27.16cm" svg:height="9.943cm" draw:z-index="113"><draw:image xlink:href="Pictures/200000090000737300002A4624346FCD.svm" xlink:type="simple" xlink:show="embed" xlink:actuate="onLoad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><draw:frame draw:style-name="fr1" draw:name="影像115" text:anchor-type="paragraph" svg:width="26.196cm" svg:height="21.001cm" draw:z-index="114"><draw:image xlink:href="Pictures/200000090000708E00005A3B71131747.svm" xlink:type="simple" xlink:show="embed" xlink:actuate="onLoad"/></draw:frame><text:soft-page-break/></text:p>
      <text:p text:style-name="P238"><text:soft-page-break/></text:p>
      <text:p text:style-name="P239"><text:span text:style-name="T317">PDCA Project d</text:span>epartment pick.</text:p>
      <text:p text:style-name="P238"><draw:frame draw:style-name="fr2" draw:name="影像116" text:anchor-type="paragraph" svg:width="17.2cm" svg:height="14.818cm" draw:z-index="115"><draw:image xlink:href="Pictures/200000090000432F000039E254FF9841.svm" xlink:type="simple" xlink:show="embed" xlink:actuate="onLoad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40"><text:soft-page-break/>PDCA Project owner/Employee pick.</text:p>
      <text:p text:style-name="P238"/>
      <text:p text:style-name="P238"/>
      <text:p text:style-name="P238"><draw:frame draw:style-name="fr2" draw:name="影像117" text:anchor-type="paragraph" svg:width="20.004cm" svg:height="15.954cm" draw:z-index="116"><draw:image xlink:href="Pictures/2000000900004E2400003E53A227D14D.svm" xlink:type="simple" xlink:show="embed" xlink:actuate="onLoad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41"><text:soft-page-break/>PDCA KPIs tree pick</text:p>
      <text:p text:style-name="P241"/>
      <text:p text:style-name="P241"><draw:frame draw:style-name="fr2" draw:name="影像118" text:anchor-type="paragraph" svg:width="17.094cm" svg:height="16.036cm" draw:z-index="117"><draw:image xlink:href="Pictures/20000009000042C500003EA37888384B.svm" xlink:type="simple" xlink:show="embed" xlink:actuate="onLoad"/></draw:frame></text:p>
      <text:p text:style-name="P241"/>
      <text:p text:style-name="P241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><draw:frame draw:style-name="fr2" draw:name="影像119" text:anchor-type="paragraph" svg:width="27.16cm" svg:height="14.298cm" draw:z-index="118"><draw:image xlink:href="Pictures/200000090000714700003BA37AC3CB5D.svm" xlink:type="simple" xlink:show="embed" xlink:actuate="onLoad"/></draw:frame><text:soft-page-break/></text:p>
      <text:p text:style-name="P238"/>
      <text:p text:style-name="P238"/>
      <text:p text:style-name="P238"/>
      <text:p text:style-name="P238"/>
      <text:p text:style-name="P238"/>
      <text:p text:style-name="P242"><text:soft-page-break/>Audit project.</text:p>
      <text:p text:style-name="P242"><draw:frame draw:style-name="fr2" draw:name="影像120" text:anchor-type="paragraph" svg:width="27.16cm" svg:height="4.311cm" draw:z-index="119"><draw:image xlink:href="Pictures/200000090000729F000012321CF78B7D.svm" xlink:type="simple" xlink:show="embed" xlink:actuate="onLoad"/></draw:frame></text:p>
      <text:p text:style-name="P242"/>
      <text:p text:style-name="P242"><draw:frame draw:style-name="fr2" draw:name="影像121" text:anchor-type="paragraph" svg:width="17.12cm" svg:height="5.556cm" draw:z-index="120"><draw:image xlink:href="Pictures/20000009000042E0000015B5CC8F91C8.svm" xlink:type="simple" xlink:show="embed" xlink:actuate="onLoad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><draw:frame draw:style-name="fr2" draw:name="影像122" text:anchor-type="paragraph" svg:width="26.963cm" svg:height="17.888cm" draw:z-index="121"><draw:image xlink:href="Pictures/2000000900006952000045DF63B97D6E.svm" xlink:type="simple" xlink:show="embed" xlink:actuate="onLoad"/></draw:frame><text:soft-page-break/></text:p>
      <text:p text:style-name="P238"/>
      <text:p text:style-name="P238"><draw:frame draw:style-name="fr2" draw:name="影像123" text:anchor-type="paragraph" svg:width="27.16cm" svg:height="18.089cm" draw:z-index="122"><draw:image xlink:href="Pictures/2000000900006E7D000049974FDA9C7C.svm" xlink:type="simple" xlink:show="embed" xlink:actuate="onLoad"/></draw:frame><text:soft-page-break/></text:p>
      <text:p text:style-name="P243"><text:soft-page-break/>PDCA <text:s/>Report</text:p>
      <text:p text:style-name="P238"><draw:frame draw:style-name="fr2" draw:name="影像124" text:anchor-type="paragraph" svg:width="27.16cm" svg:height="7.154cm" draw:z-index="123"><draw:image xlink:href="Pictures/20000009000072EF00001E49E9EF1049.svm" xlink:type="simple" xlink:show="embed" xlink:actuate="onLoad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list xml:id="list140851661183356" text:continue-numbering="true" text:style-name="WW8Num2">
        <text:list-item>
          <text:h text:style-name="P279" text:outline-level="1"><text:bookmark-start text:name="__RefHeading__4110_105988615"/><text:soft-page-break/><text:span text:style-name="T265">16</text:span><text:span text:style-name="T264">. </text:span><text:span text:style-name="T265">Audit settings </text:span><text:span text:style-name="T267">( </text:span><text:span text:style-name="T249">if PDCA Project or 360 Project edit page cannot click “Confirm audit” button</text:span><text:span text:style-name="T267"> )</text:span><text:bookmark-end text:name="__RefHeading__4110_105988615"/></text:h>
        </text:list-item>
      </text:list>
      <text:p text:style-name="P244"><text:span text:style-name="T265">P</text:span><text:span text:style-name="T263">lease use “05 – BPMN Resource role” to management. </text:span><text:span text:style-name="T266">Add an task audit for an user Role.</text:span></text:p>
      <text:p text:style-name="P246">The default account has permission to audit. Later new added account, please set audit permission by self (<text:span text:style-name="T133">admin</text:span> can do it).</text:p>
      <text:p text:style-name="P244"><text:span text:style-name="T263"/></text:p>
      <table:table table:name="表格8" table:style-name="表格8">
        <table:table-column table:style-name="表格8.A" table:number-columns-repeated="3"/>
        <table:table-row>
          <table:table-cell table:style-name="表格8.A1" table:number-columns-spanned="3" office:value-type="string">
            <text:p text:style-name="P250">360 Degree feedback <text:s/>project audit process.</text:p>
          </table:table-cell>
          <table:covered-table-cell/>
          <table:covered-table-cell/>
        </table:table-row>
        <table:table-row>
          <table:table-cell table:style-name="表格8.A2" office:value-type="string">
            <text:p text:style-name="P256">Resource ID</text:p>
          </table:table-cell>
          <table:table-cell table:style-name="表格8.A2" office:value-type="string">
            <text:p text:style-name="P252"><text:span text:style-name="T321">Task icon</text:span></text:p>
          </table:table-cell>
          <table:table-cell table:style-name="表格8.C2" office:value-type="string">
            <text:p text:style-name="P250">Task name</text:p>
          </table:table-cell>
        </table:table-row>
        <table:table-row>
          <table:table-cell table:style-name="表格8.A2" office:value-type="string">
            <text:p text:style-name="P259"><text:span text:style-name="T320">DFProjectPublishProcess</text:span> </text:p>
          </table:table-cell>
          <table:table-cell table:style-name="表格8.A2" office:value-type="string">
            <text:p text:style-name="Table_20_Contents"><draw:frame draw:style-name="fr2" draw:name="影像125" text:anchor-type="paragraph" svg:width="3.016cm" svg:height="2.013cm" draw:z-index="124"><draw:image xlink:href="Pictures/2000000900000BC9000007DC9140C50C.svm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table-cell table:style-name="表格8.C2" office:value-type="string">
            <text:p text:style-name="P249">To apply</text:p>
          </table:table-cell>
        </table:table-row>
        <table:table-row>
          <table:table-cell table:style-name="表格8.A2" office:value-type="string">
            <text:p text:style-name="P260"><text:span text:style-name="T320">DFProjectPublishProcess</text:span> </text:p>
          </table:table-cell>
          <table:table-cell table:style-name="表格8.A2" office:value-type="string">
            <text:p text:style-name="Table_20_Contents"><draw:frame draw:style-name="fr2" draw:name="影像126" text:anchor-type="paragraph" svg:width="2.939cm" svg:height="1.931cm" draw:z-index="125"><draw:image xlink:href="Pictures/2000000900000B7A0000078C4D75F64A.svm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table-cell table:style-name="表格8.C2" office:value-type="string">
            <text:p text:style-name="P249">HR Manager Approval</text:p>
          </table:table-cell>
        </table:table-row>
      </table:table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45"><text:soft-page-break/><text:span text:style-name="T263"/></text:p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251"><text:span text:style-name="T322">PDCA </text:span>project audit process.</text:p>
          </table:table-cell>
          <table:covered-table-cell/>
          <table:covered-table-cell/>
        </table:table-row>
        <table:table-row>
          <table:table-cell table:style-name="表格9.A2" office:value-type="string">
            <text:p text:style-name="P257">Resource ID</text:p>
          </table:table-cell>
          <table:table-cell table:style-name="表格9.A2" office:value-type="string">
            <text:p text:style-name="P253"><text:span text:style-name="T321">Task icon</text:span></text:p>
          </table:table-cell>
          <table:table-cell table:style-name="表格9.C2" office:value-type="string">
            <text:p text:style-name="P251">Task name</text:p>
          </table:table-cell>
        </table:table-row>
        <table:table-row table:style-name="表格9.3">
          <table:table-cell table:style-name="表格9.A2" office:value-type="string">
            <text:p text:style-name="P258">PDCAProjectProcess</text:p>
          </table:table-cell>
          <table:table-cell table:style-name="表格9.A2" office:value-type="string">
            <text:p text:style-name="P254"><draw:frame draw:style-name="fr2" draw:name="影像127" text:anchor-type="paragraph" svg:width="2.833cm" svg:height="1.536cm" draw:z-index="126"><draw:image xlink:href="Pictures/2000000900000B100000060055826778.svm" xlink:type="simple" xlink:show="embed" xlink:actuate="onLoad"/></draw:frame></text:p>
            <text:p text:style-name="P254"/>
            <text:p text:style-name="P254"/>
          </table:table-cell>
          <table:table-cell table:style-name="表格9.C2" office:value-type="string">
            <text:p text:style-name="P255">Plan</text:p>
          </table:table-cell>
        </table:table-row>
        <table:table-row>
          <table:table-cell table:style-name="表格9.A2" office:value-type="string">
            <text:p text:style-name="P258">PDCAProjectProcess</text:p>
          </table:table-cell>
          <table:table-cell table:style-name="表格9.A2" office:value-type="string">
            <text:p text:style-name="P254"><draw:frame draw:style-name="fr2" draw:name="影像128" text:anchor-type="paragraph" svg:width="2.833cm" svg:height="1.508cm" draw:z-index="128"><draw:image xlink:href="Pictures/2000000900000B10000005E502642B5F.svm" xlink:type="simple" xlink:show="embed" xlink:actuate="onLoad"/></draw:frame></text:p>
            <text:p text:style-name="P254"/>
            <text:p text:style-name="P254"/>
          </table:table-cell>
          <table:table-cell table:style-name="表格9.C2" office:value-type="string">
            <text:p text:style-name="P255">Do</text:p>
          </table:table-cell>
        </table:table-row>
        <table:table-row>
          <table:table-cell table:style-name="表格9.A2" office:value-type="string">
            <text:p text:style-name="P258">PDCAProjectProcess</text:p>
          </table:table-cell>
          <table:table-cell table:style-name="表格9.A2" office:value-type="string">
            <text:p text:style-name="P254"><draw:frame draw:style-name="fr3" draw:name="影像129" text:anchor-type="paragraph" svg:x="3.14cm" svg:y="0.058cm" svg:width="2.833cm" svg:height="1.508cm" draw:z-index="127"><draw:image xlink:href="Pictures/2000000900000B10000005E54FE1C5BF.svm" xlink:type="simple" xlink:show="embed" xlink:actuate="onLoad"/></draw:frame></text:p>
            <text:p text:style-name="P254"/>
            <text:p text:style-name="P254"/>
          </table:table-cell>
          <table:table-cell table:style-name="表格9.C2" office:value-type="string">
            <text:p text:style-name="P255">Check</text:p>
          </table:table-cell>
        </table:table-row>
        <table:table-row>
          <table:table-cell table:style-name="表格9.A2" office:value-type="string">
            <text:p text:style-name="P258">PDCAProjectProcess</text:p>
          </table:table-cell>
          <table:table-cell table:style-name="表格9.A2" office:value-type="string">
            <text:p text:style-name="P254"><draw:frame draw:style-name="fr2" draw:name="影像130" text:anchor-type="paragraph" svg:width="2.833cm" svg:height="1.536cm" draw:z-index="129"><draw:image xlink:href="Pictures/2000000900000B1000000600096CC76C.svm" xlink:type="simple" xlink:show="embed" xlink:actuate="onLoad"/></draw:frame></text:p>
            <text:p text:style-name="P254"/>
            <text:p text:style-name="P254"/>
          </table:table-cell>
          <table:table-cell table:style-name="表格9.C2" office:value-type="string">
            <text:p text:style-name="P255">Action</text:p>
          </table:table-cell>
        </table:table-row>
      </table:table>
      <text:p text:style-name="P247"/>
      <text:p text:style-name="P247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yriad" svg:font-family="Myriad, Helvetica, Tahoma, Arial, clean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26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6-04-25T14:08:49.847000000</dc:date>
    <meta:editing-cycles>1292</meta:editing-cycles>
    <meta:editing-duration>PT18H1M13S</meta:editing-duration>
    <meta:generator>LibreOffice/4.2.6.3$Windows_x86 LibreOffice_project/3fd416d4c6db7d3204c17ce57a1d70f6e531ee21</meta:generator>
    <meta:document-statistic meta:table-count="9" meta:image-count="130" meta:object-count="0" meta:page-count="53" meta:paragraph-count="323" meta:word-count="2051" meta:character-count="13976" meta:non-whitespace-character-count="10307"/>
  </office:meta>
</office:document-meta>
</file>